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93.66pt"/>
    </style:style>
    <style:style style:name="co2" style:family="table-column">
      <style:table-column-properties fo:break-before="auto" style:column-width="38.8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5.16pt"/>
    </style:style>
    <style:style style:name="co5" style:family="table-column">
      <style:table-column-properties fo:break-before="auto" style:column-width="42.69pt"/>
    </style:style>
    <style:style style:name="co6" style:family="table-column">
      <style:table-column-properties fo:break-before="auto" style:column-width="48.84pt"/>
    </style:style>
    <style:style style:name="co7" style:family="table-column">
      <style:table-column-properties fo:break-before="auto" style:column-width="45.01pt"/>
    </style:style>
    <style:style style:name="co8" style:family="table-column">
      <style:table-column-properties fo:break-before="auto" style:column-width="58.11pt"/>
    </style:style>
    <style:style style:name="co9" style:family="table-column">
      <style:table-column-properties fo:break-before="auto" style:column-width="13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 style:data-style-name="N10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12" style:family="table-cell" style:parent-style-name="Default" style:data-style-name="N10">
      <style:table-cell-properties style:text-align-source="fix" style:repeat-content="fals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 style:data-style-name="N10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Roles" table:style-name="ta1">
        <table:table-column table:style-name="co1" table:default-cell-style-name="ce13"/>
        <table:table-column table:style-name="co2" table:number-columns-repeated="2" table:default-cell-style-name="ce13"/>
        <table:table-column table:style-name="co3" table:default-cell-style-name="ce13"/>
        <table:table-column table:style-name="co4" table:default-cell-style-name="ce13"/>
        <table:table-column table:style-name="co2" table:number-columns-repeated="2" table:default-cell-style-name="ce13"/>
        <table:table-column table:style-name="co3" table:default-cell-style-name="ce13"/>
        <table:table-column table:style-name="co4" table:default-cell-style-name="ce13"/>
        <table:table-column table:style-name="co2" table:number-columns-repeated="2" table:default-cell-style-name="ce13"/>
        <table:table-column table:style-name="co3" table:default-cell-style-name="ce13"/>
        <table:table-column table:style-name="co5" table:default-cell-style-name="ce13"/>
        <table:table-column table:style-name="co3" table:number-columns-repeated="1011" table:default-cell-style-name="ce13"/>
        <table:table-row table:style-name="ro1">
          <table:table-cell table:style-name="ce7" office:value-type="string" calcext:value-type="string">
            <text:p>Support</text:p>
          </table:table-cell>
          <table:table-cell table:style-name="ce7" office:value-type="string" calcext:value-type="string">
            <text:p>GPM</text:p>
          </table:table-cell>
          <table:table-cell table:style-name="ce7" office:value-type="string" calcext:value-type="string">
            <text:p>XPM</text:p>
          </table:table-cell>
          <table:table-cell/>
          <table:table-cell table:style-name="ce7" office:value-type="string" calcext:value-type="string">
            <text:p>Carry</text:p>
          </table:table-cell>
          <table:table-cell table:style-name="ce7" office:value-type="string" calcext:value-type="string">
            <text:p>GPM</text:p>
          </table:table-cell>
          <table:table-cell table:style-name="ce7" office:value-type="string" calcext:value-type="string">
            <text:p>XPM</text:p>
          </table:table-cell>
          <table:table-cell table:style-name="ce7"/>
          <table:table-cell table:style-name="ce7" office:value-type="string" calcext:value-type="string">
            <text:p>All</text:p>
          </table:table-cell>
          <table:table-cell table:style-name="ce7" office:value-type="string" calcext:value-type="string">
            <text:p>GPM</text:p>
          </table:table-cell>
          <table:table-cell table:style-name="ce7" office:value-type="string" calcext:value-type="string">
            <text:p>XPM</text:p>
          </table:table-cell>
          <table:table-cell table:style-name="ce7"/>
          <table:table-cell table:style-name="ce7" office:value-type="string" calcext:value-type="string">
            <text:p><text:a xlink:href="https://www.dotabuff.com/heroes/economy" xlink:type="simple">Source</text:a></text:p>
          </table:table-cell>
          <table:table-cell table:style-name="ce7" table:number-columns-repeated="1010"/>
          <table:table-cell/>
        </table:table-row>
        <table:table-row table:style-name="ro1">
          <table:table-cell office:value-type="string" calcext:value-type="string">
            <text:p>Abaddon</text:p>
          </table:table-cell>
          <table:table-cell office:value-type="float" office:value="381.25" calcext:value-type="float">
            <text:p>381.25</text:p>
          </table:table-cell>
          <table:table-cell office:value-type="float" office:value="544.59" calcext:value-type="float">
            <text:p>544.59</text:p>
          </table:table-cell>
          <table:table-cell/>
          <table:table-cell office:value-type="string" calcext:value-type="string">
            <text:p>Abaddon</text:p>
          </table:table-cell>
          <table:table-cell office:value-type="float" office:value="381.25" calcext:value-type="float">
            <text:p>381.25</text:p>
          </table:table-cell>
          <table:table-cell office:value-type="float" office:value="544.59" calcext:value-type="float">
            <text:p>544.59</text:p>
          </table:table-cell>
          <table:table-cell/>
          <table:table-cell office:value-type="string" calcext:value-type="string">
            <text:p>Abaddon</text:p>
          </table:table-cell>
          <table:table-cell office:value-type="float" office:value="381.25" calcext:value-type="float">
            <text:p>381.25</text:p>
          </table:table-cell>
          <table:table-cell office:value-type="float" office:value="544.59" calcext:value-type="float">
            <text:p>544.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hemist</text:p>
          </table:table-cell>
          <table:table-cell office:value-type="float" office:value="719.14" calcext:value-type="float">
            <text:p>719.14</text:p>
          </table:table-cell>
          <table:table-cell office:value-type="float" office:value="607.82" calcext:value-type="float">
            <text:p>607.82</text:p>
          </table:table-cell>
          <table:table-cell/>
          <table:table-cell office:value-type="string" calcext:value-type="string">
            <text:p>Alchemist</text:p>
          </table:table-cell>
          <table:table-cell office:value-type="float" office:value="719.14" calcext:value-type="float">
            <text:p>719.14</text:p>
          </table:table-cell>
          <table:table-cell office:value-type="float" office:value="607.82" calcext:value-type="float">
            <text:p>607.82</text:p>
          </table:table-cell>
          <table:table-cell/>
          <table:table-cell office:value-type="string" calcext:value-type="string">
            <text:p>Alchemist</text:p>
          </table:table-cell>
          <table:table-cell office:value-type="float" office:value="719.14" calcext:value-type="float">
            <text:p>719.14</text:p>
          </table:table-cell>
          <table:table-cell office:value-type="float" office:value="607.82" calcext:value-type="float">
            <text:p>607.8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cient Apparition</text:p>
          </table:table-cell>
          <table:table-cell office:value-type="float" office:value="342.68" calcext:value-type="float">
            <text:p>342.68</text:p>
          </table:table-cell>
          <table:table-cell office:value-type="float" office:value="435.16" calcext:value-type="float">
            <text:p>435.16</text:p>
          </table:table-cell>
          <table:table-cell/>
          <table:table-cell office:value-type="string" calcext:value-type="string">
            <text:p>Anti-Mage</text:p>
          </table:table-cell>
          <table:table-cell office:value-type="float" office:value="609.38" calcext:value-type="float">
            <text:p>609.38</text:p>
          </table:table-cell>
          <table:table-cell office:value-type="float" office:value="666.81" calcext:value-type="float">
            <text:p>666.81</text:p>
          </table:table-cell>
          <table:table-cell/>
          <table:table-cell office:value-type="string" calcext:value-type="string">
            <text:p>Ancient Apparition</text:p>
          </table:table-cell>
          <table:table-cell office:value-type="float" office:value="342.68" calcext:value-type="float">
            <text:p>342.68</text:p>
          </table:table-cell>
          <table:table-cell office:value-type="float" office:value="435.16" calcext:value-type="float">
            <text:p>435.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ne</text:p>
          </table:table-cell>
          <table:table-cell office:value-type="float" office:value="274.89" calcext:value-type="float">
            <text:p>274.89</text:p>
          </table:table-cell>
          <table:table-cell office:value-type="float" office:value="433.02" calcext:value-type="float">
            <text:p>433.02</text:p>
          </table:table-cell>
          <table:table-cell/>
          <table:table-cell office:value-type="string" calcext:value-type="string">
            <text:p>Arc Warden</text:p>
          </table:table-cell>
          <table:table-cell office:value-type="float" office:value="590.33" calcext:value-type="float">
            <text:p>590.33</text:p>
          </table:table-cell>
          <table:table-cell office:value-type="float" office:value="595.35" calcext:value-type="float">
            <text:p>595.35</text:p>
          </table:table-cell>
          <table:table-cell/>
          <table:table-cell office:value-type="string" calcext:value-type="string">
            <text:p>Anti-Mage</text:p>
          </table:table-cell>
          <table:table-cell office:value-type="float" office:value="609.38" calcext:value-type="float">
            <text:p>609.38</text:p>
          </table:table-cell>
          <table:table-cell office:value-type="float" office:value="666.81" calcext:value-type="float">
            <text:p>666.8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en</text:p>
          </table:table-cell>
          <table:table-cell office:value-type="float" office:value="273.62" calcext:value-type="float">
            <text:p>273.62</text:p>
          </table:table-cell>
          <table:table-cell office:value-type="float" office:value="393.84" calcext:value-type="float">
            <text:p>393.84</text:p>
          </table:table-cell>
          <table:table-cell/>
          <table:table-cell office:value-type="string" calcext:value-type="string">
            <text:p>Bloodseeker</text:p>
          </table:table-cell>
          <table:table-cell office:value-type="float" office:value="470.78" calcext:value-type="float">
            <text:p>470.78</text:p>
          </table:table-cell>
          <table:table-cell office:value-type="float" office:value="581.66" calcext:value-type="float">
            <text:p>581.66</text:p>
          </table:table-cell>
          <table:table-cell/>
          <table:table-cell office:value-type="string" calcext:value-type="string">
            <text:p>Arc Warden</text:p>
          </table:table-cell>
          <table:table-cell office:value-type="float" office:value="590.33" calcext:value-type="float">
            <text:p>590.33</text:p>
          </table:table-cell>
          <table:table-cell office:value-type="float" office:value="595.35" calcext:value-type="float">
            <text:p>595.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rystal Maiden</text:p>
          </table:table-cell>
          <table:table-cell office:value-type="float" office:value="333.54" calcext:value-type="float">
            <text:p>333.54</text:p>
          </table:table-cell>
          <table:table-cell office:value-type="float" office:value="425.4" calcext:value-type="float">
            <text:p>425.4</text:p>
          </table:table-cell>
          <table:table-cell/>
          <table:table-cell office:value-type="string" calcext:value-type="string">
            <text:p>Brewmaster</text:p>
          </table:table-cell>
          <table:table-cell office:value-type="float" office:value="413.61" calcext:value-type="float">
            <text:p>413.61</text:p>
          </table:table-cell>
          <table:table-cell office:value-type="float" office:value="537.11" calcext:value-type="float">
            <text:p>537.11</text:p>
          </table:table-cell>
          <table:table-cell/>
          <table:table-cell office:value-type="string" calcext:value-type="string">
            <text:p>Axe</text:p>
          </table:table-cell>
          <table:table-cell office:value-type="float" office:value="415.62" calcext:value-type="float">
            <text:p>415.62</text:p>
          </table:table-cell>
          <table:table-cell office:value-type="float" office:value="537.96" calcext:value-type="float">
            <text:p>537.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ark Willow</text:p>
          </table:table-cell>
          <table:table-cell office:value-type="float" office:value="323.15" calcext:value-type="float">
            <text:p>323.15</text:p>
          </table:table-cell>
          <table:table-cell office:value-type="float" office:value="434.18" calcext:value-type="float">
            <text:p>434.18</text:p>
          </table:table-cell>
          <table:table-cell/>
          <table:table-cell office:value-type="string" calcext:value-type="string">
            <text:p>Bristleback</text:p>
          </table:table-cell>
          <table:table-cell office:value-type="float" office:value="427.82" calcext:value-type="float">
            <text:p>427.82</text:p>
          </table:table-cell>
          <table:table-cell office:value-type="float" office:value="550.02" calcext:value-type="float">
            <text:p>550.02</text:p>
          </table:table-cell>
          <table:table-cell/>
          <table:table-cell office:value-type="string" calcext:value-type="string">
            <text:p>Bane</text:p>
          </table:table-cell>
          <table:table-cell office:value-type="float" office:value="274.89" calcext:value-type="float">
            <text:p>274.89</text:p>
          </table:table-cell>
          <table:table-cell office:value-type="float" office:value="433.02" calcext:value-type="float">
            <text:p>433.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azzle</text:p>
          </table:table-cell>
          <table:table-cell office:value-type="float" office:value="338.47" calcext:value-type="float">
            <text:p>338.47</text:p>
          </table:table-cell>
          <table:table-cell office:value-type="float" office:value="442.74" calcext:value-type="float">
            <text:p>442.74</text:p>
          </table:table-cell>
          <table:table-cell/>
          <table:table-cell office:value-type="string" calcext:value-type="string">
            <text:p>Broodmother</text:p>
          </table:table-cell>
          <table:table-cell office:value-type="float" office:value="456.41" calcext:value-type="float">
            <text:p>456.41</text:p>
          </table:table-cell>
          <table:table-cell office:value-type="float" office:value="569.8" calcext:value-type="float">
            <text:p>569.8</text:p>
          </table:table-cell>
          <table:table-cell/>
          <table:table-cell office:value-type="string" calcext:value-type="string">
            <text:p>Batrider</text:p>
          </table:table-cell>
          <table:table-cell office:value-type="float" office:value="341.1" calcext:value-type="float">
            <text:p>341.1</text:p>
          </table:table-cell>
          <table:table-cell office:value-type="float" office:value="465.38" calcext:value-type="float">
            <text:p>465.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sruptor</text:p>
          </table:table-cell>
          <table:table-cell office:value-type="float" office:value="308.94" calcext:value-type="float">
            <text:p>308.94</text:p>
          </table:table-cell>
          <table:table-cell office:value-type="float" office:value="423.4" calcext:value-type="float">
            <text:p>423.4</text:p>
          </table:table-cell>
          <table:table-cell/>
          <table:table-cell office:value-type="string" calcext:value-type="string">
            <text:p>Chaos Knight</text:p>
          </table:table-cell>
          <table:table-cell office:value-type="float" office:value="461.41" calcext:value-type="float">
            <text:p>461.41</text:p>
          </table:table-cell>
          <table:table-cell office:value-type="float" office:value="561.27" calcext:value-type="float">
            <text:p>561.27</text:p>
          </table:table-cell>
          <table:table-cell/>
          <table:table-cell office:value-type="string" calcext:value-type="string">
            <text:p>Beastmaster</text:p>
          </table:table-cell>
          <table:table-cell office:value-type="float" office:value="419.29" calcext:value-type="float">
            <text:p>419.29</text:p>
          </table:table-cell>
          <table:table-cell office:value-type="float" office:value="567.15" calcext:value-type="float">
            <text:p>567.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rthshaker</text:p>
          </table:table-cell>
          <table:table-cell office:value-type="float" office:value="353.79" calcext:value-type="float">
            <text:p>353.79</text:p>
          </table:table-cell>
          <table:table-cell office:value-type="float" office:value="487.63" calcext:value-type="float">
            <text:p>487.63</text:p>
          </table:table-cell>
          <table:table-cell/>
          <table:table-cell office:value-type="string" calcext:value-type="string">
            <text:p>Clinkz</text:p>
          </table:table-cell>
          <table:table-cell office:value-type="float" office:value="432.86" calcext:value-type="float">
            <text:p>432.86</text:p>
          </table:table-cell>
          <table:table-cell office:value-type="float" office:value="547.86" calcext:value-type="float">
            <text:p>547.86</text:p>
          </table:table-cell>
          <table:table-cell/>
          <table:table-cell office:value-type="string" calcext:value-type="string">
            <text:p>Bloodseeker</text:p>
          </table:table-cell>
          <table:table-cell office:value-type="float" office:value="470.78" calcext:value-type="float">
            <text:p>470.78</text:p>
          </table:table-cell>
          <table:table-cell office:value-type="float" office:value="581.66" calcext:value-type="float">
            <text:p>581.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nchantress</text:p>
          </table:table-cell>
          <table:table-cell office:value-type="float" office:value="368.35" calcext:value-type="float">
            <text:p>368.35</text:p>
          </table:table-cell>
          <table:table-cell office:value-type="float" office:value="506.3" calcext:value-type="float">
            <text:p>506.3</text:p>
          </table:table-cell>
          <table:table-cell/>
          <table:table-cell office:value-type="string" calcext:value-type="string">
            <text:p>Death Prophet</text:p>
          </table:table-cell>
          <table:table-cell office:value-type="float" office:value="410.96" calcext:value-type="float">
            <text:p>410.96</text:p>
          </table:table-cell>
          <table:table-cell office:value-type="float" office:value="526.69" calcext:value-type="float">
            <text:p>526.69</text:p>
          </table:table-cell>
          <table:table-cell/>
          <table:table-cell office:value-type="string" calcext:value-type="string">
            <text:p>Bounty Hunter</text:p>
          </table:table-cell>
          <table:table-cell office:value-type="float" office:value="467.54" calcext:value-type="float">
            <text:p>467.54</text:p>
          </table:table-cell>
          <table:table-cell office:value-type="float" office:value="531.26" calcext:value-type="float">
            <text:p>531.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rimstroke</text:p>
          </table:table-cell>
          <table:table-cell office:value-type="float" office:value="375.65" calcext:value-type="float">
            <text:p>375.65</text:p>
          </table:table-cell>
          <table:table-cell office:value-type="float" office:value="452.07" calcext:value-type="float">
            <text:p>452.07</text:p>
          </table:table-cell>
          <table:table-cell/>
          <table:table-cell office:value-type="string" calcext:value-type="string">
            <text:p>Doom</text:p>
          </table:table-cell>
          <table:table-cell office:value-type="float" office:value="471.13" calcext:value-type="float">
            <text:p>471.13</text:p>
          </table:table-cell>
          <table:table-cell office:value-type="float" office:value="527.46" calcext:value-type="float">
            <text:p>527.46</text:p>
          </table:table-cell>
          <table:table-cell/>
          <table:table-cell office:value-type="string" calcext:value-type="string">
            <text:p>Brewmaster</text:p>
          </table:table-cell>
          <table:table-cell office:value-type="float" office:value="413.61" calcext:value-type="float">
            <text:p>413.61</text:p>
          </table:table-cell>
          <table:table-cell office:value-type="float" office:value="537.11" calcext:value-type="float">
            <text:p>537.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</text:p>
          </table:table-cell>
          <table:table-cell office:value-type="float" office:value="264.47" calcext:value-type="float">
            <text:p>264.47</text:p>
          </table:table-cell>
          <table:table-cell office:value-type="float" office:value="409.74" calcext:value-type="float">
            <text:p>409.74</text:p>
          </table:table-cell>
          <table:table-cell/>
          <table:table-cell office:value-type="string" calcext:value-type="string">
            <text:p>Dragon Knight</text:p>
          </table:table-cell>
          <table:table-cell office:value-type="float" office:value="439.56" calcext:value-type="float">
            <text:p>439.56</text:p>
          </table:table-cell>
          <table:table-cell office:value-type="float" office:value="546.74" calcext:value-type="float">
            <text:p>546.74</text:p>
          </table:table-cell>
          <table:table-cell/>
          <table:table-cell office:value-type="string" calcext:value-type="string">
            <text:p>Bristleback</text:p>
          </table:table-cell>
          <table:table-cell office:value-type="float" office:value="427.82" calcext:value-type="float">
            <text:p>427.82</text:p>
          </table:table-cell>
          <table:table-cell office:value-type="float" office:value="550.02" calcext:value-type="float">
            <text:p>550.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akiro</text:p>
          </table:table-cell>
          <table:table-cell office:value-type="float" office:value="343.27" calcext:value-type="float">
            <text:p>343.27</text:p>
          </table:table-cell>
          <table:table-cell office:value-type="float" office:value="478.69" calcext:value-type="float">
            <text:p>478.69</text:p>
          </table:table-cell>
          <table:table-cell/>
          <table:table-cell office:value-type="string" calcext:value-type="string">
            <text:p>Drow Ranger</text:p>
          </table:table-cell>
          <table:table-cell office:value-type="float" office:value="501.35" calcext:value-type="float">
            <text:p>501.35</text:p>
          </table:table-cell>
          <table:table-cell office:value-type="float" office:value="600.26" calcext:value-type="float">
            <text:p>600.26</text:p>
          </table:table-cell>
          <table:table-cell/>
          <table:table-cell office:value-type="string" calcext:value-type="string">
            <text:p>Broodmother</text:p>
          </table:table-cell>
          <table:table-cell office:value-type="float" office:value="456.41" calcext:value-type="float">
            <text:p>456.41</text:p>
          </table:table-cell>
          <table:table-cell office:value-type="float" office:value="569.8" calcext:value-type="float">
            <text:p>569.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eeper of the Light</text:p>
          </table:table-cell>
          <table:table-cell office:value-type="float" office:value="336.86" calcext:value-type="float">
            <text:p>336.86</text:p>
          </table:table-cell>
          <table:table-cell office:value-type="float" office:value="450.35" calcext:value-type="float">
            <text:p>450.35</text:p>
          </table:table-cell>
          <table:table-cell/>
          <table:table-cell office:value-type="string" calcext:value-type="string">
            <text:p>Ember Spirit</text:p>
          </table:table-cell>
          <table:table-cell office:value-type="float" office:value="498.39" calcext:value-type="float">
            <text:p>498.39</text:p>
          </table:table-cell>
          <table:table-cell office:value-type="float" office:value="610.95" calcext:value-type="float">
            <text:p>610.95</text:p>
          </table:table-cell>
          <table:table-cell/>
          <table:table-cell office:value-type="string" calcext:value-type="string">
            <text:p>Centaur Warrunner</text:p>
          </table:table-cell>
          <table:table-cell office:value-type="float" office:value="400.62" calcext:value-type="float">
            <text:p>400.62</text:p>
          </table:table-cell>
          <table:table-cell office:value-type="float" office:value="505.32" calcext:value-type="float">
            <text:p>505.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unkka</text:p>
          </table:table-cell>
          <table:table-cell office:value-type="float" office:value="493.68" calcext:value-type="float">
            <text:p>493.68</text:p>
          </table:table-cell>
          <table:table-cell office:value-type="float" office:value="589.77" calcext:value-type="float">
            <text:p>589.77</text:p>
          </table:table-cell>
          <table:table-cell/>
          <table:table-cell office:value-type="string" calcext:value-type="string">
            <text:p>Faceless Void</text:p>
          </table:table-cell>
          <table:table-cell office:value-type="float" office:value="500.5" calcext:value-type="float">
            <text:p>500.5</text:p>
          </table:table-cell>
          <table:table-cell office:value-type="float" office:value="599.43" calcext:value-type="float">
            <text:p>599.43</text:p>
          </table:table-cell>
          <table:table-cell/>
          <table:table-cell office:value-type="string" calcext:value-type="string">
            <text:p>Chaos Knight</text:p>
          </table:table-cell>
          <table:table-cell office:value-type="float" office:value="461.41" calcext:value-type="float">
            <text:p>461.41</text:p>
          </table:table-cell>
          <table:table-cell office:value-type="float" office:value="561.27" calcext:value-type="float">
            <text:p>561.2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eshrac</text:p>
          </table:table-cell>
          <table:table-cell office:value-type="float" office:value="404.1" calcext:value-type="float">
            <text:p>404.1</text:p>
          </table:table-cell>
          <table:table-cell office:value-type="float" office:value="495.43" calcext:value-type="float">
            <text:p>495.43</text:p>
          </table:table-cell>
          <table:table-cell/>
          <table:table-cell office:value-type="string" calcext:value-type="string">
            <text:p>Gyrocopter</text:p>
          </table:table-cell>
          <table:table-cell office:value-type="float" office:value="453.83" calcext:value-type="float">
            <text:p>453.83</text:p>
          </table:table-cell>
          <table:table-cell office:value-type="float" office:value="540.57" calcext:value-type="float">
            <text:p>540.57</text:p>
          </table:table-cell>
          <table:table-cell/>
          <table:table-cell office:value-type="string" calcext:value-type="string">
            <text:p>Chen</text:p>
          </table:table-cell>
          <table:table-cell office:value-type="float" office:value="273.62" calcext:value-type="float">
            <text:p>273.62</text:p>
          </table:table-cell>
          <table:table-cell office:value-type="float" office:value="393.84" calcext:value-type="float">
            <text:p>393.8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ch</text:p>
          </table:table-cell>
          <table:table-cell office:value-type="float" office:value="304.26" calcext:value-type="float">
            <text:p>304.26</text:p>
          </table:table-cell>
          <table:table-cell office:value-type="float" office:value="422.25" calcext:value-type="float">
            <text:p>422.25</text:p>
          </table:table-cell>
          <table:table-cell/>
          <table:table-cell office:value-type="string" calcext:value-type="string">
            <text:p>Huskar</text:p>
          </table:table-cell>
          <table:table-cell office:value-type="float" office:value="446.6" calcext:value-type="float">
            <text:p>446.6</text:p>
          </table:table-cell>
          <table:table-cell office:value-type="float" office:value="552.5" calcext:value-type="float">
            <text:p>552.5</text:p>
          </table:table-cell>
          <table:table-cell/>
          <table:table-cell office:value-type="string" calcext:value-type="string">
            <text:p>Clinkz</text:p>
          </table:table-cell>
          <table:table-cell office:value-type="float" office:value="432.86" calcext:value-type="float">
            <text:p>432.86</text:p>
          </table:table-cell>
          <table:table-cell office:value-type="float" office:value="547.86" calcext:value-type="float">
            <text:p>547.8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na</text:p>
          </table:table-cell>
          <table:table-cell office:value-type="float" office:value="445.02" calcext:value-type="float">
            <text:p>445.02</text:p>
          </table:table-cell>
          <table:table-cell office:value-type="float" office:value="547.39" calcext:value-type="float">
            <text:p>547.39</text:p>
          </table:table-cell>
          <table:table-cell/>
          <table:table-cell office:value-type="string" calcext:value-type="string">
            <text:p>Invoker</text:p>
          </table:table-cell>
          <table:table-cell office:value-type="float" office:value="467.92" calcext:value-type="float">
            <text:p>467.92</text:p>
          </table:table-cell>
          <table:table-cell office:value-type="float" office:value="584.33" calcext:value-type="float">
            <text:p>584.33</text:p>
          </table:table-cell>
          <table:table-cell/>
          <table:table-cell office:value-type="string" calcext:value-type="string">
            <text:p>Clockwerk</text:p>
          </table:table-cell>
          <table:table-cell office:value-type="float" office:value="343.89" calcext:value-type="float">
            <text:p>343.89</text:p>
          </table:table-cell>
          <table:table-cell office:value-type="float" office:value="472.6" calcext:value-type="float">
            <text:p>472.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on</text:p>
          </table:table-cell>
          <table:table-cell office:value-type="float" office:value="332.45" calcext:value-type="float">
            <text:p>332.45</text:p>
          </table:table-cell>
          <table:table-cell office:value-type="float" office:value="460.58" calcext:value-type="float">
            <text:p>460.58</text:p>
          </table:table-cell>
          <table:table-cell/>
          <table:table-cell office:value-type="string" calcext:value-type="string">
            <text:p>Juggernaut</text:p>
          </table:table-cell>
          <table:table-cell office:value-type="float" office:value="561.63" calcext:value-type="float">
            <text:p>561.63</text:p>
          </table:table-cell>
          <table:table-cell office:value-type="float" office:value="637.47" calcext:value-type="float">
            <text:p>637.47</text:p>
          </table:table-cell>
          <table:table-cell/>
          <table:table-cell office:value-type="string" calcext:value-type="string">
            <text:p>Crystal Maiden</text:p>
          </table:table-cell>
          <table:table-cell office:value-type="float" office:value="333.54" calcext:value-type="float">
            <text:p>333.54</text:p>
          </table:table-cell>
          <table:table-cell office:value-type="float" office:value="425.4" calcext:value-type="float">
            <text:p>425.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rana</text:p>
          </table:table-cell>
          <table:table-cell office:value-type="float" office:value="409.57" calcext:value-type="float">
            <text:p>409.57</text:p>
          </table:table-cell>
          <table:table-cell office:value-type="float" office:value="508.2" calcext:value-type="float">
            <text:p>508.2</text:p>
          </table:table-cell>
          <table:table-cell/>
          <table:table-cell office:value-type="string" calcext:value-type="string">
            <text:p>Kunkka</text:p>
          </table:table-cell>
          <table:table-cell office:value-type="float" office:value="493.68" calcext:value-type="float">
            <text:p>493.68</text:p>
          </table:table-cell>
          <table:table-cell office:value-type="float" office:value="589.77" calcext:value-type="float">
            <text:p>589.77</text:p>
          </table:table-cell>
          <table:table-cell/>
          <table:table-cell office:value-type="string" calcext:value-type="string">
            <text:p>Dark Seer</text:p>
          </table:table-cell>
          <table:table-cell office:value-type="float" office:value="388.63" calcext:value-type="float">
            <text:p>388.63</text:p>
          </table:table-cell>
          <table:table-cell office:value-type="float" office:value="484.94" calcext:value-type="float">
            <text:p>484.9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ga Siren</text:p>
          </table:table-cell>
          <table:table-cell office:value-type="float" office:value="514.84" calcext:value-type="float">
            <text:p>514.84</text:p>
          </table:table-cell>
          <table:table-cell office:value-type="float" office:value="572.55" calcext:value-type="float">
            <text:p>572.55</text:p>
          </table:table-cell>
          <table:table-cell/>
          <table:table-cell office:value-type="string" calcext:value-type="string">
            <text:p>Legion Commander</text:p>
          </table:table-cell>
          <table:table-cell office:value-type="float" office:value="430.07" calcext:value-type="float">
            <text:p>430.07</text:p>
          </table:table-cell>
          <table:table-cell office:value-type="float" office:value="582.33" calcext:value-type="float">
            <text:p>582.33</text:p>
          </table:table-cell>
          <table:table-cell/>
          <table:table-cell office:value-type="string" calcext:value-type="string">
            <text:p>Dark Willow</text:p>
          </table:table-cell>
          <table:table-cell office:value-type="float" office:value="323.15" calcext:value-type="float">
            <text:p>323.15</text:p>
          </table:table-cell>
          <table:table-cell office:value-type="float" office:value="434.18" calcext:value-type="float">
            <text:p>434.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gre Magi</text:p>
          </table:table-cell>
          <table:table-cell office:value-type="float" office:value="362.07" calcext:value-type="float">
            <text:p>362.07</text:p>
          </table:table-cell>
          <table:table-cell office:value-type="float" office:value="448.89" calcext:value-type="float">
            <text:p>448.89</text:p>
          </table:table-cell>
          <table:table-cell/>
          <table:table-cell office:value-type="string" calcext:value-type="string">
            <text:p>Leshrac</text:p>
          </table:table-cell>
          <table:table-cell office:value-type="float" office:value="404.1" calcext:value-type="float">
            <text:p>404.1</text:p>
          </table:table-cell>
          <table:table-cell office:value-type="float" office:value="495.43" calcext:value-type="float">
            <text:p>495.43</text:p>
          </table:table-cell>
          <table:table-cell/>
          <table:table-cell office:value-type="string" calcext:value-type="string">
            <text:p>Dazzle</text:p>
          </table:table-cell>
          <table:table-cell office:value-type="float" office:value="338.47" calcext:value-type="float">
            <text:p>338.47</text:p>
          </table:table-cell>
          <table:table-cell office:value-type="float" office:value="442.74" calcext:value-type="float">
            <text:p>442.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mniknight</text:p>
          </table:table-cell>
          <table:table-cell office:value-type="float" office:value="350.03" calcext:value-type="float">
            <text:p>350.03</text:p>
          </table:table-cell>
          <table:table-cell office:value-type="float" office:value="454.55" calcext:value-type="float">
            <text:p>454.55</text:p>
          </table:table-cell>
          <table:table-cell/>
          <table:table-cell office:value-type="string" calcext:value-type="string">
            <text:p>Lifestealer</text:p>
          </table:table-cell>
          <table:table-cell office:value-type="float" office:value="452.78" calcext:value-type="float">
            <text:p>452.78</text:p>
          </table:table-cell>
          <table:table-cell office:value-type="float" office:value="567.24" calcext:value-type="float">
            <text:p>567.24</text:p>
          </table:table-cell>
          <table:table-cell/>
          <table:table-cell office:value-type="string" calcext:value-type="string">
            <text:p>Death Prophet</text:p>
          </table:table-cell>
          <table:table-cell office:value-type="float" office:value="410.96" calcext:value-type="float">
            <text:p>410.96</text:p>
          </table:table-cell>
          <table:table-cell office:value-type="float" office:value="526.69" calcext:value-type="float">
            <text:p>526.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racle</text:p>
          </table:table-cell>
          <table:table-cell office:value-type="float" office:value="314.78" calcext:value-type="float">
            <text:p>314.78</text:p>
          </table:table-cell>
          <table:table-cell office:value-type="float" office:value="455.07" calcext:value-type="float">
            <text:p>455.07</text:p>
          </table:table-cell>
          <table:table-cell/>
          <table:table-cell office:value-type="string" calcext:value-type="string">
            <text:p>Lina</text:p>
          </table:table-cell>
          <table:table-cell office:value-type="float" office:value="445.02" calcext:value-type="float">
            <text:p>445.02</text:p>
          </table:table-cell>
          <table:table-cell office:value-type="float" office:value="547.39" calcext:value-type="float">
            <text:p>547.39</text:p>
          </table:table-cell>
          <table:table-cell/>
          <table:table-cell office:value-type="string" calcext:value-type="string">
            <text:p>Disruptor</text:p>
          </table:table-cell>
          <table:table-cell office:value-type="float" office:value="308.94" calcext:value-type="float">
            <text:p>308.94</text:p>
          </table:table-cell>
          <table:table-cell office:value-type="float" office:value="423.4" calcext:value-type="float">
            <text:p>423.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hoenix</text:p>
          </table:table-cell>
          <table:table-cell office:value-type="float" office:value="394.26" calcext:value-type="float">
            <text:p>394.26</text:p>
          </table:table-cell>
          <table:table-cell office:value-type="float" office:value="497.1" calcext:value-type="float">
            <text:p>497.1</text:p>
          </table:table-cell>
          <table:table-cell/>
          <table:table-cell office:value-type="string" calcext:value-type="string">
            <text:p>Lone Druid</text:p>
          </table:table-cell>
          <table:table-cell office:value-type="float" office:value="452.07" calcext:value-type="float">
            <text:p>452.07</text:p>
          </table:table-cell>
          <table:table-cell office:value-type="float" office:value="508.45" calcext:value-type="float">
            <text:p>508.45</text:p>
          </table:table-cell>
          <table:table-cell/>
          <table:table-cell office:value-type="string" calcext:value-type="string">
            <text:p>Doom</text:p>
          </table:table-cell>
          <table:table-cell office:value-type="float" office:value="471.13" calcext:value-type="float">
            <text:p>471.13</text:p>
          </table:table-cell>
          <table:table-cell office:value-type="float" office:value="527.46" calcext:value-type="float">
            <text:p>527.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bick</text:p>
          </table:table-cell>
          <table:table-cell office:value-type="float" office:value="334.07" calcext:value-type="float">
            <text:p>334.07</text:p>
          </table:table-cell>
          <table:table-cell office:value-type="float" office:value="450.58" calcext:value-type="float">
            <text:p>450.58</text:p>
          </table:table-cell>
          <table:table-cell/>
          <table:table-cell office:value-type="string" calcext:value-type="string">
            <text:p>Luna</text:p>
          </table:table-cell>
          <table:table-cell office:value-type="float" office:value="528.88" calcext:value-type="float">
            <text:p>528.88</text:p>
          </table:table-cell>
          <table:table-cell office:value-type="float" office:value="603.99" calcext:value-type="float">
            <text:p>603.99</text:p>
          </table:table-cell>
          <table:table-cell/>
          <table:table-cell office:value-type="string" calcext:value-type="string">
            <text:p>Dragon Knight</text:p>
          </table:table-cell>
          <table:table-cell office:value-type="float" office:value="439.56" calcext:value-type="float">
            <text:p>439.56</text:p>
          </table:table-cell>
          <table:table-cell office:value-type="float" office:value="546.74" calcext:value-type="float">
            <text:p>546.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nd King</text:p>
          </table:table-cell>
          <table:table-cell office:value-type="float" office:value="377.35" calcext:value-type="float">
            <text:p>377.35</text:p>
          </table:table-cell>
          <table:table-cell office:value-type="float" office:value="505.84" calcext:value-type="float">
            <text:p>505.84</text:p>
          </table:table-cell>
          <table:table-cell/>
          <table:table-cell office:value-type="string" calcext:value-type="string">
            <text:p>Lycan</text:p>
          </table:table-cell>
          <table:table-cell office:value-type="float" office:value="431.76" calcext:value-type="float">
            <text:p>431.76</text:p>
          </table:table-cell>
          <table:table-cell office:value-type="float" office:value="497.73" calcext:value-type="float">
            <text:p>497.73</text:p>
          </table:table-cell>
          <table:table-cell/>
          <table:table-cell office:value-type="string" calcext:value-type="string">
            <text:p>Drow Ranger</text:p>
          </table:table-cell>
          <table:table-cell office:value-type="float" office:value="501.35" calcext:value-type="float">
            <text:p>501.35</text:p>
          </table:table-cell>
          <table:table-cell office:value-type="float" office:value="600.26" calcext:value-type="float">
            <text:p>600.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hadow Demon</text:p>
          </table:table-cell>
          <table:table-cell office:value-type="float" office:value="307.87" calcext:value-type="float">
            <text:p>307.87</text:p>
          </table:table-cell>
          <table:table-cell office:value-type="float" office:value="461.33" calcext:value-type="float">
            <text:p>461.33</text:p>
          </table:table-cell>
          <table:table-cell/>
          <table:table-cell office:value-type="string" calcext:value-type="string">
            <text:p>Medusa</text:p>
          </table:table-cell>
          <table:table-cell office:value-type="float" office:value="567.79" calcext:value-type="float">
            <text:p>567.79</text:p>
          </table:table-cell>
          <table:table-cell office:value-type="float" office:value="634.36" calcext:value-type="float">
            <text:p>634.36</text:p>
          </table:table-cell>
          <table:table-cell/>
          <table:table-cell office:value-type="string" calcext:value-type="string">
            <text:p>Earth Spirit</text:p>
          </table:table-cell>
          <table:table-cell office:value-type="float" office:value="331.95" calcext:value-type="float">
            <text:p>331.95</text:p>
          </table:table-cell>
          <table:table-cell office:value-type="float" office:value="448.02" calcext:value-type="float">
            <text:p>448.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hadow Shaman</text:p>
          </table:table-cell>
          <table:table-cell office:value-type="float" office:value="328.21" calcext:value-type="float">
            <text:p>328.21</text:p>
          </table:table-cell>
          <table:table-cell office:value-type="float" office:value="431.91" calcext:value-type="float">
            <text:p>431.91</text:p>
          </table:table-cell>
          <table:table-cell/>
          <table:table-cell office:value-type="string" calcext:value-type="string">
            <text:p>Meepo</text:p>
          </table:table-cell>
          <table:table-cell office:value-type="float" office:value="568.2" calcext:value-type="float">
            <text:p>568.2</text:p>
          </table:table-cell>
          <table:table-cell office:value-type="float" office:value="656.6" calcext:value-type="float">
            <text:p>656.6</text:p>
          </table:table-cell>
          <table:table-cell/>
          <table:table-cell office:value-type="string" calcext:value-type="string">
            <text:p>Earthshaker</text:p>
          </table:table-cell>
          <table:table-cell office:value-type="float" office:value="353.79" calcext:value-type="float">
            <text:p>353.79</text:p>
          </table:table-cell>
          <table:table-cell office:value-type="float" office:value="487.63" calcext:value-type="float">
            <text:p>487.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lencer</text:p>
          </table:table-cell>
          <table:table-cell office:value-type="float" office:value="358.16" calcext:value-type="float">
            <text:p>358.16</text:p>
          </table:table-cell>
          <table:table-cell office:value-type="float" office:value="453.77" calcext:value-type="float">
            <text:p>453.77</text:p>
          </table:table-cell>
          <table:table-cell/>
          <table:table-cell office:value-type="string" calcext:value-type="string">
            <text:p>Mirana</text:p>
          </table:table-cell>
          <table:table-cell office:value-type="float" office:value="409.57" calcext:value-type="float">
            <text:p>409.57</text:p>
          </table:table-cell>
          <table:table-cell office:value-type="float" office:value="508.2" calcext:value-type="float">
            <text:p>508.2</text:p>
          </table:table-cell>
          <table:table-cell/>
          <table:table-cell office:value-type="string" calcext:value-type="string">
            <text:p>Elder Titan</text:p>
          </table:table-cell>
          <table:table-cell office:value-type="float" office:value="325.42" calcext:value-type="float">
            <text:p>325.42</text:p>
          </table:table-cell>
          <table:table-cell office:value-type="float" office:value="466.7" calcext:value-type="float">
            <text:p>466.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kywrath Mage</text:p>
          </table:table-cell>
          <table:table-cell office:value-type="float" office:value="376.91" calcext:value-type="float">
            <text:p>376.91</text:p>
          </table:table-cell>
          <table:table-cell office:value-type="float" office:value="512.29" calcext:value-type="float">
            <text:p>512.29</text:p>
          </table:table-cell>
          <table:table-cell/>
          <table:table-cell office:value-type="string" calcext:value-type="string">
            <text:p>Monkey King</text:p>
          </table:table-cell>
          <table:table-cell office:value-type="float" office:value="456.1" calcext:value-type="float">
            <text:p>456.1</text:p>
          </table:table-cell>
          <table:table-cell office:value-type="float" office:value="554.67" calcext:value-type="float">
            <text:p>554.67</text:p>
          </table:table-cell>
          <table:table-cell/>
          <table:table-cell office:value-type="string" calcext:value-type="string">
            <text:p>Ember Spirit</text:p>
          </table:table-cell>
          <table:table-cell office:value-type="float" office:value="498.39" calcext:value-type="float">
            <text:p>498.39</text:p>
          </table:table-cell>
          <table:table-cell office:value-type="float" office:value="610.95" calcext:value-type="float">
            <text:p>610.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eant Protector</text:p>
          </table:table-cell>
          <table:table-cell office:value-type="float" office:value="291.91" calcext:value-type="float">
            <text:p>291.91</text:p>
          </table:table-cell>
          <table:table-cell office:value-type="float" office:value="413.02" calcext:value-type="float">
            <text:p>413.02</text:p>
          </table:table-cell>
          <table:table-cell/>
          <table:table-cell office:value-type="string" calcext:value-type="string">
            <text:p>Morphling</text:p>
          </table:table-cell>
          <table:table-cell office:value-type="float" office:value="518.26" calcext:value-type="float">
            <text:p>518.26</text:p>
          </table:table-cell>
          <table:table-cell office:value-type="float" office:value="611.79" calcext:value-type="float">
            <text:p>611.79</text:p>
          </table:table-cell>
          <table:table-cell/>
          <table:table-cell office:value-type="string" calcext:value-type="string">
            <text:p>Enchantress</text:p>
          </table:table-cell>
          <table:table-cell office:value-type="float" office:value="368.35" calcext:value-type="float">
            <text:p>368.35</text:p>
          </table:table-cell>
          <table:table-cell office:value-type="float" office:value="506.3" calcext:value-type="float">
            <text:p>506.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derlord</text:p>
          </table:table-cell>
          <table:table-cell office:value-type="float" office:value="414.03" calcext:value-type="float">
            <text:p>414.03</text:p>
          </table:table-cell>
          <table:table-cell office:value-type="float" office:value="510.78" calcext:value-type="float">
            <text:p>510.78</text:p>
          </table:table-cell>
          <table:table-cell/>
          <table:table-cell office:value-type="string" calcext:value-type="string">
            <text:p>Naga Siren</text:p>
          </table:table-cell>
          <table:table-cell office:value-type="float" office:value="514.84" calcext:value-type="float">
            <text:p>514.84</text:p>
          </table:table-cell>
          <table:table-cell office:value-type="float" office:value="572.55" calcext:value-type="float">
            <text:p>572.55</text:p>
          </table:table-cell>
          <table:table-cell/>
          <table:table-cell office:value-type="string" calcext:value-type="string">
            <text:p>Enigma</text:p>
          </table:table-cell>
          <table:table-cell office:value-type="float" office:value="429.35" calcext:value-type="float">
            <text:p>429.35</text:p>
          </table:table-cell>
          <table:table-cell office:value-type="float" office:value="494.17" calcext:value-type="float">
            <text:p>494.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dying</text:p>
          </table:table-cell>
          <table:table-cell office:value-type="float" office:value="324.92" calcext:value-type="float">
            <text:p>324.92</text:p>
          </table:table-cell>
          <table:table-cell office:value-type="float" office:value="437.14" calcext:value-type="float">
            <text:p>437.14</text:p>
          </table:table-cell>
          <table:table-cell/>
          <table:table-cell office:value-type="string" calcext:value-type="string">
            <text:p>Nature's Prophet</text:p>
          </table:table-cell>
          <table:table-cell office:value-type="float" office:value="538.09" calcext:value-type="float">
            <text:p>538.09</text:p>
          </table:table-cell>
          <table:table-cell office:value-type="float" office:value="506.59" calcext:value-type="float">
            <text:p>506.59</text:p>
          </table:table-cell>
          <table:table-cell/>
          <table:table-cell office:value-type="string" calcext:value-type="string">
            <text:p>Faceless Void</text:p>
          </table:table-cell>
          <table:table-cell office:value-type="float" office:value="500.5" calcext:value-type="float">
            <text:p>500.5</text:p>
          </table:table-cell>
          <table:table-cell office:value-type="float" office:value="599.43" calcext:value-type="float">
            <text:p>599.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ngeful Spirit</text:p>
          </table:table-cell>
          <table:table-cell office:value-type="float" office:value="331" calcext:value-type="float">
            <text:p>331</text:p>
          </table:table-cell>
          <table:table-cell office:value-type="float" office:value="443.72" calcext:value-type="float">
            <text:p>443.72</text:p>
          </table:table-cell>
          <table:table-cell/>
          <table:table-cell office:value-type="string" calcext:value-type="string">
            <text:p>Necrophos</text:p>
          </table:table-cell>
          <table:table-cell office:value-type="float" office:value="416.85" calcext:value-type="float">
            <text:p>416.85</text:p>
          </table:table-cell>
          <table:table-cell office:value-type="float" office:value="529.41" calcext:value-type="float">
            <text:p>529.41</text:p>
          </table:table-cell>
          <table:table-cell/>
          <table:table-cell office:value-type="string" calcext:value-type="string">
            <text:p>Grimstroke</text:p>
          </table:table-cell>
          <table:table-cell office:value-type="float" office:value="375.65" calcext:value-type="float">
            <text:p>375.65</text:p>
          </table:table-cell>
          <table:table-cell office:value-type="float" office:value="452.07" calcext:value-type="float">
            <text:p>452.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nomancer</text:p>
          </table:table-cell>
          <table:table-cell office:value-type="float" office:value="416.35" calcext:value-type="float">
            <text:p>416.35</text:p>
          </table:table-cell>
          <table:table-cell office:value-type="float" office:value="465.46" calcext:value-type="float">
            <text:p>465.46</text:p>
          </table:table-cell>
          <table:table-cell/>
          <table:table-cell office:value-type="string" calcext:value-type="string">
            <text:p>Night Stalker</text:p>
          </table:table-cell>
          <table:table-cell office:value-type="float" office:value="392.38" calcext:value-type="float">
            <text:p>392.38</text:p>
          </table:table-cell>
          <table:table-cell office:value-type="float" office:value="520.84" calcext:value-type="float">
            <text:p>520.84</text:p>
          </table:table-cell>
          <table:table-cell/>
          <table:table-cell office:value-type="string" calcext:value-type="string">
            <text:p>Gyrocopter</text:p>
          </table:table-cell>
          <table:table-cell office:value-type="float" office:value="453.83" calcext:value-type="float">
            <text:p>453.83</text:p>
          </table:table-cell>
          <table:table-cell office:value-type="float" office:value="540.57" calcext:value-type="float">
            <text:p>540.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sage</text:p>
          </table:table-cell>
          <table:table-cell office:value-type="float" office:value="426.91" calcext:value-type="float">
            <text:p>426.91</text:p>
          </table:table-cell>
          <table:table-cell office:value-type="float" office:value="544.51" calcext:value-type="float">
            <text:p>544.51</text:p>
          </table:table-cell>
          <table:table-cell/>
          <table:table-cell office:value-type="string" calcext:value-type="string">
            <text:p>Outworld Devourer</text:p>
          </table:table-cell>
          <table:table-cell office:value-type="float" office:value="476.29" calcext:value-type="float">
            <text:p>476.29</text:p>
          </table:table-cell>
          <table:table-cell office:value-type="float" office:value="585.42" calcext:value-type="float">
            <text:p>585.42</text:p>
          </table:table-cell>
          <table:table-cell/>
          <table:table-cell office:value-type="string" calcext:value-type="string">
            <text:p>Huskar</text:p>
          </table:table-cell>
          <table:table-cell office:value-type="float" office:value="446.6" calcext:value-type="float">
            <text:p>446.6</text:p>
          </table:table-cell>
          <table:table-cell office:value-type="float" office:value="552.5" calcext:value-type="float">
            <text:p>552.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arlock</text:p>
          </table:table-cell>
          <table:table-cell office:value-type="float" office:value="330.83" calcext:value-type="float">
            <text:p>330.83</text:p>
          </table:table-cell>
          <table:table-cell office:value-type="float" office:value="450.26" calcext:value-type="float">
            <text:p>450.26</text:p>
          </table:table-cell>
          <table:table-cell/>
          <table:table-cell office:value-type="string" calcext:value-type="string">
            <text:p>Pangolier</text:p>
          </table:table-cell>
          <table:table-cell office:value-type="float" office:value="448.12" calcext:value-type="float">
            <text:p>448.12</text:p>
          </table:table-cell>
          <table:table-cell office:value-type="float" office:value="560.44" calcext:value-type="float">
            <text:p>560.44</text:p>
          </table:table-cell>
          <table:table-cell/>
          <table:table-cell office:value-type="string" calcext:value-type="string">
            <text:p>Invoker</text:p>
          </table:table-cell>
          <table:table-cell office:value-type="float" office:value="467.92" calcext:value-type="float">
            <text:p>467.92</text:p>
          </table:table-cell>
          <table:table-cell office:value-type="float" office:value="584.33" calcext:value-type="float">
            <text:p>584.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indranger</text:p>
          </table:table-cell>
          <table:table-cell office:value-type="float" office:value="422.53" calcext:value-type="float">
            <text:p>422.53</text:p>
          </table:table-cell>
          <table:table-cell office:value-type="float" office:value="543.15" calcext:value-type="float">
            <text:p>543.15</text:p>
          </table:table-cell>
          <table:table-cell/>
          <table:table-cell office:value-type="string" calcext:value-type="string">
            <text:p>Phantom Assassin</text:p>
          </table:table-cell>
          <table:table-cell office:value-type="float" office:value="518.14" calcext:value-type="float">
            <text:p>518.14</text:p>
          </table:table-cell>
          <table:table-cell office:value-type="float" office:value="616.17" calcext:value-type="float">
            <text:p>616.17</text:p>
          </table:table-cell>
          <table:table-cell/>
          <table:table-cell office:value-type="string" calcext:value-type="string">
            <text:p>Io</text:p>
          </table:table-cell>
          <table:table-cell office:value-type="float" office:value="264.47" calcext:value-type="float">
            <text:p>264.47</text:p>
          </table:table-cell>
          <table:table-cell office:value-type="float" office:value="409.74" calcext:value-type="float">
            <text:p>409.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inter Wyvern</text:p>
          </table:table-cell>
          <table:table-cell office:value-type="float" office:value="350.89" calcext:value-type="float">
            <text:p>350.89</text:p>
          </table:table-cell>
          <table:table-cell office:value-type="float" office:value="443.02" calcext:value-type="float">
            <text:p>443.02</text:p>
          </table:table-cell>
          <table:table-cell/>
          <table:table-cell office:value-type="string" calcext:value-type="string">
            <text:p>Phantom Lancer</text:p>
          </table:table-cell>
          <table:table-cell office:value-type="float" office:value="471.93" calcext:value-type="float">
            <text:p>471.93</text:p>
          </table:table-cell>
          <table:table-cell office:value-type="float" office:value="566.26" calcext:value-type="float">
            <text:p>566.26</text:p>
          </table:table-cell>
          <table:table-cell/>
          <table:table-cell office:value-type="string" calcext:value-type="string">
            <text:p>Jakiro</text:p>
          </table:table-cell>
          <table:table-cell office:value-type="float" office:value="343.27" calcext:value-type="float">
            <text:p>343.27</text:p>
          </table:table-cell>
          <table:table-cell office:value-type="float" office:value="478.69" calcext:value-type="float">
            <text:p>478.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itch Doctor</text:p>
          </table:table-cell>
          <table:table-cell office:value-type="float" office:value="328.48" calcext:value-type="float">
            <text:p>328.48</text:p>
          </table:table-cell>
          <table:table-cell office:value-type="float" office:value="424.16" calcext:value-type="float">
            <text:p>424.16</text:p>
          </table:table-cell>
          <table:table-cell/>
          <table:table-cell office:value-type="string" calcext:value-type="string">
            <text:p>Queen of Pain</text:p>
          </table:table-cell>
          <table:table-cell office:value-type="float" office:value="455.24" calcext:value-type="float">
            <text:p>455.24</text:p>
          </table:table-cell>
          <table:table-cell office:value-type="float" office:value="574.09" calcext:value-type="float">
            <text:p>574.09</text:p>
          </table:table-cell>
          <table:table-cell/>
          <table:table-cell office:value-type="string" calcext:value-type="string">
            <text:p>Juggernaut</text:p>
          </table:table-cell>
          <table:table-cell office:value-type="float" office:value="561.63" calcext:value-type="float">
            <text:p>561.63</text:p>
          </table:table-cell>
          <table:table-cell office:value-type="float" office:value="637.47" calcext:value-type="float">
            <text:p>637.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raith King</text:p>
          </table:table-cell>
          <table:table-cell office:value-type="float" office:value="454.23" calcext:value-type="float">
            <text:p>454.23</text:p>
          </table:table-cell>
          <table:table-cell office:value-type="float" office:value="549.14" calcext:value-type="float">
            <text:p>549.14</text:p>
          </table:table-cell>
          <table:table-cell/>
          <table:table-cell office:value-type="string" calcext:value-type="string">
            <text:p>Razor</text:p>
          </table:table-cell>
          <table:table-cell office:value-type="float" office:value="463.02" calcext:value-type="float">
            <text:p>463.02</text:p>
          </table:table-cell>
          <table:table-cell office:value-type="float" office:value="556.36" calcext:value-type="float">
            <text:p>556.36</text:p>
          </table:table-cell>
          <table:table-cell/>
          <table:table-cell office:value-type="string" calcext:value-type="string">
            <text:p>Keeper of the Light</text:p>
          </table:table-cell>
          <table:table-cell office:value-type="float" office:value="336.86" calcext:value-type="float">
            <text:p>336.86</text:p>
          </table:table-cell>
          <table:table-cell office:value-type="float" office:value="450.35" calcext:value-type="float">
            <text:p>450.35</text:p>
          </table:table-cell>
          <table:table-cell table:number-columns-repeated="1013"/>
        </table:table-row>
        <table:table-row table:style-name="ro1">
          <table:table-cell table:style-name="ce14" office:value-type="string" calcext:value-type="string">
            <text:p>Median</text:p>
          </table:table-cell>
          <table:table-cell table:style-name="ce14" table:formula="of:=MEDIAN([.B2:.B44])" office:value-type="float" office:value="350.03" calcext:value-type="float">
            <text:p>350.03</text:p>
          </table:table-cell>
          <table:table-cell table:style-name="ce14" table:formula="of:=MEDIAN([.C2:.C44])" office:value-type="float" office:value="454.55" calcext:value-type="float">
            <text:p>454.55</text:p>
          </table:table-cell>
          <table:table-cell/>
          <table:table-cell office:value-type="string" calcext:value-type="string">
            <text:p>Riki</text:p>
          </table:table-cell>
          <table:table-cell office:value-type="float" office:value="377.34" calcext:value-type="float">
            <text:p>377.34</text:p>
          </table:table-cell>
          <table:table-cell office:value-type="float" office:value="536.26" calcext:value-type="float">
            <text:p>536.26</text:p>
          </table:table-cell>
          <table:table-cell/>
          <table:table-cell office:value-type="string" calcext:value-type="string">
            <text:p>Kunkka</text:p>
          </table:table-cell>
          <table:table-cell office:value-type="float" office:value="493.68" calcext:value-type="float">
            <text:p>493.68</text:p>
          </table:table-cell>
          <table:table-cell office:value-type="float" office:value="589.77" calcext:value-type="float">
            <text:p>589.77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Shadow Fiend</text:p>
          </table:table-cell>
          <table:table-cell office:value-type="float" office:value="529.78" calcext:value-type="float">
            <text:p>529.78</text:p>
          </table:table-cell>
          <table:table-cell office:value-type="float" office:value="624.62" calcext:value-type="float">
            <text:p>624.62</text:p>
          </table:table-cell>
          <table:table-cell/>
          <table:table-cell office:value-type="string" calcext:value-type="string">
            <text:p>Legion Commander</text:p>
          </table:table-cell>
          <table:table-cell office:value-type="float" office:value="430.07" calcext:value-type="float">
            <text:p>430.07</text:p>
          </table:table-cell>
          <table:table-cell office:value-type="float" office:value="582.33" calcext:value-type="float">
            <text:p>582.3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Silencer</text:p>
          </table:table-cell>
          <table:table-cell office:value-type="float" office:value="358.16" calcext:value-type="float">
            <text:p>358.16</text:p>
          </table:table-cell>
          <table:table-cell office:value-type="float" office:value="453.77" calcext:value-type="float">
            <text:p>453.77</text:p>
          </table:table-cell>
          <table:table-cell/>
          <table:table-cell office:value-type="string" calcext:value-type="string">
            <text:p>Leshrac</text:p>
          </table:table-cell>
          <table:table-cell office:value-type="float" office:value="404.1" calcext:value-type="float">
            <text:p>404.1</text:p>
          </table:table-cell>
          <table:table-cell office:value-type="float" office:value="495.43" calcext:value-type="float">
            <text:p>495.4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Slardar</text:p>
          </table:table-cell>
          <table:table-cell office:value-type="float" office:value="377.27" calcext:value-type="float">
            <text:p>377.27</text:p>
          </table:table-cell>
          <table:table-cell office:value-type="float" office:value="505.35" calcext:value-type="float">
            <text:p>505.35</text:p>
          </table:table-cell>
          <table:table-cell/>
          <table:table-cell office:value-type="string" calcext:value-type="string">
            <text:p>Lich</text:p>
          </table:table-cell>
          <table:table-cell office:value-type="float" office:value="304.26" calcext:value-type="float">
            <text:p>304.26</text:p>
          </table:table-cell>
          <table:table-cell office:value-type="float" office:value="422.25" calcext:value-type="float">
            <text:p>422.2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Slark</text:p>
          </table:table-cell>
          <table:table-cell office:value-type="float" office:value="486.3" calcext:value-type="float">
            <text:p>486.3</text:p>
          </table:table-cell>
          <table:table-cell office:value-type="float" office:value="611.21" calcext:value-type="float">
            <text:p>611.21</text:p>
          </table:table-cell>
          <table:table-cell/>
          <table:table-cell office:value-type="string" calcext:value-type="string">
            <text:p>Lifestealer</text:p>
          </table:table-cell>
          <table:table-cell office:value-type="float" office:value="452.78" calcext:value-type="float">
            <text:p>452.78</text:p>
          </table:table-cell>
          <table:table-cell office:value-type="float" office:value="567.24" calcext:value-type="float">
            <text:p>567.24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Sniper</text:p>
          </table:table-cell>
          <table:table-cell office:value-type="float" office:value="489.4" calcext:value-type="float">
            <text:p>489.4</text:p>
          </table:table-cell>
          <table:table-cell office:value-type="float" office:value="564.25" calcext:value-type="float">
            <text:p>564.25</text:p>
          </table:table-cell>
          <table:table-cell/>
          <table:table-cell office:value-type="string" calcext:value-type="string">
            <text:p>Lina</text:p>
          </table:table-cell>
          <table:table-cell office:value-type="float" office:value="445.02" calcext:value-type="float">
            <text:p>445.02</text:p>
          </table:table-cell>
          <table:table-cell office:value-type="float" office:value="547.39" calcext:value-type="float">
            <text:p>547.39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Spectre</text:p>
          </table:table-cell>
          <table:table-cell office:value-type="float" office:value="470.3" calcext:value-type="float">
            <text:p>470.3</text:p>
          </table:table-cell>
          <table:table-cell office:value-type="float" office:value="581.94" calcext:value-type="float">
            <text:p>581.94</text:p>
          </table:table-cell>
          <table:table-cell/>
          <table:table-cell office:value-type="string" calcext:value-type="string">
            <text:p>Lion</text:p>
          </table:table-cell>
          <table:table-cell office:value-type="float" office:value="332.45" calcext:value-type="float">
            <text:p>332.45</text:p>
          </table:table-cell>
          <table:table-cell office:value-type="float" office:value="460.58" calcext:value-type="float">
            <text:p>460.58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Spirit Breaker</text:p>
          </table:table-cell>
          <table:table-cell office:value-type="float" office:value="336.35" calcext:value-type="float">
            <text:p>336.35</text:p>
          </table:table-cell>
          <table:table-cell office:value-type="float" office:value="478.27" calcext:value-type="float">
            <text:p>478.27</text:p>
          </table:table-cell>
          <table:table-cell/>
          <table:table-cell office:value-type="string" calcext:value-type="string">
            <text:p>Lone Druid</text:p>
          </table:table-cell>
          <table:table-cell office:value-type="float" office:value="452.07" calcext:value-type="float">
            <text:p>452.07</text:p>
          </table:table-cell>
          <table:table-cell office:value-type="float" office:value="508.45" calcext:value-type="float">
            <text:p>508.4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Storm Spirit</text:p>
          </table:table-cell>
          <table:table-cell office:value-type="float" office:value="474.56" calcext:value-type="float">
            <text:p>474.56</text:p>
          </table:table-cell>
          <table:table-cell office:value-type="float" office:value="603.63" calcext:value-type="float">
            <text:p>603.63</text:p>
          </table:table-cell>
          <table:table-cell/>
          <table:table-cell office:value-type="string" calcext:value-type="string">
            <text:p>Luna</text:p>
          </table:table-cell>
          <table:table-cell office:value-type="float" office:value="528.88" calcext:value-type="float">
            <text:p>528.88</text:p>
          </table:table-cell>
          <table:table-cell office:value-type="float" office:value="603.99" calcext:value-type="float">
            <text:p>603.99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Sven</text:p>
          </table:table-cell>
          <table:table-cell office:value-type="float" office:value="480" calcext:value-type="float">
            <text:p>480</text:p>
          </table:table-cell>
          <table:table-cell office:value-type="float" office:value="572.93" calcext:value-type="float">
            <text:p>572.93</text:p>
          </table:table-cell>
          <table:table-cell/>
          <table:table-cell office:value-type="string" calcext:value-type="string">
            <text:p>Lycan</text:p>
          </table:table-cell>
          <table:table-cell office:value-type="float" office:value="431.76" calcext:value-type="float">
            <text:p>431.76</text:p>
          </table:table-cell>
          <table:table-cell office:value-type="float" office:value="497.73" calcext:value-type="float">
            <text:p>497.73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Templar Assassin</text:p>
          </table:table-cell>
          <table:table-cell office:value-type="float" office:value="490.04" calcext:value-type="float">
            <text:p>490.04</text:p>
          </table:table-cell>
          <table:table-cell office:value-type="float" office:value="602.55" calcext:value-type="float">
            <text:p>602.55</text:p>
          </table:table-cell>
          <table:table-cell/>
          <table:table-cell office:value-type="string" calcext:value-type="string">
            <text:p>Magnus</text:p>
          </table:table-cell>
          <table:table-cell office:value-type="float" office:value="362.36" calcext:value-type="float">
            <text:p>362.36</text:p>
          </table:table-cell>
          <table:table-cell office:value-type="float" office:value="500.01" calcext:value-type="float">
            <text:p>500.01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Terrorblade</text:p>
          </table:table-cell>
          <table:table-cell office:value-type="float" office:value="564.38" calcext:value-type="float">
            <text:p>564.38</text:p>
          </table:table-cell>
          <table:table-cell office:value-type="float" office:value="588.45" calcext:value-type="float">
            <text:p>588.45</text:p>
          </table:table-cell>
          <table:table-cell/>
          <table:table-cell office:value-type="string" calcext:value-type="string">
            <text:p>Medusa</text:p>
          </table:table-cell>
          <table:table-cell office:value-type="float" office:value="567.79" calcext:value-type="float">
            <text:p>567.79</text:p>
          </table:table-cell>
          <table:table-cell office:value-type="float" office:value="634.36" calcext:value-type="float">
            <text:p>634.36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Tinker</text:p>
          </table:table-cell>
          <table:table-cell office:value-type="float" office:value="494.35" calcext:value-type="float">
            <text:p>494.35</text:p>
          </table:table-cell>
          <table:table-cell office:value-type="float" office:value="610.07" calcext:value-type="float">
            <text:p>610.07</text:p>
          </table:table-cell>
          <table:table-cell/>
          <table:table-cell office:value-type="string" calcext:value-type="string">
            <text:p>Meepo</text:p>
          </table:table-cell>
          <table:table-cell office:value-type="float" office:value="568.2" calcext:value-type="float">
            <text:p>568.2</text:p>
          </table:table-cell>
          <table:table-cell office:value-type="float" office:value="656.6" calcext:value-type="float">
            <text:p>656.6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Tiny</text:p>
          </table:table-cell>
          <table:table-cell office:value-type="float" office:value="421.82" calcext:value-type="float">
            <text:p>421.82</text:p>
          </table:table-cell>
          <table:table-cell office:value-type="float" office:value="539.11" calcext:value-type="float">
            <text:p>539.11</text:p>
          </table:table-cell>
          <table:table-cell/>
          <table:table-cell office:value-type="string" calcext:value-type="string">
            <text:p>Mirana</text:p>
          </table:table-cell>
          <table:table-cell office:value-type="float" office:value="409.57" calcext:value-type="float">
            <text:p>409.57</text:p>
          </table:table-cell>
          <table:table-cell office:value-type="float" office:value="508.2" calcext:value-type="float">
            <text:p>508.2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Troll Warlord</text:p>
          </table:table-cell>
          <table:table-cell office:value-type="float" office:value="489.78" calcext:value-type="float">
            <text:p>489.78</text:p>
          </table:table-cell>
          <table:table-cell office:value-type="float" office:value="595.65" calcext:value-type="float">
            <text:p>595.65</text:p>
          </table:table-cell>
          <table:table-cell/>
          <table:table-cell office:value-type="string" calcext:value-type="string">
            <text:p>Monkey King</text:p>
          </table:table-cell>
          <table:table-cell office:value-type="float" office:value="456.1" calcext:value-type="float">
            <text:p>456.1</text:p>
          </table:table-cell>
          <table:table-cell office:value-type="float" office:value="554.67" calcext:value-type="float">
            <text:p>554.67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Ursa</text:p>
          </table:table-cell>
          <table:table-cell office:value-type="float" office:value="446.13" calcext:value-type="float">
            <text:p>446.13</text:p>
          </table:table-cell>
          <table:table-cell office:value-type="float" office:value="577.61" calcext:value-type="float">
            <text:p>577.61</text:p>
          </table:table-cell>
          <table:table-cell/>
          <table:table-cell office:value-type="string" calcext:value-type="string">
            <text:p>Morphling</text:p>
          </table:table-cell>
          <table:table-cell office:value-type="float" office:value="518.26" calcext:value-type="float">
            <text:p>518.26</text:p>
          </table:table-cell>
          <table:table-cell office:value-type="float" office:value="611.79" calcext:value-type="float">
            <text:p>611.79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Viper</text:p>
          </table:table-cell>
          <table:table-cell office:value-type="float" office:value="447.3" calcext:value-type="float">
            <text:p>447.3</text:p>
          </table:table-cell>
          <table:table-cell office:value-type="float" office:value="556.66" calcext:value-type="float">
            <text:p>556.66</text:p>
          </table:table-cell>
          <table:table-cell/>
          <table:table-cell office:value-type="string" calcext:value-type="string">
            <text:p>Naga Siren</text:p>
          </table:table-cell>
          <table:table-cell office:value-type="float" office:value="514.84" calcext:value-type="float">
            <text:p>514.84</text:p>
          </table:table-cell>
          <table:table-cell office:value-type="float" office:value="572.55" calcext:value-type="float">
            <text:p>572.55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Weaver</text:p>
          </table:table-cell>
          <table:table-cell office:value-type="float" office:value="445" calcext:value-type="float">
            <text:p>445</text:p>
          </table:table-cell>
          <table:table-cell office:value-type="float" office:value="631.1" calcext:value-type="float">
            <text:p>631.1</text:p>
          </table:table-cell>
          <table:table-cell/>
          <table:table-cell office:value-type="string" calcext:value-type="string">
            <text:p>Nature's Prophet</text:p>
          </table:table-cell>
          <table:table-cell office:value-type="float" office:value="538.09" calcext:value-type="float">
            <text:p>538.09</text:p>
          </table:table-cell>
          <table:table-cell office:value-type="float" office:value="506.59" calcext:value-type="float">
            <text:p>506.59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Windranger</text:p>
          </table:table-cell>
          <table:table-cell office:value-type="float" office:value="422.53" calcext:value-type="float">
            <text:p>422.53</text:p>
          </table:table-cell>
          <table:table-cell office:value-type="float" office:value="543.15" calcext:value-type="float">
            <text:p>543.15</text:p>
          </table:table-cell>
          <table:table-cell/>
          <table:table-cell office:value-type="string" calcext:value-type="string">
            <text:p>Necrophos</text:p>
          </table:table-cell>
          <table:table-cell office:value-type="float" office:value="416.85" calcext:value-type="float">
            <text:p>416.85</text:p>
          </table:table-cell>
          <table:table-cell office:value-type="float" office:value="529.41" calcext:value-type="float">
            <text:p>529.41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Wraith King</text:p>
          </table:table-cell>
          <table:table-cell office:value-type="float" office:value="454.23" calcext:value-type="float">
            <text:p>454.23</text:p>
          </table:table-cell>
          <table:table-cell office:value-type="float" office:value="549.14" calcext:value-type="float">
            <text:p>549.14</text:p>
          </table:table-cell>
          <table:table-cell/>
          <table:table-cell office:value-type="string" calcext:value-type="string">
            <text:p>Night Stalker</text:p>
          </table:table-cell>
          <table:table-cell office:value-type="float" office:value="392.38" calcext:value-type="float">
            <text:p>392.38</text:p>
          </table:table-cell>
          <table:table-cell office:value-type="float" office:value="520.84" calcext:value-type="float">
            <text:p>520.84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14" office:value-type="string" calcext:value-type="string">
            <text:p>Median</text:p>
          </table:table-cell>
          <table:table-cell table:style-name="ce14" table:formula="of:=MEDIAN([.F2:.F64])" office:value-type="float" office:value="461.41" calcext:value-type="float">
            <text:p>461.41</text:p>
          </table:table-cell>
          <table:table-cell table:style-name="ce14" table:formula="of:=MEDIAN([.G2:.G64])" office:value-type="float" office:value="567.24" calcext:value-type="float">
            <text:p>567.24</text:p>
          </table:table-cell>
          <table:table-cell/>
          <table:table-cell office:value-type="string" calcext:value-type="string">
            <text:p>Nyx Assassin</text:p>
          </table:table-cell>
          <table:table-cell office:value-type="float" office:value="350.7" calcext:value-type="float">
            <text:p>350.7</text:p>
          </table:table-cell>
          <table:table-cell office:value-type="float" office:value="480.76" calcext:value-type="float">
            <text:p>480.76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Ogre Magi</text:p>
          </table:table-cell>
          <table:table-cell office:value-type="float" office:value="362.07" calcext:value-type="float">
            <text:p>362.07</text:p>
          </table:table-cell>
          <table:table-cell office:value-type="float" office:value="448.89" calcext:value-type="float">
            <text:p>448.89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Omniknight</text:p>
          </table:table-cell>
          <table:table-cell office:value-type="float" office:value="350.03" calcext:value-type="float">
            <text:p>350.03</text:p>
          </table:table-cell>
          <table:table-cell office:value-type="float" office:value="454.55" calcext:value-type="float">
            <text:p>454.55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Oracle</text:p>
          </table:table-cell>
          <table:table-cell office:value-type="float" office:value="314.78" calcext:value-type="float">
            <text:p>314.78</text:p>
          </table:table-cell>
          <table:table-cell office:value-type="float" office:value="455.07" calcext:value-type="float">
            <text:p>455.07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Outworld Devourer</text:p>
          </table:table-cell>
          <table:table-cell office:value-type="float" office:value="476.29" calcext:value-type="float">
            <text:p>476.29</text:p>
          </table:table-cell>
          <table:table-cell office:value-type="float" office:value="585.42" calcext:value-type="float">
            <text:p>585.42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Pangolier</text:p>
          </table:table-cell>
          <table:table-cell office:value-type="float" office:value="448.12" calcext:value-type="float">
            <text:p>448.12</text:p>
          </table:table-cell>
          <table:table-cell office:value-type="float" office:value="560.44" calcext:value-type="float">
            <text:p>560.44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Phantom Assassin</text:p>
          </table:table-cell>
          <table:table-cell office:value-type="float" office:value="518.14" calcext:value-type="float">
            <text:p>518.14</text:p>
          </table:table-cell>
          <table:table-cell office:value-type="float" office:value="616.17" calcext:value-type="float">
            <text:p>616.17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Phantom Lancer</text:p>
          </table:table-cell>
          <table:table-cell office:value-type="float" office:value="471.93" calcext:value-type="float">
            <text:p>471.93</text:p>
          </table:table-cell>
          <table:table-cell office:value-type="float" office:value="566.26" calcext:value-type="float">
            <text:p>566.26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Phoenix</text:p>
          </table:table-cell>
          <table:table-cell office:value-type="float" office:value="394.26" calcext:value-type="float">
            <text:p>394.26</text:p>
          </table:table-cell>
          <table:table-cell office:value-type="float" office:value="497.1" calcext:value-type="float">
            <text:p>497.1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Puck</text:p>
          </table:table-cell>
          <table:table-cell office:value-type="float" office:value="465.71" calcext:value-type="float">
            <text:p>465.71</text:p>
          </table:table-cell>
          <table:table-cell office:value-type="float" office:value="567.14" calcext:value-type="float">
            <text:p>567.14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Pudge</text:p>
          </table:table-cell>
          <table:table-cell office:value-type="float" office:value="363.4" calcext:value-type="float">
            <text:p>363.4</text:p>
          </table:table-cell>
          <table:table-cell office:value-type="float" office:value="515.79" calcext:value-type="float">
            <text:p>515.79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Pugna</text:p>
          </table:table-cell>
          <table:table-cell office:value-type="float" office:value="407.2" calcext:value-type="float">
            <text:p>407.2</text:p>
          </table:table-cell>
          <table:table-cell office:value-type="float" office:value="502.86" calcext:value-type="float">
            <text:p>502.86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Queen of Pain</text:p>
          </table:table-cell>
          <table:table-cell office:value-type="float" office:value="455.24" calcext:value-type="float">
            <text:p>455.24</text:p>
          </table:table-cell>
          <table:table-cell office:value-type="float" office:value="574.09" calcext:value-type="float">
            <text:p>574.09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Razor</text:p>
          </table:table-cell>
          <table:table-cell office:value-type="float" office:value="463.02" calcext:value-type="float">
            <text:p>463.02</text:p>
          </table:table-cell>
          <table:table-cell office:value-type="float" office:value="556.36" calcext:value-type="float">
            <text:p>556.36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Riki</text:p>
          </table:table-cell>
          <table:table-cell office:value-type="float" office:value="377.34" calcext:value-type="float">
            <text:p>377.34</text:p>
          </table:table-cell>
          <table:table-cell office:value-type="float" office:value="536.26" calcext:value-type="float">
            <text:p>536.26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Rubick</text:p>
          </table:table-cell>
          <table:table-cell office:value-type="float" office:value="334.07" calcext:value-type="float">
            <text:p>334.07</text:p>
          </table:table-cell>
          <table:table-cell office:value-type="float" office:value="450.58" calcext:value-type="float">
            <text:p>450.58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Sand King</text:p>
          </table:table-cell>
          <table:table-cell office:value-type="float" office:value="377.35" calcext:value-type="float">
            <text:p>377.35</text:p>
          </table:table-cell>
          <table:table-cell office:value-type="float" office:value="505.84" calcext:value-type="float">
            <text:p>505.84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Shadow Demon</text:p>
          </table:table-cell>
          <table:table-cell office:value-type="float" office:value="307.87" calcext:value-type="float">
            <text:p>307.87</text:p>
          </table:table-cell>
          <table:table-cell office:value-type="float" office:value="461.33" calcext:value-type="float">
            <text:p>461.33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Shadow Fiend</text:p>
          </table:table-cell>
          <table:table-cell office:value-type="float" office:value="529.78" calcext:value-type="float">
            <text:p>529.78</text:p>
          </table:table-cell>
          <table:table-cell office:value-type="float" office:value="624.62" calcext:value-type="float">
            <text:p>624.62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Shadow Shaman</text:p>
          </table:table-cell>
          <table:table-cell office:value-type="float" office:value="328.21" calcext:value-type="float">
            <text:p>328.21</text:p>
          </table:table-cell>
          <table:table-cell office:value-type="float" office:value="431.91" calcext:value-type="float">
            <text:p>431.91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Silencer</text:p>
          </table:table-cell>
          <table:table-cell office:value-type="float" office:value="358.16" calcext:value-type="float">
            <text:p>358.16</text:p>
          </table:table-cell>
          <table:table-cell office:value-type="float" office:value="453.77" calcext:value-type="float">
            <text:p>453.77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Skywrath Mage</text:p>
          </table:table-cell>
          <table:table-cell office:value-type="float" office:value="376.91" calcext:value-type="float">
            <text:p>376.91</text:p>
          </table:table-cell>
          <table:table-cell office:value-type="float" office:value="512.29" calcext:value-type="float">
            <text:p>512.29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Slardar</text:p>
          </table:table-cell>
          <table:table-cell office:value-type="float" office:value="377.27" calcext:value-type="float">
            <text:p>377.27</text:p>
          </table:table-cell>
          <table:table-cell office:value-type="float" office:value="505.35" calcext:value-type="float">
            <text:p>505.35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Slark</text:p>
          </table:table-cell>
          <table:table-cell office:value-type="float" office:value="486.3" calcext:value-type="float">
            <text:p>486.3</text:p>
          </table:table-cell>
          <table:table-cell office:value-type="float" office:value="611.21" calcext:value-type="float">
            <text:p>611.21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Sniper</text:p>
          </table:table-cell>
          <table:table-cell office:value-type="float" office:value="489.4" calcext:value-type="float">
            <text:p>489.4</text:p>
          </table:table-cell>
          <table:table-cell office:value-type="float" office:value="564.25" calcext:value-type="float">
            <text:p>564.25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Spectre</text:p>
          </table:table-cell>
          <table:table-cell office:value-type="float" office:value="470.3" calcext:value-type="float">
            <text:p>470.3</text:p>
          </table:table-cell>
          <table:table-cell office:value-type="float" office:value="581.94" calcext:value-type="float">
            <text:p>581.94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Spirit Breaker</text:p>
          </table:table-cell>
          <table:table-cell office:value-type="float" office:value="336.35" calcext:value-type="float">
            <text:p>336.35</text:p>
          </table:table-cell>
          <table:table-cell office:value-type="float" office:value="478.27" calcext:value-type="float">
            <text:p>478.27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Storm Spirit</text:p>
          </table:table-cell>
          <table:table-cell office:value-type="float" office:value="474.56" calcext:value-type="float">
            <text:p>474.56</text:p>
          </table:table-cell>
          <table:table-cell office:value-type="float" office:value="603.63" calcext:value-type="float">
            <text:p>603.63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Sven</text:p>
          </table:table-cell>
          <table:table-cell office:value-type="float" office:value="480" calcext:value-type="float">
            <text:p>480</text:p>
          </table:table-cell>
          <table:table-cell office:value-type="float" office:value="572.93" calcext:value-type="float">
            <text:p>572.93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Techies</text:p>
          </table:table-cell>
          <table:table-cell office:value-type="float" office:value="410.42" calcext:value-type="float">
            <text:p>410.42</text:p>
          </table:table-cell>
          <table:table-cell office:value-type="float" office:value="460.81" calcext:value-type="float">
            <text:p>460.81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Templar Assassin</text:p>
          </table:table-cell>
          <table:table-cell office:value-type="float" office:value="490.04" calcext:value-type="float">
            <text:p>490.04</text:p>
          </table:table-cell>
          <table:table-cell office:value-type="float" office:value="602.55" calcext:value-type="float">
            <text:p>602.55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Terrorblade</text:p>
          </table:table-cell>
          <table:table-cell office:value-type="float" office:value="564.38" calcext:value-type="float">
            <text:p>564.38</text:p>
          </table:table-cell>
          <table:table-cell office:value-type="float" office:value="588.45" calcext:value-type="float">
            <text:p>588.45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Tidehunter</text:p>
          </table:table-cell>
          <table:table-cell office:value-type="float" office:value="395.86" calcext:value-type="float">
            <text:p>395.86</text:p>
          </table:table-cell>
          <table:table-cell office:value-type="float" office:value="551.86" calcext:value-type="float">
            <text:p>551.86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Timbersaw</text:p>
          </table:table-cell>
          <table:table-cell office:value-type="float" office:value="420.86" calcext:value-type="float">
            <text:p>420.86</text:p>
          </table:table-cell>
          <table:table-cell office:value-type="float" office:value="573.31" calcext:value-type="float">
            <text:p>573.31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Tinker</text:p>
          </table:table-cell>
          <table:table-cell office:value-type="float" office:value="494.35" calcext:value-type="float">
            <text:p>494.35</text:p>
          </table:table-cell>
          <table:table-cell office:value-type="float" office:value="610.07" calcext:value-type="float">
            <text:p>610.07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Tiny</text:p>
          </table:table-cell>
          <table:table-cell office:value-type="float" office:value="421.82" calcext:value-type="float">
            <text:p>421.82</text:p>
          </table:table-cell>
          <table:table-cell office:value-type="float" office:value="539.11" calcext:value-type="float">
            <text:p>539.11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Treant Protector</text:p>
          </table:table-cell>
          <table:table-cell office:value-type="float" office:value="291.91" calcext:value-type="float">
            <text:p>291.91</text:p>
          </table:table-cell>
          <table:table-cell office:value-type="float" office:value="413.02" calcext:value-type="float">
            <text:p>413.02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Troll Warlord</text:p>
          </table:table-cell>
          <table:table-cell office:value-type="float" office:value="489.78" calcext:value-type="float">
            <text:p>489.78</text:p>
          </table:table-cell>
          <table:table-cell office:value-type="float" office:value="595.65" calcext:value-type="float">
            <text:p>595.65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Tusk</text:p>
          </table:table-cell>
          <table:table-cell office:value-type="float" office:value="358.6" calcext:value-type="float">
            <text:p>358.6</text:p>
          </table:table-cell>
          <table:table-cell office:value-type="float" office:value="484.02" calcext:value-type="float">
            <text:p>484.02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Underlord</text:p>
          </table:table-cell>
          <table:table-cell office:value-type="float" office:value="414.03" calcext:value-type="float">
            <text:p>414.03</text:p>
          </table:table-cell>
          <table:table-cell office:value-type="float" office:value="510.78" calcext:value-type="float">
            <text:p>510.78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Undying</text:p>
          </table:table-cell>
          <table:table-cell office:value-type="float" office:value="324.92" calcext:value-type="float">
            <text:p>324.92</text:p>
          </table:table-cell>
          <table:table-cell office:value-type="float" office:value="437.14" calcext:value-type="float">
            <text:p>437.14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Ursa</text:p>
          </table:table-cell>
          <table:table-cell office:value-type="float" office:value="446.13" calcext:value-type="float">
            <text:p>446.13</text:p>
          </table:table-cell>
          <table:table-cell office:value-type="float" office:value="577.61" calcext:value-type="float">
            <text:p>577.61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Vengeful Spirit</text:p>
          </table:table-cell>
          <table:table-cell office:value-type="float" office:value="331" calcext:value-type="float">
            <text:p>331</text:p>
          </table:table-cell>
          <table:table-cell office:value-type="float" office:value="443.72" calcext:value-type="float">
            <text:p>443.72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Venomancer</text:p>
          </table:table-cell>
          <table:table-cell office:value-type="float" office:value="416.35" calcext:value-type="float">
            <text:p>416.35</text:p>
          </table:table-cell>
          <table:table-cell office:value-type="float" office:value="465.46" calcext:value-type="float">
            <text:p>465.46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Viper</text:p>
          </table:table-cell>
          <table:table-cell office:value-type="float" office:value="447.3" calcext:value-type="float">
            <text:p>447.3</text:p>
          </table:table-cell>
          <table:table-cell office:value-type="float" office:value="556.66" calcext:value-type="float">
            <text:p>556.66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Visage</text:p>
          </table:table-cell>
          <table:table-cell office:value-type="float" office:value="426.91" calcext:value-type="float">
            <text:p>426.91</text:p>
          </table:table-cell>
          <table:table-cell office:value-type="float" office:value="544.51" calcext:value-type="float">
            <text:p>544.51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Warlock</text:p>
          </table:table-cell>
          <table:table-cell office:value-type="float" office:value="330.83" calcext:value-type="float">
            <text:p>330.83</text:p>
          </table:table-cell>
          <table:table-cell office:value-type="float" office:value="450.26" calcext:value-type="float">
            <text:p>450.26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Weaver</text:p>
          </table:table-cell>
          <table:table-cell office:value-type="float" office:value="445" calcext:value-type="float">
            <text:p>445</text:p>
          </table:table-cell>
          <table:table-cell office:value-type="float" office:value="631.1" calcext:value-type="float">
            <text:p>631.1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Windranger</text:p>
          </table:table-cell>
          <table:table-cell office:value-type="float" office:value="422.53" calcext:value-type="float">
            <text:p>422.53</text:p>
          </table:table-cell>
          <table:table-cell office:value-type="float" office:value="543.15" calcext:value-type="float">
            <text:p>543.15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Winter Wyvern</text:p>
          </table:table-cell>
          <table:table-cell office:value-type="float" office:value="350.89" calcext:value-type="float">
            <text:p>350.89</text:p>
          </table:table-cell>
          <table:table-cell office:value-type="float" office:value="443.02" calcext:value-type="float">
            <text:p>443.02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Witch Doctor</text:p>
          </table:table-cell>
          <table:table-cell office:value-type="float" office:value="328.48" calcext:value-type="float">
            <text:p>328.48</text:p>
          </table:table-cell>
          <table:table-cell office:value-type="float" office:value="424.16" calcext:value-type="float">
            <text:p>424.16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Wraith King</text:p>
          </table:table-cell>
          <table:table-cell office:value-type="float" office:value="454.23" calcext:value-type="float">
            <text:p>454.23</text:p>
          </table:table-cell>
          <table:table-cell office:value-type="float" office:value="549.14" calcext:value-type="float">
            <text:p>549.14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Zeus</text:p>
          </table:table-cell>
          <table:table-cell office:value-type="float" office:value="407.54" calcext:value-type="float">
            <text:p>407.54</text:p>
          </table:table-cell>
          <table:table-cell office:value-type="float" office:value="580.74" calcext:value-type="float">
            <text:p>580.74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14" office:value-type="string" calcext:value-type="string">
            <text:p>Median</text:p>
          </table:table-cell>
          <table:table-cell table:style-name="ce14" table:formula="of:=MEDIAN([.J1:.J117])" office:value-type="float" office:value="418.07" calcext:value-type="float">
            <text:p>418.07</text:p>
          </table:table-cell>
          <table:table-cell table:style-name="ce14" table:formula="of:=MEDIAN([.K1:.K117])" office:value-type="float" office:value="533.76" calcext:value-type="float">
            <text:p>533.76</text:p>
          </table:table-cell>
          <table:table-cell table:number-columns-repeated="1013"/>
        </table:table-row>
        <table:table-row table:style-name="ro1" table:number-rows-repeated="10484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lidation" table:style-name="ta1">
        <table:table-column table:style-name="co4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11"/>
        <table:table-column table:style-name="co9" table:default-cell-style-name="ce11"/>
        <table:table-column table:style-name="co6" table:default-cell-style-name="ce8"/>
        <table:table-column table:style-name="co7" table:default-cell-style-name="ce8"/>
        <table:table-column table:style-name="co8" table:default-cell-style-name="ce11"/>
        <table:table-column table:style-name="co3" table:number-columns-repeated="1016" table:default-cell-style-name="ce8"/>
        <table:table-row table:style-name="ro1">
          <table:table-cell table:style-name="Default"/>
          <table:table-cell table:style-name="ce10" office:value-type="string" calcext:value-type="string" table:number-columns-spanned="3" table:number-rows-spanned="1">
            <text:p>GPM</text:p>
          </table:table-cell>
          <table:covered-table-cell table:style-name="ce15"/>
          <table:covered-table-cell table:style-name="ce19"/>
          <table:table-cell/>
          <table:table-cell table:style-name="ce10" office:value-type="string" calcext:value-type="string" table:number-columns-spanned="3" table:number-rows-spanned="1">
            <text:p>XPM</text:p>
          </table:table-cell>
          <table:covered-table-cell table:style-name="ce15"/>
          <table:covered-table-cell table:style-name="ce19"/>
          <table:table-cell table:number-columns-repeated="1016"/>
        </table:table-row>
        <table:table-row table:style-name="ro1">
          <table:table-cell table:style-name="ce15" office:value-type="string" calcext:value-type="string">
            <text:p>Hero</text:p>
          </table:table-cell>
          <table:table-cell table:style-name="ce15" office:value-type="string" calcext:value-type="string">
            <text:p>Dotabuff</text:p>
          </table:table-cell>
          <table:table-cell table:style-name="ce15" office:value-type="string" calcext:value-type="string">
            <text:p>Internal</text:p>
          </table:table-cell>
          <table:table-cell table:style-name="ce12" office:value-type="string" calcext:value-type="string">
            <text:p>Compared</text:p>
          </table:table-cell>
          <table:table-cell table:style-name="ce12"/>
          <table:table-cell table:style-name="ce15" office:value-type="string" calcext:value-type="string">
            <text:p>Dotabuff</text:p>
          </table:table-cell>
          <table:table-cell table:style-name="ce15" office:value-type="string" calcext:value-type="string">
            <text:p>Internal</text:p>
          </table:table-cell>
          <table:table-cell table:style-name="ce12" office:value-type="string" calcext:value-type="string">
            <text:p>Compared</text:p>
          </table:table-cell>
          <table:table-cell table:style-name="ce15" table:number-columns-repeated="1016"/>
        </table:table-row>
        <table:table-row table:style-name="ro1">
          <table:table-cell office:value-type="string" calcext:value-type="string">
            <text:p>Abaddon</text:p>
          </table:table-cell>
          <table:table-cell office:value-type="float" office:value="381.25" calcext:value-type="float">
            <text:p>381</text:p>
          </table:table-cell>
          <table:table-cell office:value-type="float" office:value="415.5" calcext:value-type="float">
            <text:p>416</text:p>
          </table:table-cell>
          <table:table-cell table:formula="of:=[.B3]/[.C3]" office:value-type="percentage" office:value="0.917569193742479" calcext:value-type="percentage">
            <text:p>92%</text:p>
          </table:table-cell>
          <table:table-cell/>
          <table:table-cell office:value-type="float" office:value="544.59" calcext:value-type="float">
            <text:p>545</text:p>
          </table:table-cell>
          <table:table-cell office:value-type="float" office:value="602" calcext:value-type="float">
            <text:p>602</text:p>
          </table:table-cell>
          <table:table-cell table:formula="of:=[.F3]/[.G3]" office:value-type="percentage" office:value="0.904634551495017" calcext:value-type="percentage">
            <text:p>9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chemist</text:p>
          </table:table-cell>
          <table:table-cell office:value-type="float" office:value="719.14" calcext:value-type="float">
            <text:p>719</text:p>
          </table:table-cell>
          <table:table-cell office:value-type="float" office:value="775" calcext:value-type="float">
            <text:p>775</text:p>
          </table:table-cell>
          <table:table-cell table:formula="of:=[.B4]/[.C4]" office:value-type="percentage" office:value="0.927922580645161" calcext:value-type="percentage">
            <text:p>93%</text:p>
          </table:table-cell>
          <table:table-cell/>
          <table:table-cell office:value-type="float" office:value="607.82" calcext:value-type="float">
            <text:p>608</text:p>
          </table:table-cell>
          <table:table-cell office:value-type="float" office:value="667" calcext:value-type="float">
            <text:p>667</text:p>
          </table:table-cell>
          <table:table-cell table:formula="of:=[.F4]/[.G4]" office:value-type="percentage" office:value="0.911274362818591" calcext:value-type="percentage">
            <text:p>91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cient Apparition</text:p>
          </table:table-cell>
          <table:table-cell office:value-type="float" office:value="342.68" calcext:value-type="float">
            <text:p>343</text:p>
          </table:table-cell>
          <table:table-cell office:value-type="float" office:value="379" calcext:value-type="float">
            <text:p>379</text:p>
          </table:table-cell>
          <table:table-cell table:formula="of:=[.B5]/[.C5]" office:value-type="percentage" office:value="0.904168865435356" calcext:value-type="percentage">
            <text:p>90%</text:p>
          </table:table-cell>
          <table:table-cell/>
          <table:table-cell office:value-type="float" office:value="435.16" calcext:value-type="float">
            <text:p>435</text:p>
          </table:table-cell>
          <table:table-cell office:value-type="float" office:value="547" calcext:value-type="float">
            <text:p>547</text:p>
          </table:table-cell>
          <table:table-cell table:formula="of:=[.F5]/[.G5]" office:value-type="percentage" office:value="0.795539305301645" calcext:value-type="percentage">
            <text:p>8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-Mage</text:p>
          </table:table-cell>
          <table:table-cell office:value-type="float" office:value="609.38" calcext:value-type="float">
            <text:p>609</text:p>
          </table:table-cell>
          <table:table-cell office:value-type="float" office:value="638.5" calcext:value-type="float">
            <text:p>639</text:p>
          </table:table-cell>
          <table:table-cell table:formula="of:=[.B6]/[.C6]" office:value-type="percentage" office:value="0.954393108848864" calcext:value-type="percentage">
            <text:p>95%</text:p>
          </table:table-cell>
          <table:table-cell/>
          <table:table-cell office:value-type="float" office:value="666.81" calcext:value-type="float">
            <text:p>667</text:p>
          </table:table-cell>
          <table:table-cell office:value-type="float" office:value="734.5" calcext:value-type="float">
            <text:p>735</text:p>
          </table:table-cell>
          <table:table-cell table:formula="of:=[.F6]/[.G6]" office:value-type="percentage" office:value="0.90784206943499" calcext:value-type="percentage">
            <text:p>91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c Warden</text:p>
          </table:table-cell>
          <table:table-cell office:value-type="float" office:value="590.33" calcext:value-type="float">
            <text:p>590</text:p>
          </table:table-cell>
          <table:table-cell office:value-type="float" office:value="764" calcext:value-type="float">
            <text:p>764</text:p>
          </table:table-cell>
          <table:table-cell table:formula="of:=[.B7]/[.C7]" office:value-type="percentage" office:value="0.772683246073299" calcext:value-type="percentage">
            <text:p>77%</text:p>
          </table:table-cell>
          <table:table-cell/>
          <table:table-cell office:value-type="float" office:value="595.35" calcext:value-type="float">
            <text:p>595</text:p>
          </table:table-cell>
          <table:table-cell office:value-type="float" office:value="757" calcext:value-type="float">
            <text:p>757</text:p>
          </table:table-cell>
          <table:table-cell table:formula="of:=[.F7]/[.G7]" office:value-type="percentage" office:value="0.786459709379128" calcext:value-type="percentage">
            <text:p>79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xe</text:p>
          </table:table-cell>
          <table:table-cell office:value-type="float" office:value="415.62" calcext:value-type="float">
            <text:p>416</text:p>
          </table:table-cell>
          <table:table-cell office:value-type="float" office:value="425" calcext:value-type="float">
            <text:p>425</text:p>
          </table:table-cell>
          <table:table-cell table:formula="of:=[.B8]/[.C8]" office:value-type="percentage" office:value="0.977929411764706" calcext:value-type="percentage">
            <text:p>98%</text:p>
          </table:table-cell>
          <table:table-cell/>
          <table:table-cell office:value-type="float" office:value="537.96" calcext:value-type="float">
            <text:p>538</text:p>
          </table:table-cell>
          <table:table-cell office:value-type="float" office:value="554" calcext:value-type="float">
            <text:p>554</text:p>
          </table:table-cell>
          <table:table-cell table:formula="of:=[.F8]/[.G8]" office:value-type="percentage" office:value="0.971046931407942" calcext:value-type="percentage">
            <text:p>97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ne</text:p>
          </table:table-cell>
          <table:table-cell office:value-type="float" office:value="274.89" calcext:value-type="float">
            <text:p>275</text:p>
          </table:table-cell>
          <table:table-cell office:value-type="float" office:value="240.5" calcext:value-type="float">
            <text:p>241</text:p>
          </table:table-cell>
          <table:table-cell table:formula="of:=[.B9]/[.C9]" office:value-type="percentage" office:value="1.14299376299376" calcext:value-type="percentage">
            <text:p>114%</text:p>
          </table:table-cell>
          <table:table-cell/>
          <table:table-cell office:value-type="float" office:value="433.02" calcext:value-type="float">
            <text:p>433</text:p>
          </table:table-cell>
          <table:table-cell office:value-type="float" office:value="325.5" calcext:value-type="float">
            <text:p>326</text:p>
          </table:table-cell>
          <table:table-cell table:formula="of:=[.F9]/[.G9]" office:value-type="percentage" office:value="1.33032258064516" calcext:value-type="percentage">
            <text:p>133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trider</text:p>
          </table:table-cell>
          <table:table-cell office:value-type="float" office:value="341.1" calcext:value-type="float">
            <text:p>341</text:p>
          </table:table-cell>
          <table:table-cell office:value-type="float" office:value="325" calcext:value-type="float">
            <text:p>325</text:p>
          </table:table-cell>
          <table:table-cell table:formula="of:=[.B10]/[.C10]" office:value-type="percentage" office:value="1.04953846153846" calcext:value-type="percentage">
            <text:p>105%</text:p>
          </table:table-cell>
          <table:table-cell/>
          <table:table-cell office:value-type="float" office:value="465.38" calcext:value-type="float">
            <text:p>465</text:p>
          </table:table-cell>
          <table:table-cell office:value-type="float" office:value="457" calcext:value-type="float">
            <text:p>457</text:p>
          </table:table-cell>
          <table:table-cell table:formula="of:=[.F10]/[.G10]" office:value-type="percentage" office:value="1.01833698030635" calcext:value-type="percentage">
            <text:p>102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astmaster</text:p>
          </table:table-cell>
          <table:table-cell office:value-type="float" office:value="419.29" calcext:value-type="float">
            <text:p>419</text:p>
          </table:table-cell>
          <table:table-cell office:value-type="float" office:value="447" calcext:value-type="float">
            <text:p>447</text:p>
          </table:table-cell>
          <table:table-cell table:formula="of:=[.B11]/[.C11]" office:value-type="percentage" office:value="0.938008948545861" calcext:value-type="percentage">
            <text:p>94%</text:p>
          </table:table-cell>
          <table:table-cell/>
          <table:table-cell office:value-type="float" office:value="567.15" calcext:value-type="float">
            <text:p>567</text:p>
          </table:table-cell>
          <table:table-cell office:value-type="float" office:value="599" calcext:value-type="float">
            <text:p>599</text:p>
          </table:table-cell>
          <table:table-cell table:formula="of:=[.F11]/[.G11]" office:value-type="percentage" office:value="0.946828046744574" calcext:value-type="percentage">
            <text:p>95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loodseeker</text:p>
          </table:table-cell>
          <table:table-cell office:value-type="float" office:value="470.78" calcext:value-type="float">
            <text:p>471</text:p>
          </table:table-cell>
          <table:table-cell office:value-type="float" office:value="518.5" calcext:value-type="float">
            <text:p>519</text:p>
          </table:table-cell>
          <table:table-cell table:formula="of:=[.B12]/[.C12]" office:value-type="percentage" office:value="0.907965284474445" calcext:value-type="percentage">
            <text:p>91%</text:p>
          </table:table-cell>
          <table:table-cell/>
          <table:table-cell office:value-type="float" office:value="581.66" calcext:value-type="float">
            <text:p>582</text:p>
          </table:table-cell>
          <table:table-cell office:value-type="float" office:value="667" calcext:value-type="float">
            <text:p>667</text:p>
          </table:table-cell>
          <table:table-cell table:formula="of:=[.F12]/[.G12]" office:value-type="percentage" office:value="0.872053973013493" calcext:value-type="percentage">
            <text:p>87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ounty Hunter</text:p>
          </table:table-cell>
          <table:table-cell office:value-type="float" office:value="467.54" calcext:value-type="float">
            <text:p>468</text:p>
          </table:table-cell>
          <table:table-cell office:value-type="float" office:value="476" calcext:value-type="float">
            <text:p>476</text:p>
          </table:table-cell>
          <table:table-cell table:formula="of:=[.B13]/[.C13]" office:value-type="percentage" office:value="0.982226890756303" calcext:value-type="percentage">
            <text:p>98%</text:p>
          </table:table-cell>
          <table:table-cell/>
          <table:table-cell office:value-type="float" office:value="531.26" calcext:value-type="float">
            <text:p>531</text:p>
          </table:table-cell>
          <table:table-cell office:value-type="float" office:value="551" calcext:value-type="float">
            <text:p>551</text:p>
          </table:table-cell>
          <table:table-cell table:formula="of:=[.F13]/[.G13]" office:value-type="percentage" office:value="0.964174228675136" calcext:value-type="percentage">
            <text:p>96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ewmaster</text:p>
          </table:table-cell>
          <table:table-cell office:value-type="float" office:value="413.61" calcext:value-type="float">
            <text:p>414</text:p>
          </table:table-cell>
          <table:table-cell office:value-type="float" office:value="416" calcext:value-type="float">
            <text:p>416</text:p>
          </table:table-cell>
          <table:table-cell table:formula="of:=[.B14]/[.C14]" office:value-type="percentage" office:value="0.994254807692308" calcext:value-type="percentage">
            <text:p>99%</text:p>
          </table:table-cell>
          <table:table-cell/>
          <table:table-cell office:value-type="float" office:value="537.11" calcext:value-type="float">
            <text:p>537</text:p>
          </table:table-cell>
          <table:table-cell office:value-type="float" office:value="573" calcext:value-type="float">
            <text:p>573</text:p>
          </table:table-cell>
          <table:table-cell table:formula="of:=[.F14]/[.G14]" office:value-type="percentage" office:value="0.937364746945899" calcext:value-type="percentage">
            <text:p>94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istleback</text:p>
          </table:table-cell>
          <table:table-cell office:value-type="float" office:value="427.82" calcext:value-type="float">
            <text:p>428</text:p>
          </table:table-cell>
          <table:table-cell office:value-type="float" office:value="475" calcext:value-type="float">
            <text:p>475</text:p>
          </table:table-cell>
          <table:table-cell table:formula="of:=[.B15]/[.C15]" office:value-type="percentage" office:value="0.900673684210526" calcext:value-type="percentage">
            <text:p>90%</text:p>
          </table:table-cell>
          <table:table-cell/>
          <table:table-cell office:value-type="float" office:value="550.02" calcext:value-type="float">
            <text:p>550</text:p>
          </table:table-cell>
          <table:table-cell office:value-type="float" office:value="595" calcext:value-type="float">
            <text:p>595</text:p>
          </table:table-cell>
          <table:table-cell table:formula="of:=[.F15]/[.G15]" office:value-type="percentage" office:value="0.924403361344538" calcext:value-type="percentage">
            <text:p>92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oodmother</text:p>
          </table:table-cell>
          <table:table-cell office:value-type="float" office:value="456.41" calcext:value-type="float">
            <text:p>456</text:p>
          </table:table-cell>
          <table:table-cell office:value-type="float" office:value="504" calcext:value-type="float">
            <text:p>504</text:p>
          </table:table-cell>
          <table:table-cell table:formula="of:=[.B16]/[.C16]" office:value-type="percentage" office:value="0.905575396825397" calcext:value-type="percentage">
            <text:p>91%</text:p>
          </table:table-cell>
          <table:table-cell/>
          <table:table-cell office:value-type="float" office:value="569.8" calcext:value-type="float">
            <text:p>570</text:p>
          </table:table-cell>
          <table:table-cell office:value-type="float" office:value="630" calcext:value-type="float">
            <text:p>630</text:p>
          </table:table-cell>
          <table:table-cell table:formula="of:=[.F16]/[.G16]" office:value-type="percentage" office:value="0.904444444444444" calcext:value-type="percentage">
            <text:p>9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aur Warrunner</text:p>
          </table:table-cell>
          <table:table-cell office:value-type="float" office:value="400.62" calcext:value-type="float">
            <text:p>401</text:p>
          </table:table-cell>
          <table:table-cell office:value-type="float" office:value="410" calcext:value-type="float">
            <text:p>410</text:p>
          </table:table-cell>
          <table:table-cell table:formula="of:=[.B17]/[.C17]" office:value-type="percentage" office:value="0.977121951219512" calcext:value-type="percentage">
            <text:p>98%</text:p>
          </table:table-cell>
          <table:table-cell/>
          <table:table-cell office:value-type="float" office:value="505.32" calcext:value-type="float">
            <text:p>505</text:p>
          </table:table-cell>
          <table:table-cell office:value-type="float" office:value="473" calcext:value-type="float">
            <text:p>473</text:p>
          </table:table-cell>
          <table:table-cell table:formula="of:=[.F17]/[.G17]" office:value-type="percentage" office:value="1.06832980972516" calcext:value-type="percentage">
            <text:p>107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aos Knight</text:p>
          </table:table-cell>
          <table:table-cell office:value-type="float" office:value="461.41" calcext:value-type="float">
            <text:p>461</text:p>
          </table:table-cell>
          <table:table-cell office:value-type="float" office:value="494.5" calcext:value-type="float">
            <text:p>495</text:p>
          </table:table-cell>
          <table:table-cell table:formula="of:=[.B18]/[.C18]" office:value-type="percentage" office:value="0.933083923154702" calcext:value-type="percentage">
            <text:p>93%</text:p>
          </table:table-cell>
          <table:table-cell/>
          <table:table-cell office:value-type="float" office:value="561.27" calcext:value-type="float">
            <text:p>561</text:p>
          </table:table-cell>
          <table:table-cell office:value-type="float" office:value="598" calcext:value-type="float">
            <text:p>598</text:p>
          </table:table-cell>
          <table:table-cell table:formula="of:=[.F18]/[.G18]" office:value-type="percentage" office:value="0.938578595317726" calcext:value-type="percentage">
            <text:p>94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en</text:p>
          </table:table-cell>
          <table:table-cell office:value-type="float" office:value="273.62" calcext:value-type="float">
            <text:p>274</text:p>
          </table:table-cell>
          <table:table-cell office:value-type="float" office:value="591" calcext:value-type="float">
            <text:p>591</text:p>
          </table:table-cell>
          <table:table-cell table:formula="of:=[.B19]/[.C19]" office:value-type="percentage" office:value="0.462978003384095" calcext:value-type="percentage">
            <text:p>46%</text:p>
          </table:table-cell>
          <table:table-cell/>
          <table:table-cell office:value-type="float" office:value="393.84" calcext:value-type="float">
            <text:p>394</text:p>
          </table:table-cell>
          <table:table-cell office:value-type="float" office:value="861" calcext:value-type="float">
            <text:p>861</text:p>
          </table:table-cell>
          <table:table-cell table:formula="of:=[.F19]/[.G19]" office:value-type="percentage" office:value="0.457421602787456" calcext:value-type="percentage">
            <text:p>46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inkz</text:p>
          </table:table-cell>
          <table:table-cell office:value-type="float" office:value="432.86" calcext:value-type="float">
            <text:p>433</text:p>
          </table:table-cell>
          <table:table-cell office:value-type="float" office:value="482" calcext:value-type="float">
            <text:p>482</text:p>
          </table:table-cell>
          <table:table-cell table:formula="of:=[.B20]/[.C20]" office:value-type="percentage" office:value="0.89804979253112" calcext:value-type="percentage">
            <text:p>90%</text:p>
          </table:table-cell>
          <table:table-cell/>
          <table:table-cell office:value-type="float" office:value="547.86" calcext:value-type="float">
            <text:p>548</text:p>
          </table:table-cell>
          <table:table-cell office:value-type="float" office:value="705" calcext:value-type="float">
            <text:p>705</text:p>
          </table:table-cell>
          <table:table-cell table:formula="of:=[.F20]/[.G20]" office:value-type="percentage" office:value="0.777106382978723" calcext:value-type="percentage">
            <text:p>78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ockwerk</text:p>
          </table:table-cell>
          <table:table-cell office:value-type="float" office:value="343.89" calcext:value-type="float">
            <text:p>344</text:p>
          </table:table-cell>
          <table:table-cell office:value-type="float" office:value="307" calcext:value-type="float">
            <text:p>307</text:p>
          </table:table-cell>
          <table:table-cell table:formula="of:=[.B21]/[.C21]" office:value-type="percentage" office:value="1.12016286644951" calcext:value-type="percentage">
            <text:p>112%</text:p>
          </table:table-cell>
          <table:table-cell/>
          <table:table-cell office:value-type="float" office:value="472.6" calcext:value-type="float">
            <text:p>473</text:p>
          </table:table-cell>
          <table:table-cell office:value-type="float" office:value="414" calcext:value-type="float">
            <text:p>414</text:p>
          </table:table-cell>
          <table:table-cell table:formula="of:=[.F21]/[.G21]" office:value-type="percentage" office:value="1.14154589371981" calcext:value-type="percentage">
            <text:p>114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ystal Maiden</text:p>
          </table:table-cell>
          <table:table-cell office:value-type="float" office:value="333.54" calcext:value-type="float">
            <text:p>334</text:p>
          </table:table-cell>
          <table:table-cell office:value-type="float" office:value="372" calcext:value-type="float">
            <text:p>372</text:p>
          </table:table-cell>
          <table:table-cell table:formula="of:=[.B22]/[.C22]" office:value-type="percentage" office:value="0.896612903225807" calcext:value-type="percentage">
            <text:p>90%</text:p>
          </table:table-cell>
          <table:table-cell/>
          <table:table-cell office:value-type="float" office:value="425.4" calcext:value-type="float">
            <text:p>425</text:p>
          </table:table-cell>
          <table:table-cell office:value-type="float" office:value="487" calcext:value-type="float">
            <text:p>487</text:p>
          </table:table-cell>
          <table:table-cell table:formula="of:=[.F22]/[.G22]" office:value-type="percentage" office:value="0.873511293634497" calcext:value-type="percentage">
            <text:p>87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rk Seer</text:p>
          </table:table-cell>
          <table:table-cell office:value-type="float" office:value="388.63" calcext:value-type="float">
            <text:p>389</text:p>
          </table:table-cell>
          <table:table-cell office:value-type="float" office:value="445" calcext:value-type="float">
            <text:p>445</text:p>
          </table:table-cell>
          <table:table-cell table:formula="of:=[.B23]/[.C23]" office:value-type="percentage" office:value="0.873325842696629" calcext:value-type="percentage">
            <text:p>87%</text:p>
          </table:table-cell>
          <table:table-cell/>
          <table:table-cell office:value-type="float" office:value="484.94" calcext:value-type="float">
            <text:p>485</text:p>
          </table:table-cell>
          <table:table-cell office:value-type="float" office:value="498" calcext:value-type="float">
            <text:p>498</text:p>
          </table:table-cell>
          <table:table-cell table:formula="of:=[.F23]/[.G23]" office:value-type="percentage" office:value="0.973775100401606" calcext:value-type="percentage">
            <text:p>97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rk Willow</text:p>
          </table:table-cell>
          <table:table-cell office:value-type="float" office:value="323.15" calcext:value-type="float">
            <text:p>323</text:p>
          </table:table-cell>
          <table:table-cell office:value-type="float" office:value="380" calcext:value-type="float">
            <text:p>380</text:p>
          </table:table-cell>
          <table:table-cell table:formula="of:=[.B24]/[.C24]" office:value-type="percentage" office:value="0.850394736842105" calcext:value-type="percentage">
            <text:p>85%</text:p>
          </table:table-cell>
          <table:table-cell/>
          <table:table-cell office:value-type="float" office:value="434.18" calcext:value-type="float">
            <text:p>434</text:p>
          </table:table-cell>
          <table:table-cell office:value-type="float" office:value="535" calcext:value-type="float">
            <text:p>535</text:p>
          </table:table-cell>
          <table:table-cell table:formula="of:=[.F24]/[.G24]" office:value-type="percentage" office:value="0.811551401869159" calcext:value-type="percentage">
            <text:p>81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zzle</text:p>
          </table:table-cell>
          <table:table-cell office:value-type="float" office:value="338.47" calcext:value-type="float">
            <text:p>338</text:p>
          </table:table-cell>
          <table:table-cell office:value-type="float" office:value="350" calcext:value-type="float">
            <text:p>350</text:p>
          </table:table-cell>
          <table:table-cell table:formula="of:=[.B25]/[.C25]" office:value-type="percentage" office:value="0.967057142857143" calcext:value-type="percentage">
            <text:p>97%</text:p>
          </table:table-cell>
          <table:table-cell/>
          <table:table-cell office:value-type="float" office:value="442.74" calcext:value-type="float">
            <text:p>443</text:p>
          </table:table-cell>
          <table:table-cell office:value-type="float" office:value="447" calcext:value-type="float">
            <text:p>447</text:p>
          </table:table-cell>
          <table:table-cell table:formula="of:=[.F25]/[.G25]" office:value-type="percentage" office:value="0.990469798657718" calcext:value-type="percentage">
            <text:p>99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ath Prophet</text:p>
          </table:table-cell>
          <table:table-cell office:value-type="float" office:value="410.96" calcext:value-type="float">
            <text:p>411</text:p>
          </table:table-cell>
          <table:table-cell office:value-type="float" office:value="422.5" calcext:value-type="float">
            <text:p>423</text:p>
          </table:table-cell>
          <table:table-cell table:formula="of:=[.B26]/[.C26]" office:value-type="percentage" office:value="0.972686390532544" calcext:value-type="percentage">
            <text:p>97%</text:p>
          </table:table-cell>
          <table:table-cell/>
          <table:table-cell office:value-type="float" office:value="526.69" calcext:value-type="float">
            <text:p>527</text:p>
          </table:table-cell>
          <table:table-cell office:value-type="float" office:value="469.5" calcext:value-type="float">
            <text:p>470</text:p>
          </table:table-cell>
          <table:table-cell table:formula="of:=[.F26]/[.G26]" office:value-type="percentage" office:value="1.12181043663472" calcext:value-type="percentage">
            <text:p>112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isruptor</text:p>
          </table:table-cell>
          <table:table-cell office:value-type="float" office:value="308.94" calcext:value-type="float">
            <text:p>309</text:p>
          </table:table-cell>
          <table:table-cell office:value-type="float" office:value="335.5" calcext:value-type="float">
            <text:p>336</text:p>
          </table:table-cell>
          <table:table-cell table:formula="of:=[.B27]/[.C27]" office:value-type="percentage" office:value="0.920834575260805" calcext:value-type="percentage">
            <text:p>92%</text:p>
          </table:table-cell>
          <table:table-cell/>
          <table:table-cell office:value-type="float" office:value="423.4" calcext:value-type="float">
            <text:p>423</text:p>
          </table:table-cell>
          <table:table-cell office:value-type="float" office:value="474.5" calcext:value-type="float">
            <text:p>475</text:p>
          </table:table-cell>
          <table:table-cell table:formula="of:=[.F27]/[.G27]" office:value-type="percentage" office:value="0.892307692307692" calcext:value-type="percentage">
            <text:p>89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om</text:p>
          </table:table-cell>
          <table:table-cell office:value-type="float" office:value="471.13" calcext:value-type="float">
            <text:p>471</text:p>
          </table:table-cell>
          <table:table-cell office:value-type="float" office:value="447" calcext:value-type="float">
            <text:p>447</text:p>
          </table:table-cell>
          <table:table-cell table:formula="of:=[.B28]/[.C28]" office:value-type="percentage" office:value="1.05398210290828" calcext:value-type="percentage">
            <text:p>105%</text:p>
          </table:table-cell>
          <table:table-cell/>
          <table:table-cell office:value-type="float" office:value="527.46" calcext:value-type="float">
            <text:p>527</text:p>
          </table:table-cell>
          <table:table-cell office:value-type="float" office:value="494" calcext:value-type="float">
            <text:p>494</text:p>
          </table:table-cell>
          <table:table-cell table:formula="of:=[.F28]/[.G28]" office:value-type="percentage" office:value="1.06773279352227" calcext:value-type="percentage">
            <text:p>107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agon Knight</text:p>
          </table:table-cell>
          <table:table-cell office:value-type="float" office:value="439.56" calcext:value-type="float">
            <text:p>440</text:p>
          </table:table-cell>
          <table:table-cell office:value-type="float" office:value="456" calcext:value-type="float">
            <text:p>456</text:p>
          </table:table-cell>
          <table:table-cell table:formula="of:=[.B29]/[.C29]" office:value-type="percentage" office:value="0.963947368421053" calcext:value-type="percentage">
            <text:p>96%</text:p>
          </table:table-cell>
          <table:table-cell/>
          <table:table-cell office:value-type="float" office:value="546.74" calcext:value-type="float">
            <text:p>547</text:p>
          </table:table-cell>
          <table:table-cell office:value-type="float" office:value="596.5" calcext:value-type="float">
            <text:p>597</text:p>
          </table:table-cell>
          <table:table-cell table:formula="of:=[.F29]/[.G29]" office:value-type="percentage" office:value="0.916580050293378" calcext:value-type="percentage">
            <text:p>92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ow Ranger</text:p>
          </table:table-cell>
          <table:table-cell office:value-type="float" office:value="501.35" calcext:value-type="float">
            <text:p>501</text:p>
          </table:table-cell>
          <table:table-cell office:value-type="float" office:value="588" calcext:value-type="float">
            <text:p>588</text:p>
          </table:table-cell>
          <table:table-cell table:formula="of:=[.B30]/[.C30]" office:value-type="percentage" office:value="0.852636054421769" calcext:value-type="percentage">
            <text:p>85%</text:p>
          </table:table-cell>
          <table:table-cell/>
          <table:table-cell office:value-type="float" office:value="600.26" calcext:value-type="float">
            <text:p>600</text:p>
          </table:table-cell>
          <table:table-cell office:value-type="float" office:value="691.5" calcext:value-type="float">
            <text:p>692</text:p>
          </table:table-cell>
          <table:table-cell table:formula="of:=[.F30]/[.G30]" office:value-type="percentage" office:value="0.868054953000723" calcext:value-type="percentage">
            <text:p>87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rth Spirit</text:p>
          </table:table-cell>
          <table:table-cell office:value-type="float" office:value="331.95" calcext:value-type="float">
            <text:p>332</text:p>
          </table:table-cell>
          <table:table-cell office:value-type="float" office:value="324" calcext:value-type="float">
            <text:p>324</text:p>
          </table:table-cell>
          <table:table-cell table:formula="of:=[.B31]/[.C31]" office:value-type="percentage" office:value="1.02453703703704" calcext:value-type="percentage">
            <text:p>102%</text:p>
          </table:table-cell>
          <table:table-cell/>
          <table:table-cell office:value-type="float" office:value="448.02" calcext:value-type="float">
            <text:p>448</text:p>
          </table:table-cell>
          <table:table-cell office:value-type="float" office:value="481" calcext:value-type="float">
            <text:p>481</text:p>
          </table:table-cell>
          <table:table-cell table:formula="of:=[.F31]/[.G31]" office:value-type="percentage" office:value="0.931434511434511" calcext:value-type="percentage">
            <text:p>93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arthshaker</text:p>
          </table:table-cell>
          <table:table-cell office:value-type="float" office:value="353.79" calcext:value-type="float">
            <text:p>354</text:p>
          </table:table-cell>
          <table:table-cell office:value-type="float" office:value="378.5" calcext:value-type="float">
            <text:p>379</text:p>
          </table:table-cell>
          <table:table-cell table:formula="of:=[.B32]/[.C32]" office:value-type="percentage" office:value="0.934715984147953" calcext:value-type="percentage">
            <text:p>93%</text:p>
          </table:table-cell>
          <table:table-cell/>
          <table:table-cell office:value-type="float" office:value="487.63" calcext:value-type="float">
            <text:p>488</text:p>
          </table:table-cell>
          <table:table-cell office:value-type="float" office:value="542" calcext:value-type="float">
            <text:p>542</text:p>
          </table:table-cell>
          <table:table-cell table:formula="of:=[.F32]/[.G32]" office:value-type="percentage" office:value="0.899686346863469" calcext:value-type="percentage">
            <text:p>9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der Titan</text:p>
          </table:table-cell>
          <table:table-cell office:value-type="float" office:value="325.42" calcext:value-type="float">
            <text:p>325</text:p>
          </table:table-cell>
          <table:table-cell office:value-type="float" office:value="327" calcext:value-type="float">
            <text:p>327</text:p>
          </table:table-cell>
          <table:table-cell table:formula="of:=[.B33]/[.C33]" office:value-type="percentage" office:value="0.995168195718654" calcext:value-type="percentage">
            <text:p>100%</text:p>
          </table:table-cell>
          <table:table-cell/>
          <table:table-cell office:value-type="float" office:value="466.7" calcext:value-type="float">
            <text:p>467</text:p>
          </table:table-cell>
          <table:table-cell office:value-type="float" office:value="440.5" calcext:value-type="float">
            <text:p>441</text:p>
          </table:table-cell>
          <table:table-cell table:formula="of:=[.F33]/[.G33]" office:value-type="percentage" office:value="1.05947786606129" calcext:value-type="percentage">
            <text:p>106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mber Spirit</text:p>
          </table:table-cell>
          <table:table-cell office:value-type="float" office:value="498.39" calcext:value-type="float">
            <text:p>498</text:p>
          </table:table-cell>
          <table:table-cell office:value-type="float" office:value="530" calcext:value-type="float">
            <text:p>530</text:p>
          </table:table-cell>
          <table:table-cell table:formula="of:=[.B34]/[.C34]" office:value-type="percentage" office:value="0.940358490566038" calcext:value-type="percentage">
            <text:p>94%</text:p>
          </table:table-cell>
          <table:table-cell/>
          <table:table-cell office:value-type="float" office:value="610.95" calcext:value-type="float">
            <text:p>611</text:p>
          </table:table-cell>
          <table:table-cell office:value-type="float" office:value="666" calcext:value-type="float">
            <text:p>666</text:p>
          </table:table-cell>
          <table:table-cell table:formula="of:=[.F34]/[.G34]" office:value-type="percentage" office:value="0.917342342342342" calcext:value-type="percentage">
            <text:p>92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chantress</text:p>
          </table:table-cell>
          <table:table-cell office:value-type="float" office:value="368.35" calcext:value-type="float">
            <text:p>368</text:p>
          </table:table-cell>
          <table:table-cell office:value-type="float" office:value="398" calcext:value-type="float">
            <text:p>398</text:p>
          </table:table-cell>
          <table:table-cell table:formula="of:=[.B35]/[.C35]" office:value-type="percentage" office:value="0.925502512562814" calcext:value-type="percentage">
            <text:p>93%</text:p>
          </table:table-cell>
          <table:table-cell/>
          <table:table-cell office:value-type="float" office:value="506.3" calcext:value-type="float">
            <text:p>506</text:p>
          </table:table-cell>
          <table:table-cell office:value-type="float" office:value="585" calcext:value-type="float">
            <text:p>585</text:p>
          </table:table-cell>
          <table:table-cell table:formula="of:=[.F35]/[.G35]" office:value-type="percentage" office:value="0.865470085470085" calcext:value-type="percentage">
            <text:p>87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igma</text:p>
          </table:table-cell>
          <table:table-cell office:value-type="float" office:value="429.35" calcext:value-type="float">
            <text:p>429</text:p>
          </table:table-cell>
          <table:table-cell office:value-type="float" office:value="476" calcext:value-type="float">
            <text:p>476</text:p>
          </table:table-cell>
          <table:table-cell table:formula="of:=[.B36]/[.C36]" office:value-type="percentage" office:value="0.901995798319328" calcext:value-type="percentage">
            <text:p>90%</text:p>
          </table:table-cell>
          <table:table-cell/>
          <table:table-cell office:value-type="float" office:value="494.17" calcext:value-type="float">
            <text:p>494</text:p>
          </table:table-cell>
          <table:table-cell office:value-type="float" office:value="530.5" calcext:value-type="float">
            <text:p>531</text:p>
          </table:table-cell>
          <table:table-cell table:formula="of:=[.F36]/[.G36]" office:value-type="percentage" office:value="0.931517436380773" calcext:value-type="percentage">
            <text:p>93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aceless Void</text:p>
          </table:table-cell>
          <table:table-cell office:value-type="float" office:value="500.5" calcext:value-type="float">
            <text:p>501</text:p>
          </table:table-cell>
          <table:table-cell office:value-type="float" office:value="528.5" calcext:value-type="float">
            <text:p>529</text:p>
          </table:table-cell>
          <table:table-cell table:formula="of:=[.B37]/[.C37]" office:value-type="percentage" office:value="0.947019867549669" calcext:value-type="percentage">
            <text:p>95%</text:p>
          </table:table-cell>
          <table:table-cell/>
          <table:table-cell office:value-type="float" office:value="599.43" calcext:value-type="float">
            <text:p>599</text:p>
          </table:table-cell>
          <table:table-cell office:value-type="float" office:value="642" calcext:value-type="float">
            <text:p>642</text:p>
          </table:table-cell>
          <table:table-cell table:formula="of:=[.F37]/[.G37]" office:value-type="percentage" office:value="0.933691588785047" calcext:value-type="percentage">
            <text:p>93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imstroke</text:p>
          </table:table-cell>
          <table:table-cell office:value-type="float" office:value="375.65" calcext:value-type="float">
            <text:p>376</text:p>
          </table:table-cell>
          <table:table-cell office:value-type="float" office:value="390" calcext:value-type="float">
            <text:p>390</text:p>
          </table:table-cell>
          <table:table-cell table:formula="of:=[.B38]/[.C38]" office:value-type="percentage" office:value="0.963205128205128" calcext:value-type="percentage">
            <text:p>96%</text:p>
          </table:table-cell>
          <table:table-cell/>
          <table:table-cell office:value-type="float" office:value="452.07" calcext:value-type="float">
            <text:p>452</text:p>
          </table:table-cell>
          <table:table-cell office:value-type="float" office:value="456" calcext:value-type="float">
            <text:p>456</text:p>
          </table:table-cell>
          <table:table-cell table:formula="of:=[.F38]/[.G38]" office:value-type="percentage" office:value="0.991381578947368" calcext:value-type="percentage">
            <text:p>99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yrocopter</text:p>
          </table:table-cell>
          <table:table-cell office:value-type="float" office:value="453.83" calcext:value-type="float">
            <text:p>454</text:p>
          </table:table-cell>
          <table:table-cell office:value-type="float" office:value="487" calcext:value-type="float">
            <text:p>487</text:p>
          </table:table-cell>
          <table:table-cell table:formula="of:=[.B39]/[.C39]" office:value-type="percentage" office:value="0.931889117043121" calcext:value-type="percentage">
            <text:p>93%</text:p>
          </table:table-cell>
          <table:table-cell/>
          <table:table-cell office:value-type="float" office:value="540.57" calcext:value-type="float">
            <text:p>541</text:p>
          </table:table-cell>
          <table:table-cell office:value-type="float" office:value="621" calcext:value-type="float">
            <text:p>621</text:p>
          </table:table-cell>
          <table:table-cell table:formula="of:=[.F39]/[.G39]" office:value-type="percentage" office:value="0.87048309178744" calcext:value-type="percentage">
            <text:p>87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uskar</text:p>
          </table:table-cell>
          <table:table-cell office:value-type="float" office:value="446.6" calcext:value-type="float">
            <text:p>447</text:p>
          </table:table-cell>
          <table:table-cell office:value-type="float" office:value="513" calcext:value-type="float">
            <text:p>513</text:p>
          </table:table-cell>
          <table:table-cell table:formula="of:=[.B40]/[.C40]" office:value-type="percentage" office:value="0.87056530214425" calcext:value-type="percentage">
            <text:p>87%</text:p>
          </table:table-cell>
          <table:table-cell/>
          <table:table-cell office:value-type="float" office:value="552.5" calcext:value-type="float">
            <text:p>553</text:p>
          </table:table-cell>
          <table:table-cell office:value-type="float" office:value="609" calcext:value-type="float">
            <text:p>609</text:p>
          </table:table-cell>
          <table:table-cell table:formula="of:=[.F40]/[.G40]" office:value-type="percentage" office:value="0.907224958949097" calcext:value-type="percentage">
            <text:p>91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voker</text:p>
          </table:table-cell>
          <table:table-cell office:value-type="float" office:value="467.92" calcext:value-type="float">
            <text:p>468</text:p>
          </table:table-cell>
          <table:table-cell office:value-type="float" office:value="531" calcext:value-type="float">
            <text:p>531</text:p>
          </table:table-cell>
          <table:table-cell table:formula="of:=[.B41]/[.C41]" office:value-type="percentage" office:value="0.88120527306968" calcext:value-type="percentage">
            <text:p>88%</text:p>
          </table:table-cell>
          <table:table-cell/>
          <table:table-cell office:value-type="float" office:value="584.33" calcext:value-type="float">
            <text:p>584</text:p>
          </table:table-cell>
          <table:table-cell office:value-type="float" office:value="686" calcext:value-type="float">
            <text:p>686</text:p>
          </table:table-cell>
          <table:table-cell table:formula="of:=[.F41]/[.G41]" office:value-type="percentage" office:value="0.851793002915452" calcext:value-type="percentage">
            <text:p>85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o</text:p>
          </table:table-cell>
          <table:table-cell office:value-type="float" office:value="264.47" calcext:value-type="float">
            <text:p>264</text:p>
          </table:table-cell>
          <table:table-cell office:value-type="float" office:value="406" calcext:value-type="float">
            <text:p>406</text:p>
          </table:table-cell>
          <table:table-cell table:formula="of:=[.B42]/[.C42]" office:value-type="percentage" office:value="0.6514039408867" calcext:value-type="percentage">
            <text:p>65%</text:p>
          </table:table-cell>
          <table:table-cell/>
          <table:table-cell office:value-type="float" office:value="409.74" calcext:value-type="float">
            <text:p>410</text:p>
          </table:table-cell>
          <table:table-cell office:value-type="float" office:value="665" calcext:value-type="float">
            <text:p>665</text:p>
          </table:table-cell>
          <table:table-cell table:formula="of:=[.F42]/[.G42]" office:value-type="percentage" office:value="0.61615037593985" calcext:value-type="percentage">
            <text:p>62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kiro</text:p>
          </table:table-cell>
          <table:table-cell office:value-type="float" office:value="343.27" calcext:value-type="float">
            <text:p>343</text:p>
          </table:table-cell>
          <table:table-cell office:value-type="float" office:value="348" calcext:value-type="float">
            <text:p>348</text:p>
          </table:table-cell>
          <table:table-cell table:formula="of:=[.B43]/[.C43]" office:value-type="percentage" office:value="0.986408045977012" calcext:value-type="percentage">
            <text:p>99%</text:p>
          </table:table-cell>
          <table:table-cell/>
          <table:table-cell office:value-type="float" office:value="478.69" calcext:value-type="float">
            <text:p>479</text:p>
          </table:table-cell>
          <table:table-cell office:value-type="float" office:value="465" calcext:value-type="float">
            <text:p>465</text:p>
          </table:table-cell>
          <table:table-cell table:formula="of:=[.F43]/[.G43]" office:value-type="percentage" office:value="1.02944086021505" calcext:value-type="percentage">
            <text:p>103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uggernaut</text:p>
          </table:table-cell>
          <table:table-cell office:value-type="float" office:value="561.63" calcext:value-type="float">
            <text:p>562</text:p>
          </table:table-cell>
          <table:table-cell office:value-type="float" office:value="587" calcext:value-type="float">
            <text:p>587</text:p>
          </table:table-cell>
          <table:table-cell table:formula="of:=[.B44]/[.C44]" office:value-type="percentage" office:value="0.956780238500852" calcext:value-type="percentage">
            <text:p>96%</text:p>
          </table:table-cell>
          <table:table-cell/>
          <table:table-cell office:value-type="float" office:value="637.47" calcext:value-type="float">
            <text:p>637</text:p>
          </table:table-cell>
          <table:table-cell office:value-type="float" office:value="667" calcext:value-type="float">
            <text:p>667</text:p>
          </table:table-cell>
          <table:table-cell table:formula="of:=[.F44]/[.G44]" office:value-type="percentage" office:value="0.955727136431784" calcext:value-type="percentage">
            <text:p>96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eper of the Light</text:p>
          </table:table-cell>
          <table:table-cell office:value-type="float" office:value="336.86" calcext:value-type="float">
            <text:p>337</text:p>
          </table:table-cell>
          <table:table-cell office:value-type="float" office:value="355" calcext:value-type="float">
            <text:p>355</text:p>
          </table:table-cell>
          <table:table-cell table:formula="of:=[.B45]/[.C45]" office:value-type="percentage" office:value="0.948901408450704" calcext:value-type="percentage">
            <text:p>95%</text:p>
          </table:table-cell>
          <table:table-cell/>
          <table:table-cell office:value-type="float" office:value="450.35" calcext:value-type="float">
            <text:p>450</text:p>
          </table:table-cell>
          <table:table-cell office:value-type="float" office:value="426" calcext:value-type="float">
            <text:p>426</text:p>
          </table:table-cell>
          <table:table-cell table:formula="of:=[.F45]/[.G45]" office:value-type="percentage" office:value="1.05715962441315" calcext:value-type="percentage">
            <text:p>106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unkka</text:p>
          </table:table-cell>
          <table:table-cell office:value-type="float" office:value="493.68" calcext:value-type="float">
            <text:p>494</text:p>
          </table:table-cell>
          <table:table-cell office:value-type="float" office:value="526.5" calcext:value-type="float">
            <text:p>527</text:p>
          </table:table-cell>
          <table:table-cell table:formula="of:=[.B46]/[.C46]" office:value-type="percentage" office:value="0.937663817663818" calcext:value-type="percentage">
            <text:p>94%</text:p>
          </table:table-cell>
          <table:table-cell/>
          <table:table-cell office:value-type="float" office:value="589.77" calcext:value-type="float">
            <text:p>590</text:p>
          </table:table-cell>
          <table:table-cell office:value-type="float" office:value="607.5" calcext:value-type="float">
            <text:p>608</text:p>
          </table:table-cell>
          <table:table-cell table:formula="of:=[.F46]/[.G46]" office:value-type="percentage" office:value="0.970814814814815" calcext:value-type="percentage">
            <text:p>97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gion Commander</text:p>
          </table:table-cell>
          <table:table-cell office:value-type="float" office:value="430.07" calcext:value-type="float">
            <text:p>430</text:p>
          </table:table-cell>
          <table:table-cell office:value-type="float" office:value="459" calcext:value-type="float">
            <text:p>459</text:p>
          </table:table-cell>
          <table:table-cell table:formula="of:=[.B47]/[.C47]" office:value-type="percentage" office:value="0.936971677559913" calcext:value-type="percentage">
            <text:p>94%</text:p>
          </table:table-cell>
          <table:table-cell/>
          <table:table-cell office:value-type="float" office:value="582.33" calcext:value-type="float">
            <text:p>582</text:p>
          </table:table-cell>
          <table:table-cell office:value-type="float" office:value="673" calcext:value-type="float">
            <text:p>673</text:p>
          </table:table-cell>
          <table:table-cell table:formula="of:=[.F47]/[.G47]" office:value-type="percentage" office:value="0.865274888558692" calcext:value-type="percentage">
            <text:p>87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shrac</text:p>
          </table:table-cell>
          <table:table-cell office:value-type="float" office:value="404.1" calcext:value-type="float">
            <text:p>404</text:p>
          </table:table-cell>
          <table:table-cell office:value-type="float" office:value="583" calcext:value-type="float">
            <text:p>583</text:p>
          </table:table-cell>
          <table:table-cell table:formula="of:=[.B48]/[.C48]" office:value-type="percentage" office:value="0.693138936535163" calcext:value-type="percentage">
            <text:p>69%</text:p>
          </table:table-cell>
          <table:table-cell/>
          <table:table-cell office:value-type="float" office:value="495.43" calcext:value-type="float">
            <text:p>495</text:p>
          </table:table-cell>
          <table:table-cell office:value-type="float" office:value="687" calcext:value-type="float">
            <text:p>687</text:p>
          </table:table-cell>
          <table:table-cell table:formula="of:=[.F48]/[.G48]" office:value-type="percentage" office:value="0.721149927219796" calcext:value-type="percentage">
            <text:p>72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ch</text:p>
          </table:table-cell>
          <table:table-cell office:value-type="float" office:value="304.26" calcext:value-type="float">
            <text:p>304</text:p>
          </table:table-cell>
          <table:table-cell office:value-type="float" office:value="308" calcext:value-type="float">
            <text:p>308</text:p>
          </table:table-cell>
          <table:table-cell table:formula="of:=[.B49]/[.C49]" office:value-type="percentage" office:value="0.987857142857143" calcext:value-type="percentage">
            <text:p>99%</text:p>
          </table:table-cell>
          <table:table-cell/>
          <table:table-cell office:value-type="float" office:value="422.25" calcext:value-type="float">
            <text:p>422</text:p>
          </table:table-cell>
          <table:table-cell office:value-type="float" office:value="408" calcext:value-type="float">
            <text:p>408</text:p>
          </table:table-cell>
          <table:table-cell table:formula="of:=[.F49]/[.G49]" office:value-type="percentage" office:value="1.03492647058824" calcext:value-type="percentage">
            <text:p>103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festealer</text:p>
          </table:table-cell>
          <table:table-cell office:value-type="float" office:value="452.78" calcext:value-type="float">
            <text:p>453</text:p>
          </table:table-cell>
          <table:table-cell office:value-type="float" office:value="485" calcext:value-type="float">
            <text:p>485</text:p>
          </table:table-cell>
          <table:table-cell table:formula="of:=[.B50]/[.C50]" office:value-type="percentage" office:value="0.933567010309278" calcext:value-type="percentage">
            <text:p>93%</text:p>
          </table:table-cell>
          <table:table-cell/>
          <table:table-cell office:value-type="float" office:value="567.24" calcext:value-type="float">
            <text:p>567</text:p>
          </table:table-cell>
          <table:table-cell office:value-type="float" office:value="612" calcext:value-type="float">
            <text:p>612</text:p>
          </table:table-cell>
          <table:table-cell table:formula="of:=[.F50]/[.G50]" office:value-type="percentage" office:value="0.926862745098039" calcext:value-type="percentage">
            <text:p>93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na</text:p>
          </table:table-cell>
          <table:table-cell office:value-type="float" office:value="445.02" calcext:value-type="float">
            <text:p>445</text:p>
          </table:table-cell>
          <table:table-cell office:value-type="float" office:value="545.5" calcext:value-type="float">
            <text:p>546</text:p>
          </table:table-cell>
          <table:table-cell table:formula="of:=[.B51]/[.C51]" office:value-type="percentage" office:value="0.815802016498625" calcext:value-type="percentage">
            <text:p>82%</text:p>
          </table:table-cell>
          <table:table-cell/>
          <table:table-cell office:value-type="float" office:value="547.39" calcext:value-type="float">
            <text:p>547</text:p>
          </table:table-cell>
          <table:table-cell office:value-type="float" office:value="662.5" calcext:value-type="float">
            <text:p>663</text:p>
          </table:table-cell>
          <table:table-cell table:formula="of:=[.F51]/[.G51]" office:value-type="percentage" office:value="0.826249056603774" calcext:value-type="percentage">
            <text:p>83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on</text:p>
          </table:table-cell>
          <table:table-cell office:value-type="float" office:value="332.45" calcext:value-type="float">
            <text:p>332</text:p>
          </table:table-cell>
          <table:table-cell office:value-type="float" office:value="342" calcext:value-type="float">
            <text:p>342</text:p>
          </table:table-cell>
          <table:table-cell table:formula="of:=[.B52]/[.C52]" office:value-type="percentage" office:value="0.972076023391813" calcext:value-type="percentage">
            <text:p>97%</text:p>
          </table:table-cell>
          <table:table-cell/>
          <table:table-cell office:value-type="float" office:value="460.58" calcext:value-type="float">
            <text:p>461</text:p>
          </table:table-cell>
          <table:table-cell office:value-type="float" office:value="468" calcext:value-type="float">
            <text:p>468</text:p>
          </table:table-cell>
          <table:table-cell table:formula="of:=[.F52]/[.G52]" office:value-type="percentage" office:value="0.984145299145299" calcext:value-type="percentage">
            <text:p>98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ne Druid</text:p>
          </table:table-cell>
          <table:table-cell office:value-type="float" office:value="452.07" calcext:value-type="float">
            <text:p>452</text:p>
          </table:table-cell>
          <table:table-cell office:value-type="float" office:value="441.5" calcext:value-type="float">
            <text:p>442</text:p>
          </table:table-cell>
          <table:table-cell table:formula="of:=[.B53]/[.C53]" office:value-type="percentage" office:value="1.02394110985277" calcext:value-type="percentage">
            <text:p>102%</text:p>
          </table:table-cell>
          <table:table-cell/>
          <table:table-cell office:value-type="float" office:value="508.45" calcext:value-type="float">
            <text:p>508</text:p>
          </table:table-cell>
          <table:table-cell office:value-type="float" office:value="407.5" calcext:value-type="float">
            <text:p>408</text:p>
          </table:table-cell>
          <table:table-cell table:formula="of:=[.F53]/[.G53]" office:value-type="percentage" office:value="1.24773006134969" calcext:value-type="percentage">
            <text:p>125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na</text:p>
          </table:table-cell>
          <table:table-cell office:value-type="float" office:value="528.88" calcext:value-type="float">
            <text:p>529</text:p>
          </table:table-cell>
          <table:table-cell office:value-type="float" office:value="607" calcext:value-type="float">
            <text:p>607</text:p>
          </table:table-cell>
          <table:table-cell table:formula="of:=[.B54]/[.C54]" office:value-type="percentage" office:value="0.871301482701812" calcext:value-type="percentage">
            <text:p>87%</text:p>
          </table:table-cell>
          <table:table-cell/>
          <table:table-cell office:value-type="float" office:value="603.99" calcext:value-type="float">
            <text:p>604</text:p>
          </table:table-cell>
          <table:table-cell office:value-type="float" office:value="715.5" calcext:value-type="float">
            <text:p>716</text:p>
          </table:table-cell>
          <table:table-cell table:formula="of:=[.F54]/[.G54]" office:value-type="percentage" office:value="0.844150943396226" calcext:value-type="percentage">
            <text:p>84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ycan</text:p>
          </table:table-cell>
          <table:table-cell office:value-type="float" office:value="431.76" calcext:value-type="float">
            <text:p>432</text:p>
          </table:table-cell>
          <table:table-cell office:value-type="float" office:value="495" calcext:value-type="float">
            <text:p>495</text:p>
          </table:table-cell>
          <table:table-cell table:formula="of:=[.B55]/[.C55]" office:value-type="percentage" office:value="0.872242424242424" calcext:value-type="percentage">
            <text:p>87%</text:p>
          </table:table-cell>
          <table:table-cell/>
          <table:table-cell office:value-type="float" office:value="497.73" calcext:value-type="float">
            <text:p>498</text:p>
          </table:table-cell>
          <table:table-cell office:value-type="float" office:value="526" calcext:value-type="float">
            <text:p>526</text:p>
          </table:table-cell>
          <table:table-cell table:formula="of:=[.F55]/[.G55]" office:value-type="percentage" office:value="0.946254752851711" calcext:value-type="percentage">
            <text:p>95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gnus</text:p>
          </table:table-cell>
          <table:table-cell office:value-type="float" office:value="362.36" calcext:value-type="float">
            <text:p>362</text:p>
          </table:table-cell>
          <table:table-cell office:value-type="float" office:value="364" calcext:value-type="float">
            <text:p>364</text:p>
          </table:table-cell>
          <table:table-cell table:formula="of:=[.B56]/[.C56]" office:value-type="percentage" office:value="0.995494505494506" calcext:value-type="percentage">
            <text:p>100%</text:p>
          </table:table-cell>
          <table:table-cell/>
          <table:table-cell office:value-type="float" office:value="500.01" calcext:value-type="float">
            <text:p>500</text:p>
          </table:table-cell>
          <table:table-cell office:value-type="float" office:value="478" calcext:value-type="float">
            <text:p>478</text:p>
          </table:table-cell>
          <table:table-cell table:formula="of:=[.F56]/[.G56]" office:value-type="percentage" office:value="1.0460460251046" calcext:value-type="percentage">
            <text:p>105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dusa</text:p>
          </table:table-cell>
          <table:table-cell office:value-type="float" office:value="567.79" calcext:value-type="float">
            <text:p>568</text:p>
          </table:table-cell>
          <table:table-cell office:value-type="float" office:value="535" calcext:value-type="float">
            <text:p>535</text:p>
          </table:table-cell>
          <table:table-cell table:formula="of:=[.B57]/[.C57]" office:value-type="percentage" office:value="1.06128971962617" calcext:value-type="percentage">
            <text:p>106%</text:p>
          </table:table-cell>
          <table:table-cell/>
          <table:table-cell office:value-type="float" office:value="634.36" calcext:value-type="float">
            <text:p>634</text:p>
          </table:table-cell>
          <table:table-cell office:value-type="float" office:value="642.5" calcext:value-type="float">
            <text:p>643</text:p>
          </table:table-cell>
          <table:table-cell table:formula="of:=[.F57]/[.G57]" office:value-type="percentage" office:value="0.987330739299611" calcext:value-type="percentage">
            <text:p>99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epo</text:p>
          </table:table-cell>
          <table:table-cell office:value-type="float" office:value="568.2" calcext:value-type="float">
            <text:p>568</text:p>
          </table:table-cell>
          <table:table-cell office:value-type="float" office:value="650" calcext:value-type="float">
            <text:p>650</text:p>
          </table:table-cell>
          <table:table-cell table:formula="of:=[.B58]/[.C58]" office:value-type="percentage" office:value="0.874153846153846" calcext:value-type="percentage">
            <text:p>87%</text:p>
          </table:table-cell>
          <table:table-cell/>
          <table:table-cell office:value-type="float" office:value="656.6" calcext:value-type="float">
            <text:p>657</text:p>
          </table:table-cell>
          <table:table-cell office:value-type="float" office:value="812" calcext:value-type="float">
            <text:p>812</text:p>
          </table:table-cell>
          <table:table-cell table:formula="of:=[.F58]/[.G58]" office:value-type="percentage" office:value="0.808620689655172" calcext:value-type="percentage">
            <text:p>81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rana</text:p>
          </table:table-cell>
          <table:table-cell office:value-type="float" office:value="409.57" calcext:value-type="float">
            <text:p>410</text:p>
          </table:table-cell>
          <table:table-cell office:value-type="float" office:value="442" calcext:value-type="float">
            <text:p>442</text:p>
          </table:table-cell>
          <table:table-cell table:formula="of:=[.B59]/[.C59]" office:value-type="percentage" office:value="0.926628959276018" calcext:value-type="percentage">
            <text:p>93%</text:p>
          </table:table-cell>
          <table:table-cell/>
          <table:table-cell office:value-type="float" office:value="508.2" calcext:value-type="float">
            <text:p>508</text:p>
          </table:table-cell>
          <table:table-cell office:value-type="float" office:value="495" calcext:value-type="float">
            <text:p>495</text:p>
          </table:table-cell>
          <table:table-cell table:formula="of:=[.F59]/[.G59]" office:value-type="percentage" office:value="1.02666666666667" calcext:value-type="percentage">
            <text:p>103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key King</text:p>
          </table:table-cell>
          <table:table-cell office:value-type="float" office:value="456.1" calcext:value-type="float">
            <text:p>456</text:p>
          </table:table-cell>
          <table:table-cell office:value-type="float" office:value="445" calcext:value-type="float">
            <text:p>445</text:p>
          </table:table-cell>
          <table:table-cell table:formula="of:=[.B60]/[.C60]" office:value-type="percentage" office:value="1.02494382022472" calcext:value-type="percentage">
            <text:p>102%</text:p>
          </table:table-cell>
          <table:table-cell/>
          <table:table-cell office:value-type="float" office:value="554.67" calcext:value-type="float">
            <text:p>555</text:p>
          </table:table-cell>
          <table:table-cell office:value-type="float" office:value="604" calcext:value-type="float">
            <text:p>604</text:p>
          </table:table-cell>
          <table:table-cell table:formula="of:=[.F60]/[.G60]" office:value-type="percentage" office:value="0.918327814569536" calcext:value-type="percentage">
            <text:p>92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rphling</text:p>
          </table:table-cell>
          <table:table-cell office:value-type="float" office:value="518.26" calcext:value-type="float">
            <text:p>518</text:p>
          </table:table-cell>
          <table:table-cell office:value-type="float" office:value="591" calcext:value-type="float">
            <text:p>591</text:p>
          </table:table-cell>
          <table:table-cell table:formula="of:=[.B61]/[.C61]" office:value-type="percentage" office:value="0.876920473773266" calcext:value-type="percentage">
            <text:p>88%</text:p>
          </table:table-cell>
          <table:table-cell/>
          <table:table-cell office:value-type="float" office:value="611.79" calcext:value-type="float">
            <text:p>612</text:p>
          </table:table-cell>
          <table:table-cell office:value-type="float" office:value="711.5" calcext:value-type="float">
            <text:p>712</text:p>
          </table:table-cell>
          <table:table-cell table:formula="of:=[.F61]/[.G61]" office:value-type="percentage" office:value="0.859859451862263" calcext:value-type="percentage">
            <text:p>86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ga Siren</text:p>
          </table:table-cell>
          <table:table-cell office:value-type="float" office:value="514.84" calcext:value-type="float">
            <text:p>515</text:p>
          </table:table-cell>
          <table:table-cell office:value-type="float" office:value="556" calcext:value-type="float">
            <text:p>556</text:p>
          </table:table-cell>
          <table:table-cell table:formula="of:=[.B62]/[.C62]" office:value-type="percentage" office:value="0.925971223021583" calcext:value-type="percentage">
            <text:p>93%</text:p>
          </table:table-cell>
          <table:table-cell/>
          <table:table-cell office:value-type="float" office:value="572.55" calcext:value-type="float">
            <text:p>573</text:p>
          </table:table-cell>
          <table:table-cell office:value-type="float" office:value="660" calcext:value-type="float">
            <text:p>660</text:p>
          </table:table-cell>
          <table:table-cell table:formula="of:=[.F62]/[.G62]" office:value-type="percentage" office:value="0.8675" calcext:value-type="percentage">
            <text:p>87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ture's Prophet</text:p>
          </table:table-cell>
          <table:table-cell office:value-type="float" office:value="538.09" calcext:value-type="float">
            <text:p>538</text:p>
          </table:table-cell>
          <table:table-cell office:value-type="float" office:value="616" calcext:value-type="float">
            <text:p>616</text:p>
          </table:table-cell>
          <table:table-cell table:formula="of:=[.B63]/[.C63]" office:value-type="percentage" office:value="0.873522727272727" calcext:value-type="percentage">
            <text:p>87%</text:p>
          </table:table-cell>
          <table:table-cell/>
          <table:table-cell office:value-type="float" office:value="506.59" calcext:value-type="float">
            <text:p>507</text:p>
          </table:table-cell>
          <table:table-cell office:value-type="float" office:value="636" calcext:value-type="float">
            <text:p>636</text:p>
          </table:table-cell>
          <table:table-cell table:formula="of:=[.F63]/[.G63]" office:value-type="percentage" office:value="0.796525157232704" calcext:value-type="percentage">
            <text:p>8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crophos</text:p>
          </table:table-cell>
          <table:table-cell office:value-type="float" office:value="416.85" calcext:value-type="float">
            <text:p>417</text:p>
          </table:table-cell>
          <table:table-cell office:value-type="float" office:value="458" calcext:value-type="float">
            <text:p>458</text:p>
          </table:table-cell>
          <table:table-cell table:formula="of:=[.B64]/[.C64]" office:value-type="percentage" office:value="0.910152838427948" calcext:value-type="percentage">
            <text:p>91%</text:p>
          </table:table-cell>
          <table:table-cell/>
          <table:table-cell office:value-type="float" office:value="529.41" calcext:value-type="float">
            <text:p>529</text:p>
          </table:table-cell>
          <table:table-cell office:value-type="float" office:value="536" calcext:value-type="float">
            <text:p>536</text:p>
          </table:table-cell>
          <table:table-cell table:formula="of:=[.F64]/[.G64]" office:value-type="percentage" office:value="0.987705223880597" calcext:value-type="percentage">
            <text:p>99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ght Stalker</text:p>
          </table:table-cell>
          <table:table-cell office:value-type="float" office:value="392.38" calcext:value-type="float">
            <text:p>392</text:p>
          </table:table-cell>
          <table:table-cell office:value-type="float" office:value="439" calcext:value-type="float">
            <text:p>439</text:p>
          </table:table-cell>
          <table:table-cell table:formula="of:=[.B65]/[.C65]" office:value-type="percentage" office:value="0.89380410022779" calcext:value-type="percentage">
            <text:p>89%</text:p>
          </table:table-cell>
          <table:table-cell/>
          <table:table-cell office:value-type="float" office:value="520.84" calcext:value-type="float">
            <text:p>521</text:p>
          </table:table-cell>
          <table:table-cell office:value-type="float" office:value="596" calcext:value-type="float">
            <text:p>596</text:p>
          </table:table-cell>
          <table:table-cell table:formula="of:=[.F65]/[.G65]" office:value-type="percentage" office:value="0.873892617449664" calcext:value-type="percentage">
            <text:p>87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yx Assassin</text:p>
          </table:table-cell>
          <table:table-cell office:value-type="float" office:value="350.7" calcext:value-type="float">
            <text:p>351</text:p>
          </table:table-cell>
          <table:table-cell office:value-type="float" office:value="387" calcext:value-type="float">
            <text:p>387</text:p>
          </table:table-cell>
          <table:table-cell table:formula="of:=[.B66]/[.C66]" office:value-type="percentage" office:value="0.906201550387597" calcext:value-type="percentage">
            <text:p>91%</text:p>
          </table:table-cell>
          <table:table-cell/>
          <table:table-cell office:value-type="float" office:value="480.76" calcext:value-type="float">
            <text:p>481</text:p>
          </table:table-cell>
          <table:table-cell office:value-type="float" office:value="579" calcext:value-type="float">
            <text:p>579</text:p>
          </table:table-cell>
          <table:table-cell table:formula="of:=[.F66]/[.G66]" office:value-type="percentage" office:value="0.830328151986183" calcext:value-type="percentage">
            <text:p>83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gre Magi</text:p>
          </table:table-cell>
          <table:table-cell office:value-type="float" office:value="362.07" calcext:value-type="float">
            <text:p>362</text:p>
          </table:table-cell>
          <table:table-cell office:value-type="float" office:value="379.5" calcext:value-type="float">
            <text:p>380</text:p>
          </table:table-cell>
          <table:table-cell table:formula="of:=[.B67]/[.C67]" office:value-type="percentage" office:value="0.954071146245059" calcext:value-type="percentage">
            <text:p>95%</text:p>
          </table:table-cell>
          <table:table-cell/>
          <table:table-cell office:value-type="float" office:value="448.89" calcext:value-type="float">
            <text:p>449</text:p>
          </table:table-cell>
          <table:table-cell office:value-type="float" office:value="482" calcext:value-type="float">
            <text:p>482</text:p>
          </table:table-cell>
          <table:table-cell table:formula="of:=[.F67]/[.G67]" office:value-type="percentage" office:value="0.931307053941909" calcext:value-type="percentage">
            <text:p>93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mniknight</text:p>
          </table:table-cell>
          <table:table-cell office:value-type="float" office:value="350.03" calcext:value-type="float">
            <text:p>350</text:p>
          </table:table-cell>
          <table:table-cell office:value-type="float" office:value="356.5" calcext:value-type="float">
            <text:p>357</text:p>
          </table:table-cell>
          <table:table-cell table:formula="of:=[.B68]/[.C68]" office:value-type="percentage" office:value="0.981851332398317" calcext:value-type="percentage">
            <text:p>98%</text:p>
          </table:table-cell>
          <table:table-cell/>
          <table:table-cell office:value-type="float" office:value="454.55" calcext:value-type="float">
            <text:p>455</text:p>
          </table:table-cell>
          <table:table-cell office:value-type="float" office:value="484" calcext:value-type="float">
            <text:p>484</text:p>
          </table:table-cell>
          <table:table-cell table:formula="of:=[.F68]/[.G68]" office:value-type="percentage" office:value="0.939152892561983" calcext:value-type="percentage">
            <text:p>94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racle</text:p>
          </table:table-cell>
          <table:table-cell office:value-type="float" office:value="314.78" calcext:value-type="float">
            <text:p>315</text:p>
          </table:table-cell>
          <table:table-cell office:value-type="float" office:value="348" calcext:value-type="float">
            <text:p>348</text:p>
          </table:table-cell>
          <table:table-cell table:formula="of:=[.B69]/[.C69]" office:value-type="percentage" office:value="0.904540229885057" calcext:value-type="percentage">
            <text:p>90%</text:p>
          </table:table-cell>
          <table:table-cell/>
          <table:table-cell office:value-type="float" office:value="455.07" calcext:value-type="float">
            <text:p>455</text:p>
          </table:table-cell>
          <table:table-cell office:value-type="float" office:value="518" calcext:value-type="float">
            <text:p>518</text:p>
          </table:table-cell>
          <table:table-cell table:formula="of:=[.F69]/[.G69]" office:value-type="percentage" office:value="0.878513513513513" calcext:value-type="percentage">
            <text:p>88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utworld Devourer</text:p>
          </table:table-cell>
          <table:table-cell office:value-type="float" office:value="476.29" calcext:value-type="float">
            <text:p>476</text:p>
          </table:table-cell>
          <table:table-cell office:value-type="float" office:value="477" calcext:value-type="float">
            <text:p>477</text:p>
          </table:table-cell>
          <table:table-cell table:formula="of:=[.B70]/[.C70]" office:value-type="percentage" office:value="0.998511530398323" calcext:value-type="percentage">
            <text:p>100%</text:p>
          </table:table-cell>
          <table:table-cell/>
          <table:table-cell office:value-type="float" office:value="585.42" calcext:value-type="float">
            <text:p>585</text:p>
          </table:table-cell>
          <table:table-cell office:value-type="float" office:value="626" calcext:value-type="float">
            <text:p>626</text:p>
          </table:table-cell>
          <table:table-cell table:formula="of:=[.F70]/[.G70]" office:value-type="percentage" office:value="0.93517571884984" calcext:value-type="percentage">
            <text:p>94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golier</text:p>
          </table:table-cell>
          <table:table-cell office:value-type="float" office:value="448.12" calcext:value-type="float">
            <text:p>448</text:p>
          </table:table-cell>
          <table:table-cell office:value-type="float" office:value="443" calcext:value-type="float">
            <text:p>443</text:p>
          </table:table-cell>
          <table:table-cell table:formula="of:=[.B71]/[.C71]" office:value-type="percentage" office:value="1.01155756207675" calcext:value-type="percentage">
            <text:p>101%</text:p>
          </table:table-cell>
          <table:table-cell/>
          <table:table-cell office:value-type="float" office:value="560.44" calcext:value-type="float">
            <text:p>560</text:p>
          </table:table-cell>
          <table:table-cell office:value-type="float" office:value="596" calcext:value-type="float">
            <text:p>596</text:p>
          </table:table-cell>
          <table:table-cell table:formula="of:=[.F71]/[.G71]" office:value-type="percentage" office:value="0.940335570469799" calcext:value-type="percentage">
            <text:p>94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hantom Assassin</text:p>
          </table:table-cell>
          <table:table-cell office:value-type="float" office:value="518.14" calcext:value-type="float">
            <text:p>518</text:p>
          </table:table-cell>
          <table:table-cell office:value-type="float" office:value="551" calcext:value-type="float">
            <text:p>551</text:p>
          </table:table-cell>
          <table:table-cell table:formula="of:=[.B72]/[.C72]" office:value-type="percentage" office:value="0.940362976406533" calcext:value-type="percentage">
            <text:p>94%</text:p>
          </table:table-cell>
          <table:table-cell/>
          <table:table-cell office:value-type="float" office:value="616.17" calcext:value-type="float">
            <text:p>616</text:p>
          </table:table-cell>
          <table:table-cell office:value-type="float" office:value="679" calcext:value-type="float">
            <text:p>679</text:p>
          </table:table-cell>
          <table:table-cell table:formula="of:=[.F72]/[.G72]" office:value-type="percentage" office:value="0.907466863033873" calcext:value-type="percentage">
            <text:p>91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hantom Lancer</text:p>
          </table:table-cell>
          <table:table-cell office:value-type="float" office:value="471.93" calcext:value-type="float">
            <text:p>472</text:p>
          </table:table-cell>
          <table:table-cell office:value-type="float" office:value="559.5" calcext:value-type="float">
            <text:p>560</text:p>
          </table:table-cell>
          <table:table-cell table:formula="of:=[.B73]/[.C73]" office:value-type="percentage" office:value="0.843485254691689" calcext:value-type="percentage">
            <text:p>84%</text:p>
          </table:table-cell>
          <table:table-cell/>
          <table:table-cell office:value-type="float" office:value="566.26" calcext:value-type="float">
            <text:p>566</text:p>
          </table:table-cell>
          <table:table-cell office:value-type="float" office:value="694.5" calcext:value-type="float">
            <text:p>695</text:p>
          </table:table-cell>
          <table:table-cell table:formula="of:=[.F73]/[.G73]" office:value-type="percentage" office:value="0.815349172066235" calcext:value-type="percentage">
            <text:p>82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hoenix</text:p>
          </table:table-cell>
          <table:table-cell office:value-type="float" office:value="394.26" calcext:value-type="float">
            <text:p>394</text:p>
          </table:table-cell>
          <table:table-cell office:value-type="float" office:value="390" calcext:value-type="float">
            <text:p>390</text:p>
          </table:table-cell>
          <table:table-cell table:formula="of:=[.B74]/[.C74]" office:value-type="percentage" office:value="1.01092307692308" calcext:value-type="percentage">
            <text:p>101%</text:p>
          </table:table-cell>
          <table:table-cell/>
          <table:table-cell office:value-type="float" office:value="497.1" calcext:value-type="float">
            <text:p>497</text:p>
          </table:table-cell>
          <table:table-cell office:value-type="float" office:value="451" calcext:value-type="float">
            <text:p>451</text:p>
          </table:table-cell>
          <table:table-cell table:formula="of:=[.F74]/[.G74]" office:value-type="percentage" office:value="1.10221729490022" calcext:value-type="percentage">
            <text:p>11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ck</text:p>
          </table:table-cell>
          <table:table-cell office:value-type="float" office:value="465.71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table:formula="of:=[.B75]/[.C75]" office:value-type="percentage" office:value="1.03721603563474" calcext:value-type="percentage">
            <text:p>104%</text:p>
          </table:table-cell>
          <table:table-cell/>
          <table:table-cell office:value-type="float" office:value="567.14" calcext:value-type="float">
            <text:p>567</text:p>
          </table:table-cell>
          <table:table-cell office:value-type="float" office:value="557" calcext:value-type="float">
            <text:p>557</text:p>
          </table:table-cell>
          <table:table-cell table:formula="of:=[.F75]/[.G75]" office:value-type="percentage" office:value="1.01820466786355" calcext:value-type="percentage">
            <text:p>102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dge</text:p>
          </table:table-cell>
          <table:table-cell office:value-type="float" office:value="363.4" calcext:value-type="float">
            <text:p>363</text:p>
          </table:table-cell>
          <table:table-cell office:value-type="float" office:value="369" calcext:value-type="float">
            <text:p>369</text:p>
          </table:table-cell>
          <table:table-cell table:formula="of:=[.B76]/[.C76]" office:value-type="percentage" office:value="0.984823848238482" calcext:value-type="percentage">
            <text:p>98%</text:p>
          </table:table-cell>
          <table:table-cell/>
          <table:table-cell office:value-type="float" office:value="515.79" calcext:value-type="float">
            <text:p>516</text:p>
          </table:table-cell>
          <table:table-cell office:value-type="float" office:value="555" calcext:value-type="float">
            <text:p>555</text:p>
          </table:table-cell>
          <table:table-cell table:formula="of:=[.F76]/[.G76]" office:value-type="percentage" office:value="0.929351351351351" calcext:value-type="percentage">
            <text:p>93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gna</text:p>
          </table:table-cell>
          <table:table-cell office:value-type="float" office:value="407.2" calcext:value-type="float">
            <text:p>407</text:p>
          </table:table-cell>
          <table:table-cell office:value-type="float" office:value="387.5" calcext:value-type="float">
            <text:p>388</text:p>
          </table:table-cell>
          <table:table-cell table:formula="of:=[.B77]/[.C77]" office:value-type="percentage" office:value="1.05083870967742" calcext:value-type="percentage">
            <text:p>105%</text:p>
          </table:table-cell>
          <table:table-cell/>
          <table:table-cell office:value-type="float" office:value="502.86" calcext:value-type="float">
            <text:p>503</text:p>
          </table:table-cell>
          <table:table-cell office:value-type="float" office:value="495.5" calcext:value-type="float">
            <text:p>496</text:p>
          </table:table-cell>
          <table:table-cell table:formula="of:=[.F77]/[.G77]" office:value-type="percentage" office:value="1.01485368314834" calcext:value-type="percentage">
            <text:p>101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een of Pain</text:p>
          </table:table-cell>
          <table:table-cell office:value-type="float" office:value="455.24" calcext:value-type="float">
            <text:p>455</text:p>
          </table:table-cell>
          <table:table-cell office:value-type="float" office:value="475" calcext:value-type="float">
            <text:p>475</text:p>
          </table:table-cell>
          <table:table-cell table:formula="of:=[.B78]/[.C78]" office:value-type="percentage" office:value="0.9584" calcext:value-type="percentage">
            <text:p>96%</text:p>
          </table:table-cell>
          <table:table-cell/>
          <table:table-cell office:value-type="float" office:value="574.09" calcext:value-type="float">
            <text:p>574</text:p>
          </table:table-cell>
          <table:table-cell office:value-type="float" office:value="637" calcext:value-type="float">
            <text:p>637</text:p>
          </table:table-cell>
          <table:table-cell table:formula="of:=[.F78]/[.G78]" office:value-type="percentage" office:value="0.901240188383046" calcext:value-type="percentage">
            <text:p>9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zor</text:p>
          </table:table-cell>
          <table:table-cell office:value-type="float" office:value="463.02" calcext:value-type="float">
            <text:p>463</text:p>
          </table:table-cell>
          <table:table-cell office:value-type="float" office:value="443" calcext:value-type="float">
            <text:p>443</text:p>
          </table:table-cell>
          <table:table-cell table:formula="of:=[.B79]/[.C79]" office:value-type="percentage" office:value="1.04519187358916" calcext:value-type="percentage">
            <text:p>105%</text:p>
          </table:table-cell>
          <table:table-cell/>
          <table:table-cell office:value-type="float" office:value="556.36" calcext:value-type="float">
            <text:p>556</text:p>
          </table:table-cell>
          <table:table-cell office:value-type="float" office:value="601" calcext:value-type="float">
            <text:p>601</text:p>
          </table:table-cell>
          <table:table-cell table:formula="of:=[.F79]/[.G79]" office:value-type="percentage" office:value="0.925723793677205" calcext:value-type="percentage">
            <text:p>93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iki</text:p>
          </table:table-cell>
          <table:table-cell office:value-type="float" office:value="377.34" calcext:value-type="float">
            <text:p>377</text:p>
          </table:table-cell>
          <table:table-cell office:value-type="float" office:value="387" calcext:value-type="float">
            <text:p>387</text:p>
          </table:table-cell>
          <table:table-cell table:formula="of:=[.B80]/[.C80]" office:value-type="percentage" office:value="0.975038759689922" calcext:value-type="percentage">
            <text:p>98%</text:p>
          </table:table-cell>
          <table:table-cell/>
          <table:table-cell office:value-type="float" office:value="536.26" calcext:value-type="float">
            <text:p>536</text:p>
          </table:table-cell>
          <table:table-cell office:value-type="float" office:value="596" calcext:value-type="float">
            <text:p>596</text:p>
          </table:table-cell>
          <table:table-cell table:formula="of:=[.F80]/[.G80]" office:value-type="percentage" office:value="0.899765100671141" calcext:value-type="percentage">
            <text:p>9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ubick</text:p>
          </table:table-cell>
          <table:table-cell office:value-type="float" office:value="334.07" calcext:value-type="float">
            <text:p>334</text:p>
          </table:table-cell>
          <table:table-cell office:value-type="float" office:value="351" calcext:value-type="float">
            <text:p>351</text:p>
          </table:table-cell>
          <table:table-cell table:formula="of:=[.B81]/[.C81]" office:value-type="percentage" office:value="0.951766381766382" calcext:value-type="percentage">
            <text:p>95%</text:p>
          </table:table-cell>
          <table:table-cell/>
          <table:table-cell office:value-type="float" office:value="450.58" calcext:value-type="float">
            <text:p>451</text:p>
          </table:table-cell>
          <table:table-cell office:value-type="float" office:value="477" calcext:value-type="float">
            <text:p>477</text:p>
          </table:table-cell>
          <table:table-cell table:formula="of:=[.F81]/[.G81]" office:value-type="percentage" office:value="0.94461215932914" calcext:value-type="percentage">
            <text:p>94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nd King</text:p>
          </table:table-cell>
          <table:table-cell office:value-type="float" office:value="377.35" calcext:value-type="float">
            <text:p>377</text:p>
          </table:table-cell>
          <table:table-cell office:value-type="float" office:value="371" calcext:value-type="float">
            <text:p>371</text:p>
          </table:table-cell>
          <table:table-cell table:formula="of:=[.B82]/[.C82]" office:value-type="percentage" office:value="1.01711590296496" calcext:value-type="percentage">
            <text:p>102%</text:p>
          </table:table-cell>
          <table:table-cell/>
          <table:table-cell office:value-type="float" office:value="505.84" calcext:value-type="float">
            <text:p>506</text:p>
          </table:table-cell>
          <table:table-cell office:value-type="float" office:value="467.5" calcext:value-type="float">
            <text:p>468</text:p>
          </table:table-cell>
          <table:table-cell table:formula="of:=[.F82]/[.G82]" office:value-type="percentage" office:value="1.08201069518717" calcext:value-type="percentage">
            <text:p>108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adow Demon</text:p>
          </table:table-cell>
          <table:table-cell office:value-type="float" office:value="307.87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table:formula="of:=[.B83]/[.C83]" office:value-type="percentage" office:value="0.993129032258064" calcext:value-type="percentage">
            <text:p>99%</text:p>
          </table:table-cell>
          <table:table-cell/>
          <table:table-cell office:value-type="float" office:value="461.33" calcext:value-type="float">
            <text:p>461</text:p>
          </table:table-cell>
          <table:table-cell office:value-type="float" office:value="481.5" calcext:value-type="float">
            <text:p>482</text:p>
          </table:table-cell>
          <table:table-cell table:formula="of:=[.F83]/[.G83]" office:value-type="percentage" office:value="0.958110072689512" calcext:value-type="percentage">
            <text:p>96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adow Fiend</text:p>
          </table:table-cell>
          <table:table-cell office:value-type="float" office:value="529.78" calcext:value-type="float">
            <text:p>530</text:p>
          </table:table-cell>
          <table:table-cell office:value-type="float" office:value="578" calcext:value-type="float">
            <text:p>578</text:p>
          </table:table-cell>
          <table:table-cell table:formula="of:=[.B84]/[.C84]" office:value-type="percentage" office:value="0.916574394463668" calcext:value-type="percentage">
            <text:p>92%</text:p>
          </table:table-cell>
          <table:table-cell/>
          <table:table-cell office:value-type="float" office:value="624.62" calcext:value-type="float">
            <text:p>625</text:p>
          </table:table-cell>
          <table:table-cell office:value-type="float" office:value="687" calcext:value-type="float">
            <text:p>687</text:p>
          </table:table-cell>
          <table:table-cell table:formula="of:=[.F84]/[.G84]" office:value-type="percentage" office:value="0.90919941775837" calcext:value-type="percentage">
            <text:p>91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adow Shaman</text:p>
          </table:table-cell>
          <table:table-cell office:value-type="float" office:value="328.21" calcext:value-type="float">
            <text:p>328</text:p>
          </table:table-cell>
          <table:table-cell office:value-type="float" office:value="334.5" calcext:value-type="float">
            <text:p>335</text:p>
          </table:table-cell>
          <table:table-cell table:formula="of:=[.B85]/[.C85]" office:value-type="percentage" office:value="0.981195814648729" calcext:value-type="percentage">
            <text:p>98%</text:p>
          </table:table-cell>
          <table:table-cell/>
          <table:table-cell office:value-type="float" office:value="431.91" calcext:value-type="float">
            <text:p>432</text:p>
          </table:table-cell>
          <table:table-cell office:value-type="float" office:value="426.5" calcext:value-type="float">
            <text:p>427</text:p>
          </table:table-cell>
          <table:table-cell table:formula="of:=[.F85]/[.G85]" office:value-type="percentage" office:value="1.01268464243845" calcext:value-type="percentage">
            <text:p>101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lencer</text:p>
          </table:table-cell>
          <table:table-cell office:value-type="float" office:value="358.16" calcext:value-type="float">
            <text:p>358</text:p>
          </table:table-cell>
          <table:table-cell office:value-type="float" office:value="337" calcext:value-type="float">
            <text:p>337</text:p>
          </table:table-cell>
          <table:table-cell table:formula="of:=[.B86]/[.C86]" office:value-type="percentage" office:value="1.06278931750742" calcext:value-type="percentage">
            <text:p>106%</text:p>
          </table:table-cell>
          <table:table-cell/>
          <table:table-cell office:value-type="float" office:value="453.77" calcext:value-type="float">
            <text:p>454</text:p>
          </table:table-cell>
          <table:table-cell office:value-type="float" office:value="428" calcext:value-type="float">
            <text:p>428</text:p>
          </table:table-cell>
          <table:table-cell table:formula="of:=[.F86]/[.G86]" office:value-type="percentage" office:value="1.06021028037383" calcext:value-type="percentage">
            <text:p>106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ywrath Mage</text:p>
          </table:table-cell>
          <table:table-cell office:value-type="float" office:value="376.91" calcext:value-type="float">
            <text:p>377</text:p>
          </table:table-cell>
          <table:table-cell office:value-type="float" office:value="424" calcext:value-type="float">
            <text:p>424</text:p>
          </table:table-cell>
          <table:table-cell table:formula="of:=[.B87]/[.C87]" office:value-type="percentage" office:value="0.888938679245283" calcext:value-type="percentage">
            <text:p>89%</text:p>
          </table:table-cell>
          <table:table-cell/>
          <table:table-cell office:value-type="float" office:value="512.29" calcext:value-type="float">
            <text:p>512</text:p>
          </table:table-cell>
          <table:table-cell office:value-type="float" office:value="591" calcext:value-type="float">
            <text:p>591</text:p>
          </table:table-cell>
          <table:table-cell table:formula="of:=[.F87]/[.G87]" office:value-type="percentage" office:value="0.866818950930626" calcext:value-type="percentage">
            <text:p>87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ardar</text:p>
          </table:table-cell>
          <table:table-cell office:value-type="float" office:value="377.27" calcext:value-type="float">
            <text:p>377</text:p>
          </table:table-cell>
          <table:table-cell office:value-type="float" office:value="405" calcext:value-type="float">
            <text:p>405</text:p>
          </table:table-cell>
          <table:table-cell table:formula="of:=[.B88]/[.C88]" office:value-type="percentage" office:value="0.931530864197531" calcext:value-type="percentage">
            <text:p>93%</text:p>
          </table:table-cell>
          <table:table-cell/>
          <table:table-cell office:value-type="float" office:value="505.35" calcext:value-type="float">
            <text:p>505</text:p>
          </table:table-cell>
          <table:table-cell office:value-type="float" office:value="519.5" calcext:value-type="float">
            <text:p>520</text:p>
          </table:table-cell>
          <table:table-cell table:formula="of:=[.F88]/[.G88]" office:value-type="percentage" office:value="0.972762271414822" calcext:value-type="percentage">
            <text:p>97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ark</text:p>
          </table:table-cell>
          <table:table-cell office:value-type="float" office:value="486.3" calcext:value-type="float">
            <text:p>486</text:p>
          </table:table-cell>
          <table:table-cell office:value-type="float" office:value="536" calcext:value-type="float">
            <text:p>536</text:p>
          </table:table-cell>
          <table:table-cell table:formula="of:=[.B89]/[.C89]" office:value-type="percentage" office:value="0.907276119402985" calcext:value-type="percentage">
            <text:p>91%</text:p>
          </table:table-cell>
          <table:table-cell/>
          <table:table-cell office:value-type="float" office:value="611.21" calcext:value-type="float">
            <text:p>611</text:p>
          </table:table-cell>
          <table:table-cell office:value-type="float" office:value="701.5" calcext:value-type="float">
            <text:p>702</text:p>
          </table:table-cell>
          <table:table-cell table:formula="of:=[.F89]/[.G89]" office:value-type="percentage" office:value="0.871290092658589" calcext:value-type="percentage">
            <text:p>87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niper</text:p>
          </table:table-cell>
          <table:table-cell office:value-type="float" office:value="489.4" calcext:value-type="float">
            <text:p>489</text:p>
          </table:table-cell>
          <table:table-cell office:value-type="float" office:value="579" calcext:value-type="float">
            <text:p>579</text:p>
          </table:table-cell>
          <table:table-cell table:formula="of:=[.B90]/[.C90]" office:value-type="percentage" office:value="0.845250431778929" calcext:value-type="percentage">
            <text:p>85%</text:p>
          </table:table-cell>
          <table:table-cell/>
          <table:table-cell office:value-type="float" office:value="564.25" calcext:value-type="float">
            <text:p>564</text:p>
          </table:table-cell>
          <table:table-cell office:value-type="float" office:value="662" calcext:value-type="float">
            <text:p>662</text:p>
          </table:table-cell>
          <table:table-cell table:formula="of:=[.F90]/[.G90]" office:value-type="percentage" office:value="0.852341389728097" calcext:value-type="percentage">
            <text:p>85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pectre</text:p>
          </table:table-cell>
          <table:table-cell office:value-type="float" office:value="470.3" calcext:value-type="float">
            <text:p>470</text:p>
          </table:table-cell>
          <table:table-cell office:value-type="float" office:value="543" calcext:value-type="float">
            <text:p>543</text:p>
          </table:table-cell>
          <table:table-cell table:formula="of:=[.B91]/[.C91]" office:value-type="percentage" office:value="0.866114180478821" calcext:value-type="percentage">
            <text:p>87%</text:p>
          </table:table-cell>
          <table:table-cell/>
          <table:table-cell office:value-type="float" office:value="581.94" calcext:value-type="float">
            <text:p>582</text:p>
          </table:table-cell>
          <table:table-cell office:value-type="float" office:value="644.5" calcext:value-type="float">
            <text:p>645</text:p>
          </table:table-cell>
          <table:table-cell table:formula="of:=[.F91]/[.G91]" office:value-type="percentage" office:value="0.902932505818464" calcext:value-type="percentage">
            <text:p>9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pirit Breaker</text:p>
          </table:table-cell>
          <table:table-cell office:value-type="float" office:value="336.35" calcext:value-type="float">
            <text:p>336</text:p>
          </table:table-cell>
          <table:table-cell office:value-type="float" office:value="360.5" calcext:value-type="float">
            <text:p>361</text:p>
          </table:table-cell>
          <table:table-cell table:formula="of:=[.B92]/[.C92]" office:value-type="percentage" office:value="0.933009708737864" calcext:value-type="percentage">
            <text:p>93%</text:p>
          </table:table-cell>
          <table:table-cell/>
          <table:table-cell office:value-type="float" office:value="478.27" calcext:value-type="float">
            <text:p>478</text:p>
          </table:table-cell>
          <table:table-cell office:value-type="float" office:value="496" calcext:value-type="float">
            <text:p>496</text:p>
          </table:table-cell>
          <table:table-cell table:formula="of:=[.F92]/[.G92]" office:value-type="percentage" office:value="0.964254032258065" calcext:value-type="percentage">
            <text:p>96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orm Spirit</text:p>
          </table:table-cell>
          <table:table-cell office:value-type="float" office:value="474.56" calcext:value-type="float">
            <text:p>475</text:p>
          </table:table-cell>
          <table:table-cell office:value-type="float" office:value="536.5" calcext:value-type="float">
            <text:p>537</text:p>
          </table:table-cell>
          <table:table-cell table:formula="of:=[.B93]/[.C93]" office:value-type="percentage" office:value="0.884547996272134" calcext:value-type="percentage">
            <text:p>88%</text:p>
          </table:table-cell>
          <table:table-cell/>
          <table:table-cell office:value-type="float" office:value="603.63" calcext:value-type="float">
            <text:p>604</text:p>
          </table:table-cell>
          <table:table-cell office:value-type="float" office:value="830.5" calcext:value-type="float">
            <text:p>831</text:p>
          </table:table-cell>
          <table:table-cell table:formula="of:=[.F93]/[.G93]" office:value-type="percentage" office:value="0.726827212522577" calcext:value-type="percentage">
            <text:p>73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ven</text:p>
          </table:table-cell>
          <table:table-cell office:value-type="float" office:value="480" calcext:value-type="float">
            <text:p>480</text:p>
          </table:table-cell>
          <table:table-cell office:value-type="float" office:value="514.5" calcext:value-type="float">
            <text:p>515</text:p>
          </table:table-cell>
          <table:table-cell table:formula="of:=[.B94]/[.C94]" office:value-type="percentage" office:value="0.932944606413994" calcext:value-type="percentage">
            <text:p>93%</text:p>
          </table:table-cell>
          <table:table-cell/>
          <table:table-cell office:value-type="float" office:value="572.93" calcext:value-type="float">
            <text:p>573</text:p>
          </table:table-cell>
          <table:table-cell office:value-type="float" office:value="641" calcext:value-type="float">
            <text:p>641</text:p>
          </table:table-cell>
          <table:table-cell table:formula="of:=[.F94]/[.G94]" office:value-type="percentage" office:value="0.89380655226209" calcext:value-type="percentage">
            <text:p>89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chies</text:p>
          </table:table-cell>
          <table:table-cell office:value-type="float" office:value="410.42" calcext:value-type="float">
            <text:p>410</text:p>
          </table:table-cell>
          <table:table-cell office:value-type="float" office:value="426" calcext:value-type="float">
            <text:p>426</text:p>
          </table:table-cell>
          <table:table-cell table:formula="of:=[.B95]/[.C95]" office:value-type="percentage" office:value="0.963427230046948" calcext:value-type="percentage">
            <text:p>96%</text:p>
          </table:table-cell>
          <table:table-cell/>
          <table:table-cell office:value-type="float" office:value="460.81" calcext:value-type="float">
            <text:p>461</text:p>
          </table:table-cell>
          <table:table-cell office:value-type="float" office:value="493" calcext:value-type="float">
            <text:p>493</text:p>
          </table:table-cell>
          <table:table-cell table:formula="of:=[.F95]/[.G95]" office:value-type="percentage" office:value="0.934705882352941" calcext:value-type="percentage">
            <text:p>93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mplar Assassin</text:p>
          </table:table-cell>
          <table:table-cell office:value-type="float" office:value="490.04" calcext:value-type="float">
            <text:p>490</text:p>
          </table:table-cell>
          <table:table-cell office:value-type="float" office:value="621.5" calcext:value-type="float">
            <text:p>622</text:p>
          </table:table-cell>
          <table:table-cell table:formula="of:=[.B96]/[.C96]" office:value-type="percentage" office:value="0.788479485116653" calcext:value-type="percentage">
            <text:p>79%</text:p>
          </table:table-cell>
          <table:table-cell/>
          <table:table-cell office:value-type="float" office:value="602.55" calcext:value-type="float">
            <text:p>603</text:p>
          </table:table-cell>
          <table:table-cell office:value-type="float" office:value="806" calcext:value-type="float">
            <text:p>806</text:p>
          </table:table-cell>
          <table:table-cell table:formula="of:=[.F96]/[.G96]" office:value-type="percentage" office:value="0.74758064516129" calcext:value-type="percentage">
            <text:p>75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rrorblade</text:p>
          </table:table-cell>
          <table:table-cell office:value-type="float" office:value="564.38" calcext:value-type="float">
            <text:p>564</text:p>
          </table:table-cell>
          <table:table-cell office:value-type="float" office:value="551.5" calcext:value-type="float">
            <text:p>552</text:p>
          </table:table-cell>
          <table:table-cell table:formula="of:=[.B97]/[.C97]" office:value-type="percentage" office:value="1.02335448776065" calcext:value-type="percentage">
            <text:p>102%</text:p>
          </table:table-cell>
          <table:table-cell/>
          <table:table-cell office:value-type="float" office:value="588.45" calcext:value-type="float">
            <text:p>588</text:p>
          </table:table-cell>
          <table:table-cell office:value-type="float" office:value="564.5" calcext:value-type="float">
            <text:p>565</text:p>
          </table:table-cell>
          <table:table-cell table:formula="of:=[.F97]/[.G97]" office:value-type="percentage" office:value="1.04242692648361" calcext:value-type="percentage">
            <text:p>104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idehunter</text:p>
          </table:table-cell>
          <table:table-cell office:value-type="float" office:value="395.86" calcext:value-type="float">
            <text:p>396</text:p>
          </table:table-cell>
          <table:table-cell office:value-type="float" office:value="409" calcext:value-type="float">
            <text:p>409</text:p>
          </table:table-cell>
          <table:table-cell table:formula="of:=[.B98]/[.C98]" office:value-type="percentage" office:value="0.967872860635697" calcext:value-type="percentage">
            <text:p>97%</text:p>
          </table:table-cell>
          <table:table-cell/>
          <table:table-cell office:value-type="float" office:value="551.86" calcext:value-type="float">
            <text:p>552</text:p>
          </table:table-cell>
          <table:table-cell office:value-type="float" office:value="532.5" calcext:value-type="float">
            <text:p>533</text:p>
          </table:table-cell>
          <table:table-cell table:formula="of:=[.F98]/[.G98]" office:value-type="percentage" office:value="1.03635680751174" calcext:value-type="percentage">
            <text:p>104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imbersaw</text:p>
          </table:table-cell>
          <table:table-cell office:value-type="float" office:value="420.86" calcext:value-type="float">
            <text:p>421</text:p>
          </table:table-cell>
          <table:table-cell office:value-type="float" office:value="430" calcext:value-type="float">
            <text:p>430</text:p>
          </table:table-cell>
          <table:table-cell table:formula="of:=[.B99]/[.C99]" office:value-type="percentage" office:value="0.978744186046512" calcext:value-type="percentage">
            <text:p>98%</text:p>
          </table:table-cell>
          <table:table-cell/>
          <table:table-cell office:value-type="float" office:value="573.31" calcext:value-type="float">
            <text:p>573</text:p>
          </table:table-cell>
          <table:table-cell office:value-type="float" office:value="601" calcext:value-type="float">
            <text:p>601</text:p>
          </table:table-cell>
          <table:table-cell table:formula="of:=[.F99]/[.G99]" office:value-type="percentage" office:value="0.953926788685524" calcext:value-type="percentage">
            <text:p>95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inker</text:p>
          </table:table-cell>
          <table:table-cell office:value-type="float" office:value="494.35" calcext:value-type="float">
            <text:p>494</text:p>
          </table:table-cell>
          <table:table-cell office:value-type="float" office:value="516" calcext:value-type="float">
            <text:p>516</text:p>
          </table:table-cell>
          <table:table-cell table:formula="of:=[.B100]/[.C100]" office:value-type="percentage" office:value="0.958042635658915" calcext:value-type="percentage">
            <text:p>96%</text:p>
          </table:table-cell>
          <table:table-cell/>
          <table:table-cell office:value-type="float" office:value="610.07" calcext:value-type="float">
            <text:p>610</text:p>
          </table:table-cell>
          <table:table-cell office:value-type="float" office:value="680" calcext:value-type="float">
            <text:p>680</text:p>
          </table:table-cell>
          <table:table-cell table:formula="of:=[.F100]/[.G100]" office:value-type="percentage" office:value="0.897161764705882" calcext:value-type="percentage">
            <text:p>9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iny</text:p>
          </table:table-cell>
          <table:table-cell office:value-type="float" office:value="421.82" calcext:value-type="float">
            <text:p>422</text:p>
          </table:table-cell>
          <table:table-cell office:value-type="float" office:value="452" calcext:value-type="float">
            <text:p>452</text:p>
          </table:table-cell>
          <table:table-cell table:formula="of:=[.B101]/[.C101]" office:value-type="percentage" office:value="0.933230088495575" calcext:value-type="percentage">
            <text:p>93%</text:p>
          </table:table-cell>
          <table:table-cell/>
          <table:table-cell office:value-type="float" office:value="539.11" calcext:value-type="float">
            <text:p>539</text:p>
          </table:table-cell>
          <table:table-cell office:value-type="float" office:value="571" calcext:value-type="float">
            <text:p>571</text:p>
          </table:table-cell>
          <table:table-cell table:formula="of:=[.F101]/[.G101]" office:value-type="percentage" office:value="0.94415061295972" calcext:value-type="percentage">
            <text:p>94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eant Protector</text:p>
          </table:table-cell>
          <table:table-cell office:value-type="float" office:value="291.91" calcext:value-type="float">
            <text:p>292</text:p>
          </table:table-cell>
          <table:table-cell office:value-type="float" office:value="258.5" calcext:value-type="float">
            <text:p>259</text:p>
          </table:table-cell>
          <table:table-cell table:formula="of:=[.B102]/[.C102]" office:value-type="percentage" office:value="1.12924564796905" calcext:value-type="percentage">
            <text:p>113%</text:p>
          </table:table-cell>
          <table:table-cell/>
          <table:table-cell office:value-type="float" office:value="413.02" calcext:value-type="float">
            <text:p>413</text:p>
          </table:table-cell>
          <table:table-cell office:value-type="float" office:value="390.5" calcext:value-type="float">
            <text:p>391</text:p>
          </table:table-cell>
          <table:table-cell table:formula="of:=[.F102]/[.G102]" office:value-type="percentage" office:value="1.05766965428937" calcext:value-type="percentage">
            <text:p>106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oll Warlord</text:p>
          </table:table-cell>
          <table:table-cell office:value-type="float" office:value="489.78" calcext:value-type="float">
            <text:p>490</text:p>
          </table:table-cell>
          <table:table-cell office:value-type="float" office:value="571" calcext:value-type="float">
            <text:p>571</text:p>
          </table:table-cell>
          <table:table-cell table:formula="of:=[.B103]/[.C103]" office:value-type="percentage" office:value="0.857758318739054" calcext:value-type="percentage">
            <text:p>86%</text:p>
          </table:table-cell>
          <table:table-cell/>
          <table:table-cell office:value-type="float" office:value="595.65" calcext:value-type="float">
            <text:p>596</text:p>
          </table:table-cell>
          <table:table-cell office:value-type="float" office:value="679" calcext:value-type="float">
            <text:p>679</text:p>
          </table:table-cell>
          <table:table-cell table:formula="of:=[.F103]/[.G103]" office:value-type="percentage" office:value="0.877245949926362" calcext:value-type="percentage">
            <text:p>88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sk</text:p>
          </table:table-cell>
          <table:table-cell office:value-type="float" office:value="358.6" calcext:value-type="float">
            <text:p>359</text:p>
          </table:table-cell>
          <table:table-cell office:value-type="float" office:value="353.5" calcext:value-type="float">
            <text:p>354</text:p>
          </table:table-cell>
          <table:table-cell table:formula="of:=[.B104]/[.C104]" office:value-type="percentage" office:value="1.01442715700141" calcext:value-type="percentage">
            <text:p>101%</text:p>
          </table:table-cell>
          <table:table-cell/>
          <table:table-cell office:value-type="float" office:value="484.02" calcext:value-type="float">
            <text:p>484</text:p>
          </table:table-cell>
          <table:table-cell office:value-type="float" office:value="477.5" calcext:value-type="float">
            <text:p>478</text:p>
          </table:table-cell>
          <table:table-cell table:formula="of:=[.F104]/[.G104]" office:value-type="percentage" office:value="1.01365445026178" calcext:value-type="percentage">
            <text:p>101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derlord</text:p>
          </table:table-cell>
          <table:table-cell office:value-type="float" office:value="414.03" calcext:value-type="float">
            <text:p>414</text:p>
          </table:table-cell>
          <table:table-cell office:value-type="float" office:value="458.5" calcext:value-type="float">
            <text:p>459</text:p>
          </table:table-cell>
          <table:table-cell table:formula="of:=[.B105]/[.C105]" office:value-type="percentage" office:value="0.903009814612868" calcext:value-type="percentage">
            <text:p>90%</text:p>
          </table:table-cell>
          <table:table-cell/>
          <table:table-cell office:value-type="float" office:value="510.78" calcext:value-type="float">
            <text:p>511</text:p>
          </table:table-cell>
          <table:table-cell office:value-type="float" office:value="524" calcext:value-type="float">
            <text:p>524</text:p>
          </table:table-cell>
          <table:table-cell table:formula="of:=[.F105]/[.G105]" office:value-type="percentage" office:value="0.974770992366412" calcext:value-type="percentage">
            <text:p>97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dying</text:p>
          </table:table-cell>
          <table:table-cell office:value-type="float" office:value="324.92" calcext:value-type="float">
            <text:p>325</text:p>
          </table:table-cell>
          <table:table-cell office:value-type="float" office:value="360.5" calcext:value-type="float">
            <text:p>361</text:p>
          </table:table-cell>
          <table:table-cell table:formula="of:=[.B106]/[.C106]" office:value-type="percentage" office:value="0.901303744798891" calcext:value-type="percentage">
            <text:p>90%</text:p>
          </table:table-cell>
          <table:table-cell/>
          <table:table-cell office:value-type="float" office:value="437.14" calcext:value-type="float">
            <text:p>437</text:p>
          </table:table-cell>
          <table:table-cell office:value-type="float" office:value="452" calcext:value-type="float">
            <text:p>452</text:p>
          </table:table-cell>
          <table:table-cell table:formula="of:=[.F106]/[.G106]" office:value-type="percentage" office:value="0.96712389380531" calcext:value-type="percentage">
            <text:p>97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rsa</text:p>
          </table:table-cell>
          <table:table-cell office:value-type="float" office:value="446.13" calcext:value-type="float">
            <text:p>446</text:p>
          </table:table-cell>
          <table:table-cell office:value-type="float" office:value="532" calcext:value-type="float">
            <text:p>532</text:p>
          </table:table-cell>
          <table:table-cell table:formula="of:=[.B107]/[.C107]" office:value-type="percentage" office:value="0.83859022556391" calcext:value-type="percentage">
            <text:p>84%</text:p>
          </table:table-cell>
          <table:table-cell/>
          <table:table-cell office:value-type="float" office:value="577.61" calcext:value-type="float">
            <text:p>578</text:p>
          </table:table-cell>
          <table:table-cell office:value-type="float" office:value="683" calcext:value-type="float">
            <text:p>683</text:p>
          </table:table-cell>
          <table:table-cell table:formula="of:=[.F107]/[.G107]" office:value-type="percentage" office:value="0.845695461200586" calcext:value-type="percentage">
            <text:p>85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geful Spirit</text:p>
          </table:table-cell>
          <table:table-cell office:value-type="float" office:value="331" calcext:value-type="float">
            <text:p>331</text:p>
          </table:table-cell>
          <table:table-cell office:value-type="float" office:value="340" calcext:value-type="float">
            <text:p>340</text:p>
          </table:table-cell>
          <table:table-cell table:formula="of:=[.B108]/[.C108]" office:value-type="percentage" office:value="0.973529411764706" calcext:value-type="percentage">
            <text:p>97%</text:p>
          </table:table-cell>
          <table:table-cell/>
          <table:table-cell office:value-type="float" office:value="443.72" calcext:value-type="float">
            <text:p>444</text:p>
          </table:table-cell>
          <table:table-cell office:value-type="float" office:value="418" calcext:value-type="float">
            <text:p>418</text:p>
          </table:table-cell>
          <table:table-cell table:formula="of:=[.F108]/[.G108]" office:value-type="percentage" office:value="1.06153110047847" calcext:value-type="percentage">
            <text:p>106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omancer</text:p>
          </table:table-cell>
          <table:table-cell office:value-type="float" office:value="416.35" calcext:value-type="float">
            <text:p>416</text:p>
          </table:table-cell>
          <table:table-cell office:value-type="float" office:value="445" calcext:value-type="float">
            <text:p>445</text:p>
          </table:table-cell>
          <table:table-cell table:formula="of:=[.B109]/[.C109]" office:value-type="percentage" office:value="0.93561797752809" calcext:value-type="percentage">
            <text:p>94%</text:p>
          </table:table-cell>
          <table:table-cell/>
          <table:table-cell office:value-type="float" office:value="465.46" calcext:value-type="float">
            <text:p>465</text:p>
          </table:table-cell>
          <table:table-cell office:value-type="float" office:value="521" calcext:value-type="float">
            <text:p>521</text:p>
          </table:table-cell>
          <table:table-cell table:formula="of:=[.F109]/[.G109]" office:value-type="percentage" office:value="0.893397312859885" calcext:value-type="percentage">
            <text:p>89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per</text:p>
          </table:table-cell>
          <table:table-cell office:value-type="float" office:value="447.3" calcext:value-type="float">
            <text:p>447</text:p>
          </table:table-cell>
          <table:table-cell office:value-type="float" office:value="508" calcext:value-type="float">
            <text:p>508</text:p>
          </table:table-cell>
          <table:table-cell table:formula="of:=[.B110]/[.C110]" office:value-type="percentage" office:value="0.880511811023622" calcext:value-type="percentage">
            <text:p>88%</text:p>
          </table:table-cell>
          <table:table-cell/>
          <table:table-cell office:value-type="float" office:value="556.66" calcext:value-type="float">
            <text:p>557</text:p>
          </table:table-cell>
          <table:table-cell office:value-type="float" office:value="648" calcext:value-type="float">
            <text:p>648</text:p>
          </table:table-cell>
          <table:table-cell table:formula="of:=[.F110]/[.G110]" office:value-type="percentage" office:value="0.859043209876543" calcext:value-type="percentage">
            <text:p>86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sage</text:p>
          </table:table-cell>
          <table:table-cell office:value-type="float" office:value="426.91" calcext:value-type="float">
            <text:p>427</text:p>
          </table:table-cell>
          <table:table-cell office:value-type="float" office:value="516.5" calcext:value-type="float">
            <text:p>517</text:p>
          </table:table-cell>
          <table:table-cell table:formula="of:=[.B111]/[.C111]" office:value-type="percentage" office:value="0.826544046466602" calcext:value-type="percentage">
            <text:p>83%</text:p>
          </table:table-cell>
          <table:table-cell/>
          <table:table-cell office:value-type="float" office:value="544.51" calcext:value-type="float">
            <text:p>545</text:p>
          </table:table-cell>
          <table:table-cell office:value-type="float" office:value="785" calcext:value-type="float">
            <text:p>785</text:p>
          </table:table-cell>
          <table:table-cell table:formula="of:=[.F111]/[.G111]" office:value-type="percentage" office:value="0.693643312101911" calcext:value-type="percentage">
            <text:p>69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arlock</text:p>
          </table:table-cell>
          <table:table-cell office:value-type="float" office:value="330.83" calcext:value-type="float">
            <text:p>331</text:p>
          </table:table-cell>
          <table:table-cell office:value-type="float" office:value="354" calcext:value-type="float">
            <text:p>354</text:p>
          </table:table-cell>
          <table:table-cell table:formula="of:=[.B112]/[.C112]" office:value-type="percentage" office:value="0.93454802259887" calcext:value-type="percentage">
            <text:p>93%</text:p>
          </table:table-cell>
          <table:table-cell/>
          <table:table-cell office:value-type="float" office:value="450.26" calcext:value-type="float">
            <text:p>450</text:p>
          </table:table-cell>
          <table:table-cell office:value-type="float" office:value="449" calcext:value-type="float">
            <text:p>449</text:p>
          </table:table-cell>
          <table:table-cell table:formula="of:=[.F112]/[.G112]" office:value-type="percentage" office:value="1.00280623608018" calcext:value-type="percentage">
            <text:p>10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eaver</text:p>
          </table:table-cell>
          <table:table-cell office:value-type="float" office:value="445" calcext:value-type="float">
            <text:p>445</text:p>
          </table:table-cell>
          <table:table-cell office:value-type="float" office:value="478" calcext:value-type="float">
            <text:p>478</text:p>
          </table:table-cell>
          <table:table-cell table:formula="of:=[.B113]/[.C113]" office:value-type="percentage" office:value="0.930962343096234" calcext:value-type="percentage">
            <text:p>93%</text:p>
          </table:table-cell>
          <table:table-cell/>
          <table:table-cell office:value-type="float" office:value="631.1" calcext:value-type="float">
            <text:p>631</text:p>
          </table:table-cell>
          <table:table-cell office:value-type="float" office:value="653.5" calcext:value-type="float">
            <text:p>654</text:p>
          </table:table-cell>
          <table:table-cell table:formula="of:=[.F113]/[.G113]" office:value-type="percentage" office:value="0.965723029839327" calcext:value-type="percentage">
            <text:p>97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ndranger</text:p>
          </table:table-cell>
          <table:table-cell office:value-type="float" office:value="422.53" calcext:value-type="float">
            <text:p>423</text:p>
          </table:table-cell>
          <table:table-cell office:value-type="float" office:value="485.5" calcext:value-type="float">
            <text:p>486</text:p>
          </table:table-cell>
          <table:table-cell table:formula="of:=[.B114]/[.C114]" office:value-type="percentage" office:value="0.870298661174047" calcext:value-type="percentage">
            <text:p>87%</text:p>
          </table:table-cell>
          <table:table-cell/>
          <table:table-cell office:value-type="float" office:value="543.15" calcext:value-type="float">
            <text:p>543</text:p>
          </table:table-cell>
          <table:table-cell office:value-type="float" office:value="598" calcext:value-type="float">
            <text:p>598</text:p>
          </table:table-cell>
          <table:table-cell table:formula="of:=[.F114]/[.G114]" office:value-type="percentage" office:value="0.908277591973244" calcext:value-type="percentage">
            <text:p>91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nter Wyvern</text:p>
          </table:table-cell>
          <table:table-cell office:value-type="float" office:value="350.89" calcext:value-type="float">
            <text:p>351</text:p>
          </table:table-cell>
          <table:table-cell office:value-type="float" office:value="383" calcext:value-type="float">
            <text:p>383</text:p>
          </table:table-cell>
          <table:table-cell table:formula="of:=[.B115]/[.C115]" office:value-type="percentage" office:value="0.916161879895561" calcext:value-type="percentage">
            <text:p>92%</text:p>
          </table:table-cell>
          <table:table-cell/>
          <table:table-cell office:value-type="float" office:value="443.02" calcext:value-type="float">
            <text:p>443</text:p>
          </table:table-cell>
          <table:table-cell office:value-type="float" office:value="470" calcext:value-type="float">
            <text:p>470</text:p>
          </table:table-cell>
          <table:table-cell table:formula="of:=[.F115]/[.G115]" office:value-type="percentage" office:value="0.942595744680851" calcext:value-type="percentage">
            <text:p>94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itch Doctor</text:p>
          </table:table-cell>
          <table:table-cell office:value-type="float" office:value="328.48" calcext:value-type="float">
            <text:p>328</text:p>
          </table:table-cell>
          <table:table-cell office:value-type="float" office:value="364" calcext:value-type="float">
            <text:p>364</text:p>
          </table:table-cell>
          <table:table-cell table:formula="of:=[.B116]/[.C116]" office:value-type="percentage" office:value="0.902417582417582" calcext:value-type="percentage">
            <text:p>90%</text:p>
          </table:table-cell>
          <table:table-cell/>
          <table:table-cell office:value-type="float" office:value="424.16" calcext:value-type="float">
            <text:p>424</text:p>
          </table:table-cell>
          <table:table-cell office:value-type="float" office:value="456.5" calcext:value-type="float">
            <text:p>457</text:p>
          </table:table-cell>
          <table:table-cell table:formula="of:=[.F116]/[.G116]" office:value-type="percentage" office:value="0.929156626506024" calcext:value-type="percentage">
            <text:p>93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raith King</text:p>
          </table:table-cell>
          <table:table-cell office:value-type="float" office:value="454.23" calcext:value-type="float">
            <text:p>454</text:p>
          </table:table-cell>
          <table:table-cell office:value-type="float" office:value="480" calcext:value-type="float">
            <text:p>480</text:p>
          </table:table-cell>
          <table:table-cell table:formula="of:=[.B117]/[.C117]" office:value-type="percentage" office:value="0.9463125" calcext:value-type="percentage">
            <text:p>95%</text:p>
          </table:table-cell>
          <table:table-cell/>
          <table:table-cell office:value-type="float" office:value="549.14" calcext:value-type="float">
            <text:p>549</text:p>
          </table:table-cell>
          <table:table-cell office:value-type="float" office:value="578" calcext:value-type="float">
            <text:p>578</text:p>
          </table:table-cell>
          <table:table-cell table:formula="of:=[.F117]/[.G117]" office:value-type="percentage" office:value="0.950069204152249" calcext:value-type="percentage">
            <text:p>95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eus</text:p>
          </table:table-cell>
          <table:table-cell office:value-type="float" office:value="407.54" calcext:value-type="float">
            <text:p>408</text:p>
          </table:table-cell>
          <table:table-cell office:value-type="float" office:value="431" calcext:value-type="float">
            <text:p>431</text:p>
          </table:table-cell>
          <table:table-cell table:formula="of:=[.B118]/[.C118]" office:value-type="percentage" office:value="0.945568445475638" calcext:value-type="percentage">
            <text:p>95%</text:p>
          </table:table-cell>
          <table:table-cell/>
          <table:table-cell office:value-type="float" office:value="580.74" calcext:value-type="float">
            <text:p>581</text:p>
          </table:table-cell>
          <table:table-cell office:value-type="float" office:value="656" calcext:value-type="float">
            <text:p>656</text:p>
          </table:table-cell>
          <table:table-cell table:formula="of:=[.F118]/[.G118]" office:value-type="percentage" office:value="0.885274390243902" calcext:value-type="percentage">
            <text:p>89%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Median</text:p>
          </table:table-cell>
          <table:table-cell table:style-name="ce9" table:formula="of:=MEDIAN([.B1:.B118])" office:value-type="float" office:value="418.07" calcext:value-type="float">
            <text:p>418</text:p>
          </table:table-cell>
          <table:table-cell table:style-name="ce9" table:formula="of:=MEDIAN([.C1:.C118])" office:value-type="float" office:value="445" calcext:value-type="float">
            <text:p>445</text:p>
          </table:table-cell>
          <table:table-cell table:style-name="ce12" table:formula="of:=MEDIAN([.D1:.D118])" office:value-type="percentage" office:value="0.934632003373411" calcext:value-type="percentage">
            <text:p>93%</text:p>
          </table:table-cell>
          <table:table-cell table:style-name="ce12"/>
          <table:table-cell table:style-name="ce9" table:formula="of:=MEDIAN([.F1:.F118])" office:value-type="float" office:value="533.76" calcext:value-type="float">
            <text:p>534</text:p>
          </table:table-cell>
          <table:table-cell table:style-name="ce9" table:formula="of:=MEDIAN([.G1:.G118])" office:value-type="float" office:value="582" calcext:value-type="float">
            <text:p>582</text:p>
          </table:table-cell>
          <table:table-cell table:style-name="ce12" table:formula="of:=MEDIAN([.H1:.H118])" office:value-type="percentage" office:value="0.93032920264663" calcext:value-type="percentage">
            <text:p>93%</text:p>
          </table:table-cell>
          <table:table-cell table:number-columns-repeated="1016"/>
        </table:table-row>
        <table:table-row table:style-name="ro1" table:number-rows-repeated="10484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Roles.E2:Roles.E8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t" fo:country="BR" style:font-name-asian="WenQuanYi Zen Hei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5">00/00/0000</text:date>, <text:time style:data-style-name="N2" text:time-value="19:41:01.8487551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2T13:01:45.588344711</meta:creation-date>
    <dc:date>2019-01-25T19:42:15.293553860</dc:date>
    <meta:editing-duration>PT13M29S</meta:editing-duration>
    <meta:editing-cycles>4</meta:editing-cycles>
    <meta:generator>LibreOffice/6.1.3.2$Linux_X86_64 LibreOffice_project/10$Build-2</meta:generator>
    <meta:document-statistic meta:table-count="2" meta:cell-count="1513" meta:object-count="0"/>
  </office:meta>
</office:document-meta>
</file>